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00a933" loext:opacity="100%"/>
    </style:style>
    <style:style style:name="P3" style:family="paragraph" style:parent-style-name="Preformatted_20_Text">
      <style:text-properties fo:color="#ff0000" loext:opacity="100%"/>
    </style:style>
    <style:style style:name="P4" style:family="paragraph" style:parent-style-name="Preformatted_20_Text">
      <style:text-properties fo:color="#158466" loext:opacity="100%"/>
    </style:style>
    <style:style style:name="P5" style:family="paragraph" style:parent-style-name="Preformatted_20_Text">
      <style:text-properties fo:color="#158466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/>
      <text:p text:style-name="P2"/>
      <text:p text:style-name="P2"/>
      <text:p text:style-name="P2">Internet Engineering Task Force (IETF) <text:s text:c="25"/>I. Fette</text:p>
      <text:p text:style-name="P2">Request for Comments: 6455 <text:s text:c="33"/>Google, Inc.</text:p>
      <text:p text:style-name="P2">Category: Standards Track <text:s text:c="35"/>A. Melnikov</text:p>
      <text:p text:style-name="P2">ISSN: 2070-1721 <text:s text:c="46"/>Isode Ltd.</text:p>
      <text:p text:style-name="P2"><text:s text:c="59"/>December 2011</text:p>
      <text:p text:style-name="P2"/>
      <text:p text:style-name="P2"/>
      <text:p text:style-name="P2"><text:s text:c="25"/>The WebSocket Protocol</text:p>
      <text:p text:style-name="P2"/>
      <text:p text:style-name="P2">Abstract</text:p>
      <text:p text:style-name="P2"/>
      <text:p text:style-name="P2"><text:s text:c="3"/>The WebSocket Protocol enables two-way communication between a client</text:p>
      <text:p text:style-name="P2"><text:s text:c="3"/>running untrusted code in a controlled environment to a remote host</text:p>
      <text:p text:style-name="P2"><text:s text:c="3"/>that has opted-in to communications from that code. <text:s/>The security</text:p>
      <text:p text:style-name="P2"><text:s text:c="3"/>model used for this is the origin-based security model commonly used</text:p>
      <text:p text:style-name="P2"><text:s text:c="3"/>by web browsers. <text:s/>The protocol consists of an opening handshake</text:p>
      <text:p text:style-name="P2"><text:s text:c="3"/>followed by basic message framing, layered over TCP. <text:s/>The goal of</text:p>
      <text:p text:style-name="P2"><text:s text:c="3"/>this technology is to provide a mechanism for browser-based</text:p>
      <text:p text:style-name="P2"><text:s text:c="3"/>applications that need two-way communication with servers that does</text:p>
      <text:p text:style-name="P2"><text:s text:c="3"/>not rely on opening multiple HTTP connections (e.g., using</text:p>
      <text:p text:style-name="P2"><text:s text:c="3"/>XMLHttpRequest or &lt;iframe&gt;s and long polling).</text:p>
      <text:p text:style-name="P2"/>
      <text:p text:style-name="P2">Status of This Memo</text:p>
      <text:p text:style-name="P2"/>
      <text:p text:style-name="P2"><text:s text:c="3"/>This is an Internet Standards Track document.</text:p>
      <text:p text:style-name="P2"/>
      <text:p text:style-name="P2"><text:s text:c="3"/>This document is a product of the Internet Engineering Task Force</text:p>
      <text:p text:style-name="P2"><text:s text:c="3"/>(IETF). <text:s/>It represents the consensus of the IETF community. <text:s/>It has</text:p>
      <text:p text:style-name="P2"><text:s text:c="3"/>received public review and has been approved for publication by the</text:p>
      <text:p text:style-name="P2"><text:s text:c="3"/>Internet Engineering Steering Group (IESG). <text:s/>Further information on</text:p>
      <text:p text:style-name="P2"><text:s text:c="3"/>Internet Standards is available in Section 2 of RFC 5741.</text:p>
      <text:p text:style-name="P2"/>
      <text:p text:style-name="P2"><text:s text:c="3"/>Information about the current status of this document, any errata,</text:p>
      <text:p text:style-name="P2"><text:s text:c="3"/>and how to provide feedback on it may be obtained at</text:p>
      <text:p text:style-name="P2"><text:s text:c="3"/>http://www.rfc-editor.org/info/rfc6455.</text:p>
      <text:p text:style-name="P2"/>
      <text:p text:style-name="P2">Copyright Notice</text:p>
      <text:p text:style-name="P2"/>
      <text:p text:style-name="P2"><text:s text:c="3"/>Copyright (c) 2011 IETF Trust and the persons identified as the</text:p>
      <text:p text:style-name="P2"><text:s text:c="3"/>document authors. <text:s/>All rights reserved.</text:p>
      <text:p text:style-name="P2"/>
      <text:p text:style-name="P2"><text:s text:c="3"/>This document is subject to BCP 78 and the IETF Trust's Legal</text:p>
      <text:p text:style-name="P2"><text:s text:c="3"/>Provisions Relating to IETF Documents</text:p>
      <text:p text:style-name="P2"><text:s text:c="3"/>(http://trustee.ietf.org/license-info) in effect on the date of</text:p>
      <text:p text:style-name="P2"><text:s text:c="3"/>publication of this document. <text:s/>Please review these documents</text:p>
      <text:p text:style-name="P2"><text:s text:c="3"/>carefully, as they describe your rights and restrictions with respect</text:p>
      <text:p text:style-name="P2"><text:s text:c="3"/>to this document. <text:s/>Code Components extracted from this document must</text:p>
      <text:p text:style-name="P2"/>
      <text:p text:style-name="P2"/>
      <text:p text:style-name="P2"/>
      <text:p text:style-name="P2"/>
      <text:p text:style-name="P2">Fette &amp; Melnikov <text:s text:c="12"/>Standards Track <text:s text:c="19"/>[Page 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include Simplified BSD License text as described in Section 4.e of</text:p>
      <text:p text:style-name="P2"><text:s text:c="3"/>the Trust Legal Provisions and are provided without warranty as</text:p>
      <text:p text:style-name="P2"><text:s text:c="3"/>described in the Simplified BSD License.</text:p>
      <text:p text:style-name="P2"><text:soft-page-break/></text:p>
      <text:p text:style-name="P2">Table of Contents</text:p>
      <text:p text:style-name="P2"/>
      <text:p text:style-name="P2"><text:s text:c="3"/>1. <text:s/>Introduction . . . . . . . . . . . . . . . . . . . . . . . . . <text:s/>4</text:p>
      <text:p text:style-name="P2"><text:s text:c="5"/>1.1. <text:s/>Background . . . . . . . . . . . . . . . . . . . . . . . . <text:s/>4</text:p>
      <text:p text:style-name="P2"><text:s text:c="5"/>1.2. <text:s/>Protocol Overview <text:s/>. . . . . . . . . . . . . . . . . . . . <text:s/>5</text:p>
      <text:p text:style-name="P2"><text:s text:c="5"/>1.3. <text:s/>Opening Handshake <text:s/>. . . . . . . . . . . . . . . . . . . . <text:s/>6</text:p>
      <text:p text:style-name="P2"><text:s text:c="5"/>1.4. <text:s/>Closing Handshake <text:s/>. . . . . . . . . . . . . . . . . . . . <text:s/>9</text:p>
      <text:p text:style-name="P2"><text:s text:c="5"/>1.5. <text:s/>Design Philosophy <text:s/>. . . . . . . . . . . . . . . . . . . . <text:s/>9</text:p>
      <text:p text:style-name="P2"><text:s text:c="5"/>1.6. <text:s/>Security Model . . . . . . . . . . . . . . . . . . . . . . 10</text:p>
      <text:p text:style-name="P2"><text:s text:c="5"/>1.7. <text:s/>Relationship to TCP and HTTP . . . . . . . . . . . . . . . 11</text:p>
      <text:p text:style-name="P2"><text:s text:c="5"/>1.8. <text:s/>Establishing a Connection <text:s/>. . . . . . . . . . . . . . . . 11</text:p>
      <text:p text:style-name="P2"><text:s text:c="5"/>1.9. <text:s/>Subprotocols Using the WebSocket Protocol <text:s/>. . . . . . . . 12</text:p>
      <text:p text:style-name="P2"><text:s text:c="3"/>2. <text:s/>Conformance Requirements . . . . . . . . . . . . . . . . . . . 12</text:p>
      <text:p text:style-name="P2"><text:s text:c="5"/>2.1. <text:s/>Terminology and Other Conventions <text:s/>. . . . . . . . . . . . 13</text:p>
      <text:p text:style-name="P2"><text:s text:c="3"/>3. <text:s/>WebSocket URIs . . . . . . . . . . . . . . . . . . . . . . . . 14</text:p>
      <text:p text:style-name="P2"><text:s text:c="3"/>4. <text:s/>Opening Handshake <text:s/>. . . . . . . . . . . . . . . . . . . . . . 14</text:p>
      <text:p text:style-name="P2"><text:s text:c="5"/>4.1. <text:s/>Client Requirements <text:s/>. . . . . . . . . . . . . . . . . . . 14</text:p>
      <text:p text:style-name="P2"><text:s text:c="5"/>4.2. <text:s/>Server-Side Requirements . . . . . . . . . . . . . . . . . 20</text:p>
      <text:p text:style-name="P2"><text:s text:c="7"/>4.2.1. <text:s/>Reading the Client's Opening Handshake . . . . . . . . 21</text:p>
      <text:p text:style-name="P2"><text:s text:c="7"/>4.2.2. <text:s/>Sending the Server's Opening Handshake . . . . . . . . 22</text:p>
      <text:p text:style-name="P2"><text:s text:c="5"/>4.3. <text:s/>Collected ABNF for New Header Fields Used in Handshake . . 25</text:p>
      <text:p text:style-name="P2"><text:s text:c="5"/>4.4. <text:s/>Supporting Multiple Versions of WebSocket Protocol . . . . 26</text:p>
      <text:p text:style-name="P2"><text:s text:c="3"/>5. <text:s/>Data Framing . . . . . . . . . . . . . . . . . . . . . . . . . 27</text:p>
      <text:p text:style-name="P2"><text:s text:c="5"/>5.1. <text:s/>Overview . . . . . . . . . . . . . . . . . . . . . . . . . 27</text:p>
      <text:p text:style-name="P2"><text:s text:c="5"/>5.2. <text:s/>Base Framing Protocol <text:s/>. . . . . . . . . . . . . . . . . . 28</text:p>
      <text:p text:style-name="P2"><text:s text:c="5"/>5.3. <text:s/>Client-to-Server Masking . . . . . . . . . . . . . . . . . 32</text:p>
      <text:p text:style-name="P2"><text:s text:c="5"/>5.4. <text:s/>Fragmentation <text:s/>. . . . . . . . . . . . . . . . . . . . . . 33</text:p>
      <text:p text:style-name="P2"><text:s text:c="5"/>5.5. <text:s/>Control Frames . . . . . . . . . . . . . . . . . . . . . . 36</text:p>
      <text:p text:style-name="P2"><text:s text:c="7"/>5.5.1. <text:s/>Close <text:s/>. . . . . . . . . . . . . . . . . . . . . . . . 36</text:p>
      <text:p text:style-name="P2"><text:s text:c="7"/>5.5.2. <text:s/>Ping . . . . . . . . . . . . . . . . . . . . . . . . . 37</text:p>
      <text:p text:style-name="P2"><text:s text:c="7"/>5.5.3. <text:s/>Pong . . . . . . . . . . . . . . . . . . . . . . . . . 37</text:p>
      <text:p text:style-name="P2"><text:s text:c="5"/>5.6. <text:s/>Data Frames <text:s/>. . . . . . . . . . . . . . . . . . . . . . . 38</text:p>
      <text:p text:style-name="P2"><text:s text:c="5"/>5.7. <text:s/>Examples . . . . . . . . . . . . . . . . . . . . . . . . . 38</text:p>
      <text:p text:style-name="P2"><text:s text:c="5"/>5.8. <text:s/>Extensibility <text:s/>. . . . . . . . . . . . . . . . . . . . . . 39</text:p>
      <text:p text:style-name="P2"><text:s text:c="3"/>6. <text:s/>Sending and Receiving Data . . . . . . . . . . . . . . . . . . 39</text:p>
      <text:p text:style-name="P2"><text:s text:c="5"/>6.1. <text:s/>Sending Data . . . . . . . . . . . . . . . . . . . . . . . 39</text:p>
      <text:p text:style-name="P2"><text:s text:c="5"/>6.2. <text:s/>Receiving Data . . . . . . . . . . . . . . . . . . . . . . 40</text:p>
      <text:p text:style-name="P2"><text:s text:c="3"/>7. <text:s/>Closing the Connection . . . . . . . . . . . . . . . . . . . . 41</text:p>
      <text:p text:style-name="P2"><text:s text:c="5"/>7.1. <text:s/>Definitions <text:s/>. . . . . . . . . . . . . . . . . . . . . . . 41</text:p>
      <text:p text:style-name="P2"><text:s text:c="7"/>7.1.1. <text:s/>Close the WebSocket Connection . . . . . . . . . . . . 41</text:p>
      <text:p text:style-name="P2"><text:s text:c="7"/>7.1.2. <text:s/>Start the WebSocket Closing Handshake <text:s/>. . . . . . . . 42</text:p>
      <text:p text:style-name="P2"><text:s text:c="7"/>7.1.3. <text:s/>The WebSocket Closing Handshake is Started . . . . . . 42</text:p>
      <text:p text:style-name="P2"><text:s text:c="7"/>7.1.4. <text:s/>The WebSocket Connection is Closed . . . . . . . . . . 42</text:p>
      <text:p text:style-name="P2"><text:s text:c="7"/>7.1.5. <text:s/>The WebSocket Connection Close Code <text:s/>. . . . . . . . . 42</text:p>
      <text:p text:style-name="P2"/>
      <text:p text:style-name="P2"/>
      <text:p text:style-name="P2"/>
      <text:p text:style-name="P2">Fette &amp; Melnikov <text:s text:c="12"/>Standards Track <text:s text:c="19"/>[Page 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7.1.6. <text:s/>The WebSocket Connection Close Reason <text:s/>. . . . . . . . 43</text:p>
      <text:p text:style-name="P2"><text:s text:c="7"/>7.1.7. <text:s/>Fail the WebSocket Connection <text:s/>. . . . . . . . . . . . 43</text:p>
      <text:p text:style-name="P2"><text:s text:c="5"/>7.2. <text:s/>Abnormal Closures <text:s/>. . . . . . . . . . . . . . . . . . . . 44</text:p>
      <text:p text:style-name="P2"><text:s text:c="7"/>7.2.1. <text:s/>Client-Initiated Closure . . . . . . . . . . . . . . . 44</text:p>
      <text:p text:style-name="P2"><text:s text:c="7"/>7.2.2. <text:s/>Server-Initiated Closure . . . . . . . . . . . . . . . 44</text:p>
      <text:p text:style-name="P2"><text:s text:c="7"/>7.2.3. <text:s/>Recovering from Abnormal Closure . . . . . . . . . . . 44</text:p>
      <text:p text:style-name="P2"><text:s text:c="5"/>7.3. <text:s/>Normal Closure of Connections <text:s/>. . . . . . . . . . . . . . 45</text:p>
      <text:p text:style-name="P2"><text:s text:c="5"/>7.4. <text:s/>Status Codes . . . . . . . . . . . . . . . . . . . . . . . 45</text:p>
      <text:p text:style-name="P2"><text:s text:c="7"/>7.4.1. <text:s/>Defined Status Codes . . . . . . . . . . . . . . . . . 45</text:p>
      <text:p text:style-name="P2"><text:s text:c="7"/>7.4.2. <text:s/>Reserved Status Code Ranges <text:s/>. . . . . . . . . . . . . 47</text:p>
      <text:p text:style-name="P2"><text:s text:c="3"/>8. <text:s/>Error Handling . . . . . . . . . . . . . . . . . . . . . . . . 48</text:p>
      <text:p text:style-name="P2"><text:soft-page-break/><text:s text:c="5"/>8.1. <text:s/>Handling Errors in UTF-8-Encoded Data <text:s/>. . . . . . . . . . 48</text:p>
      <text:p text:style-name="P2"><text:s text:c="3"/>9. <text:s/>Extensions . . . . . . . . . . . . . . . . . . . . . . . . . . 48</text:p>
      <text:p text:style-name="P2"><text:s text:c="5"/>9.1. <text:s/>Negotiating Extensions . . . . . . . . . . . . . . . . . . 48</text:p>
      <text:p text:style-name="P2"><text:s text:c="5"/>9.2. <text:s/>Known Extensions . . . . . . . . . . . . . . . . . . . . . 50</text:p>
      <text:p text:style-name="P2"><text:s text:c="3"/>10. Security Considerations <text:s/>. . . . . . . . . . . . . . . . . . . 50</text:p>
      <text:p text:style-name="P2"><text:s text:c="5"/>10.1. Non-Browser Clients <text:s/>. . . . . . . . . . . . . . . . . . . 50</text:p>
      <text:p text:style-name="P2"><text:s text:c="5"/>10.2. Origin Considerations <text:s/>. . . . . . . . . . . . . . . . . . 50</text:p>
      <text:p text:style-name="P2"><text:s text:c="5"/>10.3. Attacks On Infrastructure (Masking) <text:s/>. . . . . . . . . . . 51</text:p>
      <text:p text:style-name="P2"><text:s text:c="5"/>10.4. Implementation-Specific Limits . . . . . . . . . . . . . . 52</text:p>
      <text:p text:style-name="P2"><text:s text:c="5"/>10.5. WebSocket Client Authentication <text:s/>. . . . . . . . . . . . . 53</text:p>
      <text:p text:style-name="P2"><text:s text:c="5"/>10.6. Connection Confidentiality and Integrity . . . . . . . . . 53</text:p>
      <text:p text:style-name="P2"><text:s text:c="5"/>10.7. Handling of Invalid Data . . . . . . . . . . . . . . . . . 53</text:p>
      <text:p text:style-name="P2"><text:s text:c="5"/>10.8. Use of SHA-1 by the WebSocket Handshake <text:s/>. . . . . . . . . 54</text:p>
      <text:p text:style-name="P2"><text:s text:c="3"/>11. IANA Considerations <text:s/>. . . . . . . . . . . . . . . . . . . . . 54</text:p>
      <text:p text:style-name="P2"><text:s text:c="5"/>11.1. Registration of New URI Schemes <text:s/>. . . . . . . . . . . . . 54</text:p>
      <text:p text:style-name="P2"><text:s text:c="7"/>11.1.1. Registration of "ws" Scheme <text:s/>. . . . . . . . . . . . . 54</text:p>
      <text:p text:style-name="P2"><text:s text:c="7"/>11.1.2. Registration of "wss" Scheme . . . . . . . . . . . . . 55</text:p>
      <text:p text:style-name="P2"><text:s text:c="5"/>11.2. Registration of the "WebSocket" HTTP Upgrade Keyword . . . 56</text:p>
      <text:p text:style-name="P2"><text:s text:c="5"/>11.3. Registration of New HTTP Header Fields . . . . . . . . . . 57</text:p>
      <text:p text:style-name="P2"><text:s text:c="7"/>11.3.1. Sec-WebSocket-Key <text:s/>. . . . . . . . . . . . . . . . . . 57</text:p>
      <text:p text:style-name="P2"><text:s text:c="7"/>11.3.2. Sec-WebSocket-Extensions . . . . . . . . . . . . . . . 58</text:p>
      <text:p text:style-name="P2"><text:s text:c="7"/>11.3.3. Sec-WebSocket-Accept . . . . . . . . . . . . . . . . . 58</text:p>
      <text:p text:style-name="P2"><text:s text:c="7"/>11.3.4. Sec-WebSocket-Protocol . . . . . . . . . . . . . . . . 59</text:p>
      <text:p text:style-name="P2"><text:s text:c="7"/>11.3.5. Sec-WebSocket-Version <text:s/>. . . . . . . . . . . . . . . . 60</text:p>
      <text:p text:style-name="P2"><text:s text:c="5"/>11.4. WebSocket Extension Name Registry <text:s/>. . . . . . . . . . . . 61</text:p>
      <text:p text:style-name="P2"><text:s text:c="5"/>11.5. WebSocket Subprotocol Name Registry <text:s/>. . . . . . . . . . . 61</text:p>
      <text:p text:style-name="P2"><text:s text:c="5"/>11.6. WebSocket Version Number Registry <text:s/>. . . . . . . . . . . . 62</text:p>
      <text:p text:style-name="P2"><text:s text:c="5"/>11.7. WebSocket Close Code Number Registry . . . . . . . . . . . 64</text:p>
      <text:p text:style-name="P2"><text:s text:c="5"/>11.8. WebSocket Opcode Registry <text:s/>. . . . . . . . . . . . . . . . 65</text:p>
      <text:p text:style-name="P2"><text:s text:c="5"/>11.9. WebSocket Framing Header Bits Registry . . . . . . . . . . 66</text:p>
      <text:p text:style-name="P2"><text:s text:c="3"/>12. Using the WebSocket Protocol from Other Specifications . . . . 66</text:p>
      <text:p text:style-name="P2"><text:s text:c="3"/>13. Acknowledgements . . . . . . . . . . . . . . . . . . . . . . . 67</text:p>
      <text:p text:style-name="P2"><text:s text:c="3"/>14. References . . . . . . . . . . . . . . . . . . . . . . . . . . 68</text:p>
      <text:p text:style-name="P2"><text:s text:c="5"/>14.1. Normative References . . . . . . . . . . . . . . . . . . . 68</text:p>
      <text:p text:style-name="P2"><text:s text:c="5"/>14.2. Informative References . . . . . . . . . . . . . . . . . . 69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 <text:s/>Introduction</text:p>
      <text:p text:style-name="P2"/>
      <text:p text:style-name="P2">1.1. <text:s/>Background</text:p>
      <text:p text:style-name="P2"/>
      <text:p text:style-name="P2"><text:s text:c="3"/>_This section is non-normative._</text:p>
      <text:p text:style-name="P2"/>
      <text:p text:style-name="P2"><text:s text:c="3"/>Historically, creating web applications that need bidirectional</text:p>
      <text:p text:style-name="P2"><text:s text:c="3"/>communication between a client and a server (e.g., instant messaging</text:p>
      <text:p text:style-name="P2"><text:s text:c="3"/>and gaming applications) has required an abuse of HTTP to poll the</text:p>
      <text:p text:style-name="P2"><text:s text:c="3"/>server for updates while sending upstream notifications as distinct</text:p>
      <text:p text:style-name="P2"><text:s text:c="3"/>HTTP calls [RFC6202].</text:p>
      <text:p text:style-name="P2"/>
      <text:p text:style-name="P2"><text:s text:c="3"/>This results in a variety of problems:</text:p>
      <text:p text:style-name="P2"/>
      <text:p text:style-name="P2"><text:s text:c="3"/>o <text:s/>The server is forced to use a number of different underlying TCP</text:p>
      <text:p text:style-name="P2"><text:s text:c="6"/>connections for each client: one for sending information to the</text:p>
      <text:p text:style-name="P2"><text:s text:c="6"/>client and a new one for each incoming message.</text:p>
      <text:p text:style-name="P2"/>
      <text:p text:style-name="P2"><text:s text:c="3"/>o <text:s/>The wire protocol has a high overhead, with each client-to-server</text:p>
      <text:p text:style-name="P2"><text:soft-page-break/><text:s text:c="6"/>message having an HTTP header.</text:p>
      <text:p text:style-name="P2"/>
      <text:p text:style-name="P2"><text:s text:c="3"/>o <text:s/>The client-side script is forced to maintain a mapping from the</text:p>
      <text:p text:style-name="P2"><text:s text:c="6"/>outgoing connections to the incoming connection to track replies.</text:p>
      <text:p text:style-name="P2"/>
      <text:p text:style-name="P2"><text:s text:c="3"/>A simpler solution would be to use a single TCP connection for</text:p>
      <text:p text:style-name="P2"><text:s text:c="3"/>traffic in both directions. <text:s/>This is what the WebSocket Protocol</text:p>
      <text:p text:style-name="P2"><text:s text:c="3"/>provides. <text:s/>Combined with the WebSocket API [WSAPI], it provides an</text:p>
      <text:p text:style-name="P2"><text:s text:c="3"/>alternative to HTTP polling for two-way communication from a web page</text:p>
      <text:p text:style-name="P2"><text:s text:c="3"/>to a remote server.</text:p>
      <text:p text:style-name="P2"/>
      <text:p text:style-name="P2"><text:s text:c="3"/>The same technique can be used for a variety of web applications:</text:p>
      <text:p text:style-name="P2"><text:s text:c="3"/>games, stock tickers, multiuser applications with simultaneous</text:p>
      <text:p text:style-name="P2"><text:s text:c="3"/>editing, user interfaces exposing server-side services in real time,</text:p>
      <text:p text:style-name="P2"><text:s text:c="3"/>etc.</text:p>
      <text:p text:style-name="P2"/>
      <text:p text:style-name="P2"><text:s text:c="3"/>The WebSocket Protocol is designed to supersede existing</text:p>
      <text:p text:style-name="P2"><text:s text:c="3"/>bidirectional communication technologies that use HTTP as a transport</text:p>
      <text:p text:style-name="P2"><text:s text:c="3"/>layer to benefit from existing infrastructure (proxies, filtering,</text:p>
      <text:p text:style-name="P2"><text:s text:c="3"/>authentication). <text:s/>Such technologies were implemented as trade-offs</text:p>
      <text:p text:style-name="P2"><text:s text:c="3"/>between efficiency and reliability because HTTP was not initially</text:p>
      <text:p text:style-name="P2"><text:s text:c="3"/>meant to be used for bidirectional communication (see [RFC6202] for</text:p>
      <text:p text:style-name="P2"><text:s text:c="3"/>further discussion). <text:s/>The WebSocket Protocol attempts to address the</text:p>
      <text:p text:style-name="P2"><text:s text:c="3"/>goals of existing bidirectional HTTP technologies in the context of</text:p>
      <text:p text:style-name="P2"><text:s text:c="3"/>the existing HTTP infrastructure; as such, it is designed to work</text:p>
      <text:p text:style-name="P2"><text:s text:c="3"/>over HTTP ports 80 and 443 as well as to support HTTP proxies and</text:p>
      <text:p text:style-name="P2"><text:s text:c="3"/>intermediaries, even if this implies some complexity specific to the</text:p>
      <text:p text:style-name="P2"><text:s text:c="3"/>current environment. <text:s/>However, the design does not limit WebSocket to</text:p>
      <text:p text:style-name="P2"><text:s text:c="3"/>HTTP, and future implementations could use a simpler handshake over a</text:p>
      <text:p text:style-name="P2"/>
      <text:p text:style-name="P2"/>
      <text:p text:style-name="P2"/>
      <text:p text:style-name="P2">Fette &amp; Melnikov <text:s text:c="12"/>Standards Track <text:s text:c="19"/>[Page 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dicated port without reinventing the entire protocol. <text:s/>This last</text:p>
      <text:p text:style-name="P2"><text:s text:c="3"/>point is important because the traffic patterns of interactive</text:p>
      <text:p text:style-name="P2"><text:s text:c="3"/>messaging do not closely match standard HTTP traffic and can induce</text:p>
      <text:p text:style-name="P2"><text:s text:c="3"/>unusual loads on some components.</text:p>
      <text:p text:style-name="P2"/>
      <text:p text:style-name="P2">1.2. <text:s/>Protocol Overview</text:p>
      <text:p text:style-name="P2"/>
      <text:p text:style-name="P2"><text:s text:c="3"/>_This section is non-normative._</text:p>
      <text:p text:style-name="P2"/>
      <text:p text:style-name="P2"><text:s text:c="3"/>The protocol has two parts: a handshake and the data transfer.</text:p>
      <text:p text:style-name="P2"/>
      <text:p text:style-name="P2"><text:s text:c="3"/>The handshake from the client looks as follows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The handshake from the server looks as follows: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oft-page-break/><text:s text:c="8"/>Sec-WebSocket-Accept: s3pPLMBiTxaQ9kYGzzhZRbK+xOo=</text:p>
      <text:p text:style-name="P2"><text:s text:c="8"/>Sec-WebSocket-Protocol: chat</text:p>
      <text:p text:style-name="P2"/>
      <text:p text:style-name="P2"><text:s text:c="3"/>The leading line from the client follows the Request-Line format.</text:p>
      <text:p text:style-name="P2"><text:s text:c="3"/>The leading line from the server follows the Status-Line format. <text:s/>The</text:p>
      <text:p text:style-name="P2"><text:s text:c="3"/>Request-Line and Status-Line productions are defined in [RFC2616].</text:p>
      <text:p text:style-name="P2"/>
      <text:p text:style-name="P2"><text:s text:c="3"/>An unordered set of header fields comes after the leading line in</text:p>
      <text:p text:style-name="P2"><text:s text:c="3"/>both cases. <text:s/>The meaning of these header fields is specified in</text:p>
      <text:p text:style-name="P2"><text:s text:c="3"/>Section 4 of this document. <text:s/>Additional header fields may also be</text:p>
      <text:p text:style-name="P2"><text:s text:c="3"/>present, such as cookies [RFC6265]. <text:s/>The format and parsing of</text:p>
      <text:p text:style-name="P2"><text:s text:c="3"/>headers is as defined in [RFC2616].</text:p>
      <text:p text:style-name="P2"/>
      <text:p text:style-name="P2"><text:s text:c="3"/>Once the client and server have both sent their handshakes, and if</text:p>
      <text:p text:style-name="P2"><text:s text:c="3"/>the handshake was successful, then the data transfer part starts.</text:p>
      <text:p text:style-name="P2"><text:s text:c="3"/>This is a two-way communication channel where each side can,</text:p>
      <text:p text:style-name="P2"><text:s text:c="3"/>independently from the other, send data at will.</text:p>
      <text:p text:style-name="P2"/>
      <text:p text:style-name="P2"><text:s text:c="3"/>After a successful handshake, clients and servers transfer data back</text:p>
      <text:p text:style-name="P2"><text:s text:c="3"/>and forth in conceptual units referred to in this specification as</text:p>
      <text:p text:style-name="P2"><text:s text:c="3"/>"messages". <text:s/>On the wire, a message is composed of one or more</text:p>
      <text:p text:style-name="P2"/>
      <text:p text:style-name="P2"/>
      <text:p text:style-name="P2"/>
      <text:p text:style-name="P2">Fette &amp; Melnikov <text:s text:c="12"/>Standards Track <text:s text:c="19"/>[Page 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frames. <text:s/>The WebSocket message does not necessarily correspond to a</text:p>
      <text:p text:style-name="P2"><text:s text:c="3"/>particular network layer framing, as a fragmented message may be</text:p>
      <text:p text:style-name="P2"><text:s text:c="3"/>coalesced or split by an intermediary.</text:p>
      <text:p text:style-name="P2"/>
      <text:p text:style-name="P2"><text:s text:c="3"/>A frame has an associated type. <text:s/>Each frame belonging to the same</text:p>
      <text:p text:style-name="P2"><text:s text:c="3"/>message contains the same type of data. <text:s/>Broadly speaking, there are</text:p>
      <text:p text:style-name="P2"><text:s text:c="3"/>types for textual data (which is interpreted as UTF-8 [RFC3629]</text:p>
      <text:p text:style-name="P2"><text:s text:c="3"/>text), binary data (whose interpretation is left up to the</text:p>
      <text:p text:style-name="P2"><text:s text:c="3"/>application), and control frames (which are not intended to carry</text:p>
      <text:p text:style-name="P2"><text:s text:c="3"/>data for the application but instead for protocol-level signaling,</text:p>
      <text:p text:style-name="P2"><text:s text:c="3"/>such as to signal that the connection should be closed). <text:s/>This</text:p>
      <text:p text:style-name="P2"><text:s text:c="3"/>version of the protocol defines six frame types and leaves ten</text:p>
      <text:p text:style-name="P2"><text:s text:c="3"/>reserved for future use.</text:p>
      <text:p text:style-name="P2"/>
      <text:p text:style-name="P2">1.3. <text:s/>Opening Handshake</text:p>
      <text:p text:style-name="P2"/>
      <text:p text:style-name="P2"><text:s text:c="3"/>_This section is non-normative._</text:p>
      <text:p text:style-name="P2"/>
      <text:p text:style-name="P2"><text:s text:c="3"/>The opening handshake is intended to be compatible with HTTP-based</text:p>
      <text:p text:style-name="P2"><text:s text:c="3"/>server-side software and intermediaries, so that a single port can be</text:p>
      <text:p text:style-name="P2"><text:s text:c="3"/>used by both HTTP clients talking to that server and WebSocket</text:p>
      <text:p text:style-name="P2"><text:s text:c="3"/>clients talking to that server. <text:s/>To this end, the WebSocket client's</text:p>
      <text:p text:style-name="P2"><text:s text:c="3"/>handshake is an HTTP Upgrade request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In compliance with [RFC2616], header fields in the handshake may be</text:p>
      <text:p text:style-name="P2"><text:s text:c="3"/>sent by the client in any order, so the order in which different</text:p>
      <text:p text:style-name="P2"><text:soft-page-break/><text:s text:c="3"/>header fields are received is not significant.</text:p>
      <text:p text:style-name="P2"/>
      <text:p text:style-name="P2"><text:s text:c="3"/>The "Request-URI" of the GET method [RFC2616] is used to identify the</text:p>
      <text:p text:style-name="P2"><text:s text:c="3"/>endpoint of the WebSocket connection, both to allow multiple domains</text:p>
      <text:p text:style-name="P2"><text:s text:c="3"/>to be served from one IP address and to allow multiple WebSocket</text:p>
      <text:p text:style-name="P2"><text:s text:c="3"/>endpoints to be served by a single server.</text:p>
      <text:p text:style-name="P2"/>
      <text:p text:style-name="P2"><text:s text:c="3"/>The client includes the hostname in the |Host| header field of its</text:p>
      <text:p text:style-name="P2"><text:s text:c="3"/>handshake as per [RFC2616], so that both the client and the server</text:p>
      <text:p text:style-name="P2"><text:s text:c="3"/>can verify that they agree on which host is in us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dditional header fields are used to select options in the WebSocket</text:p>
      <text:p text:style-name="P2"><text:s text:c="3"/>Protocol. <text:s/>Typical options available in this version are the</text:p>
      <text:p text:style-name="P2"><text:s text:c="3"/>subprotocol selector (|Sec-WebSocket-Protocol|), list of extensions</text:p>
      <text:p text:style-name="P2"><text:s text:c="3"/>support by the client (|Sec-WebSocket-Extensions|), |Origin| header</text:p>
      <text:p text:style-name="P2"><text:s text:c="3"/>field, etc. <text:s/>The |Sec-WebSocket-Protocol| request-header field can be</text:p>
      <text:p text:style-name="P2"><text:s text:c="3"/>used to indicate what subprotocols (application-level protocols</text:p>
      <text:p text:style-name="P2"><text:s text:c="3"/>layered over the WebSocket Protocol) are acceptable to the client.</text:p>
      <text:p text:style-name="P2"><text:s text:c="3"/>The server selects one or none of the acceptable protocols and echoes</text:p>
      <text:p text:style-name="P2"><text:s text:c="3"/>that value in its handshake to indicate that it has selected that</text:p>
      <text:p text:style-name="P2"><text:s text:c="3"/>protocol.</text:p>
      <text:p text:style-name="P2"/>
      <text:p text:style-name="P2"><text:s text:c="8"/>Sec-WebSocket-Protocol: chat</text:p>
      <text:p text:style-name="P2"/>
      <text:p text:style-name="P2"><text:s text:c="3"/>The |Origin| header field [RFC6454] is used to protect against</text:p>
      <text:p text:style-name="P2"><text:s text:c="3"/>unauthorized cross-origin use of a WebSocket server by scripts using</text:p>
      <text:p text:style-name="P2"><text:s text:c="3"/>the WebSocket API in a web browser. <text:s/>The server is informed of the</text:p>
      <text:p text:style-name="P2"><text:s text:c="3"/>script origin generating the WebSocket connection request. <text:s/>If the</text:p>
      <text:p text:style-name="P2"><text:s text:c="3"/>server does not wish to accept connections from this origin, it can</text:p>
      <text:p text:style-name="P2"><text:s text:c="3"/>choose to reject the connection by sending an appropriate HTTP error</text:p>
      <text:p text:style-name="P2"><text:s text:c="3"/>code. <text:s/>This header field is sent by browser clients; for non-browser</text:p>
      <text:p text:style-name="P2"><text:s text:c="3"/>clients, this header field may be sent if it makes sense in the</text:p>
      <text:p text:style-name="P2"><text:s text:c="3"/>context of those clients.</text:p>
      <text:p text:style-name="P2"/>
      <text:p text:style-name="P2"><text:s text:c="3"/>Finally, the server has to prove to the client that it received the</text:p>
      <text:p text:style-name="P2"><text:s text:c="3"/>client's WebSocket handshake, so that the server doesn't accept</text:p>
      <text:p text:style-name="P2"><text:s text:c="3"/>connections that are not WebSocket connections. <text:s/>This prevents an</text:p>
      <text:p text:style-name="P2"><text:s text:c="3"/>attacker from tricking a WebSocket server by sending it carefully</text:p>
      <text:p text:style-name="P2"><text:s text:c="3"/>crafted packets using XMLHttpRequest [XMLHttpRequest] or a form</text:p>
      <text:p text:style-name="P2"><text:s text:c="3"/>submission.</text:p>
      <text:p text:style-name="P2"/>
      <text:p text:style-name="P2"><text:s text:c="3"/>To prove that the handshake was received, the server has to take two</text:p>
      <text:p text:style-name="P2"><text:s text:c="3"/>pieces of information and combine them to form a response. <text:s/>The first</text:p>
      <text:p text:style-name="P2"><text:s text:c="3"/>piece of information comes from the |Sec-WebSocket-Key| header field</text:p>
      <text:p text:style-name="P2"><text:s text:c="3"/>in the client handshake:</text:p>
      <text:p text:style-name="P2"/>
      <text:p text:style-name="P2"><text:s text:c="8"/>Sec-WebSocket-Key: dGhlIHNhbXBsZSBub25jZQ==</text:p>
      <text:p text:style-name="P2"/>
      <text:p text:style-name="P2"><text:s text:c="3"/>For this header field, the server has to take the value (as present</text:p>
      <text:p text:style-name="P2"><text:s text:c="3"/>in the header field, e.g., the base64-encoded [RFC4648] version minus</text:p>
      <text:p text:style-name="P2"><text:s text:c="3"/>any leading and trailing whitespace) and concatenate this with the</text:p>
      <text:p text:style-name="P2"><text:s text:c="3"/>Globally Unique Identifier (GUID, [RFC4122]) "258EAFA5-E914-47DA-</text:p>
      <text:p text:style-name="P2"><text:s text:c="3"/>95CA-C5AB0DC85B11" in string form, which is unlikely to be used by</text:p>
      <text:p text:style-name="P2"><text:s text:c="3"/>network endpoints that do not understand the WebSocket Protocol. <text:s/>A</text:p>
      <text:p text:style-name="P2"><text:soft-page-break/><text:s text:c="3"/>SHA-1 hash (160 bits) [FIPS.180-3], base64-encoded (see Section 4 of</text:p>
      <text:p text:style-name="P2"><text:s text:c="3"/>[RFC4648]), of this concatenation is then returned in the server's</text:p>
      <text:p text:style-name="P2"><text:s text:c="3"/>handshak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cretely, if as in the example above, the |Sec-WebSocket-Key|</text:p>
      <text:p text:style-name="P2"><text:s text:c="3"/>header field had the value "dGhlIHNhbXBsZSBub25jZQ==", the server</text:p>
      <text:p text:style-name="P2"><text:s text:c="3"/>would concatenate the string "258EAFA5-E914-47DA-95CA-C5AB0DC85B11"</text:p>
      <text:p text:style-name="P2"><text:s text:c="3"/>to form the string "dGhlIHNhbXBsZSBub25jZQ==258EAFA5-E914-47DA-95CA-</text:p>
      <text:p text:style-name="P2"><text:s text:c="3"/>C5AB0DC85B11". <text:s/>The server would then take the SHA-1 hash of this,</text:p>
      <text:p text:style-name="P2"><text:s text:c="3"/>giving the value 0xb3 0x7a 0x4f 0x2c 0xc0 0x62 0x4f 0x16 0x90 0xf6</text:p>
      <text:p text:style-name="P2"><text:s text:c="3"/>0x46 0x06 0xcf 0x38 0x59 0x45 0xb2 0xbe 0xc4 0xea. <text:s/>This value is</text:p>
      <text:p text:style-name="P2"><text:s text:c="3"/>then base64-encoded (see Section 4 of [RFC4648]), to give the value</text:p>
      <text:p text:style-name="P2"><text:s text:c="3"/>"s3pPLMBiTxaQ9kYGzzhZRbK+xOo=". <text:s/>This value would then be echoed in</text:p>
      <text:p text:style-name="P2"><text:s text:c="3"/>the |Sec-WebSocket-Accept| header field.</text:p>
      <text:p text:style-name="P2"/>
      <text:p text:style-name="P2"><text:s text:c="3"/>The handshake from the server is much simpler than the client</text:p>
      <text:p text:style-name="P2"><text:s text:c="3"/>handshake. <text:s/>The first line is an HTTP Status-Line, with the status</text:p>
      <text:p text:style-name="P2"><text:s text:c="3"/>code 101:</text:p>
      <text:p text:style-name="P2"/>
      <text:p text:style-name="P2"><text:s text:c="8"/>HTTP/1.1 101 Switching Protocols</text:p>
      <text:p text:style-name="P2"/>
      <text:p text:style-name="P2"><text:s text:c="3"/>Any status code other than 101 indicates that the WebSocket handshake</text:p>
      <text:p text:style-name="P2"><text:s text:c="3"/>has not completed and that the semantics of HTTP still apply. <text:s/>The</text:p>
      <text:p text:style-name="P2"><text:s text:c="3"/>headers follow the status code.</text:p>
      <text:p text:style-name="P2"/>
      <text:p text:style-name="P2"><text:s text:c="3"/>The |Connection| and |Upgrade| header fields complete the HTTP</text:p>
      <text:p text:style-name="P2"><text:s text:c="3"/>Upgrade. <text:s/>The |Sec-WebSocket-Accept| header field indicates whether</text:p>
      <text:p text:style-name="P2"><text:s text:c="3"/>the server is willing to accept the connection. <text:s/>If present, this</text:p>
      <text:p text:style-name="P2"><text:s text:c="3"/>header field must include a hash of the client's nonce sent in</text:p>
      <text:p text:style-name="P2"><text:s text:c="3"/>|Sec-WebSocket-Key| along with a predefined GUID. <text:s/>Any other value</text:p>
      <text:p text:style-name="P2"><text:s text:c="3"/>must not be interpreted as an acceptance of the connection by the</text:p>
      <text:p text:style-name="P2"><text:s text:c="3"/>server.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 text:c="8"/>Sec-WebSocket-Accept: s3pPLMBiTxaQ9kYGzzhZRbK+xOo=</text:p>
      <text:p text:style-name="P2"/>
      <text:p text:style-name="P2"><text:s text:c="3"/>These fields are checked by the WebSocket client for scripted pages.</text:p>
      <text:p text:style-name="P2"><text:s text:c="3"/>If the |Sec-WebSocket-Accept| value does not match the expected</text:p>
      <text:p text:style-name="P2"><text:s text:c="3"/>value, if the header field is missing, or if the HTTP status code is</text:p>
      <text:p text:style-name="P2"><text:s text:c="3"/>not 101, the connection will not be established, and WebSocket frames</text:p>
      <text:p text:style-name="P2"><text:s text:c="3"/>will not be sent.</text:p>
      <text:p text:style-name="P2"/>
      <text:p text:style-name="P2"><text:s text:c="3"/>Option fields can also be included. <text:s/>In this version of the protocol,</text:p>
      <text:p text:style-name="P2"><text:s text:c="3"/>the main option field is |Sec-WebSocket-Protocol|, which indicates</text:p>
      <text:p text:style-name="P2"><text:s text:c="3"/>the subprotocol that the server has selected. <text:s/>WebSocket clients</text:p>
      <text:p text:style-name="P2"><text:s text:c="3"/>verify that the server included one of the values that was specified</text:p>
      <text:p text:style-name="P2"><text:s text:c="3"/>in the WebSocket client's handshake. <text:s/>A server that speaks multiple</text:p>
      <text:p text:style-name="P2"><text:s text:c="3"/>subprotocols has to make sure it selects one based on the client's</text:p>
      <text:p text:style-name="P2"><text:s text:c="3"/>handshake and specifies it in its handshake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9"/>[Page 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8"/>Sec-WebSocket-Protocol: chat</text:p>
      <text:p text:style-name="P2"/>
      <text:p text:style-name="P2"><text:s text:c="3"/>The server can also set cookie-related option fields to _set_</text:p>
      <text:p text:style-name="P2"><text:s text:c="3"/>cookies, as described in [RFC6265].</text:p>
      <text:p text:style-name="P2"/>
      <text:p text:style-name="P2">1.4. <text:s/>Closing Handshake</text:p>
      <text:p text:style-name="P2"/>
      <text:p text:style-name="P2"><text:s text:c="3"/>_This section is non-normative._</text:p>
      <text:p text:style-name="P2"/>
      <text:p text:style-name="P2"><text:s text:c="3"/>The closing handshake is far simpler than the opening handshake.</text:p>
      <text:p text:style-name="P2"/>
      <text:p text:style-name="P2"><text:s text:c="3"/>Either peer can send a control frame with data containing a specified</text:p>
      <text:p text:style-name="P2"><text:s text:c="3"/>control sequence to begin the closing handshake (detailed in</text:p>
      <text:p text:style-name="P2"><text:s text:c="3"/>Section 5.5.1). <text:s/>Upon receiving such a frame, the other peer sends a</text:p>
      <text:p text:style-name="P2"><text:s text:c="3"/>Close frame in response, if it hasn't already sent one. <text:s/>Upon</text:p>
      <text:p text:style-name="P2"><text:s text:c="3"/>receiving _that_ control frame, the first peer then closes the</text:p>
      <text:p text:style-name="P2"><text:s text:c="3"/>connection, safe in the knowledge that no further data is</text:p>
      <text:p text:style-name="P2"><text:s text:c="3"/>forthcoming.</text:p>
      <text:p text:style-name="P2"/>
      <text:p text:style-name="P2"><text:s text:c="3"/>After sending a control frame indicating the connection should be</text:p>
      <text:p text:style-name="P2"><text:s text:c="3"/>closed, a peer does not send any further data; after receiving a</text:p>
      <text:p text:style-name="P2"><text:s text:c="3"/>control frame indicating the connection should be closed, a peer</text:p>
      <text:p text:style-name="P2"><text:s text:c="3"/>discards any further data received.</text:p>
      <text:p text:style-name="P2"/>
      <text:p text:style-name="P2"><text:s text:c="3"/>It is safe for both peers to initiate this handshake simultaneously.</text:p>
      <text:p text:style-name="P2"/>
      <text:p text:style-name="P2"><text:s text:c="3"/>The closing handshake is intended to complement the TCP closing</text:p>
      <text:p text:style-name="P2"><text:s text:c="3"/>handshake (FIN/ACK), on the basis that the TCP closing handshake is</text:p>
      <text:p text:style-name="P2"><text:s text:c="3"/>not always reliable end-to-end, especially in the presence of</text:p>
      <text:p text:style-name="P2"><text:s text:c="3"/>intercepting proxies and other intermediaries.</text:p>
      <text:p text:style-name="P2"/>
      <text:p text:style-name="P2"><text:s text:c="3"/>By sending a Close frame and waiting for a Close frame in response,</text:p>
      <text:p text:style-name="P2"><text:s text:c="3"/>certain cases are avoided where data may be unnecessarily lost. <text:s/>For</text:p>
      <text:p text:style-name="P2"><text:s text:c="3"/>instance, on some platforms, if a socket is closed with data in the</text:p>
      <text:p text:style-name="P2"><text:s text:c="3"/>receive queue, a RST packet is sent, which will then cause recv() to</text:p>
      <text:p text:style-name="P2"><text:s text:c="3"/>fail for the party that received the RST, even if there was data</text:p>
      <text:p text:style-name="P2"><text:s text:c="3"/>waiting to be read.</text:p>
      <text:p text:style-name="P2"/>
      <text:p text:style-name="P2">1.5. <text:s/>Design Philosophy</text:p>
      <text:p text:style-name="P2"/>
      <text:p text:style-name="P2"><text:s text:c="3"/>_This section is non-normative._</text:p>
      <text:p text:style-name="P2"/>
      <text:p text:style-name="P2"><text:s text:c="3"/>The WebSocket Protocol is designed on the principle that there should</text:p>
      <text:p text:style-name="P2"><text:s text:c="3"/>be minimal framing (the only framing that exists is to make the</text:p>
      <text:p text:style-name="P2"><text:s text:c="3"/>protocol frame-based instead of stream-based and to support a</text:p>
      <text:p text:style-name="P2"><text:s text:c="3"/>distinction between Unicode text and binary frames). <text:s/>It is expected</text:p>
      <text:p text:style-name="P2"><text:s text:c="3"/>that metadata would be layered on top of WebSocket by the application</text:p>
      <text:p text:style-name="P2"/>
      <text:p text:style-name="P2"/>
      <text:p text:style-name="P2"/>
      <text:p text:style-name="P2"/>
      <text:p text:style-name="P2">Fette &amp; Melnikov <text:s text:c="12"/>Standards Track <text:s text:c="19"/>[Page 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layer, in the same way that metadata is layered on top of TCP by the</text:p>
      <text:p text:style-name="P2"><text:s text:c="3"/>application layer (e.g., HTTP).</text:p>
      <text:p text:style-name="P2"/>
      <text:p text:style-name="P2"><text:soft-page-break/><text:s text:c="3"/>Conceptually, WebSocket is really just a layer on top of TCP that</text:p>
      <text:p text:style-name="P2"><text:s text:c="3"/>does the following:</text:p>
      <text:p text:style-name="P2"/>
      <text:p text:style-name="P2"><text:s text:c="3"/>o <text:s/>adds a web origin-based security model for browsers</text:p>
      <text:p text:style-name="P2"/>
      <text:p text:style-name="P2"><text:s text:c="3"/>o <text:s/>adds an addressing and protocol naming mechanism to support</text:p>
      <text:p text:style-name="P2"><text:s text:c="6"/>multiple services on one port and multiple host names on one IP</text:p>
      <text:p text:style-name="P2"><text:s text:c="6"/>address</text:p>
      <text:p text:style-name="P2"/>
      <text:p text:style-name="P2"><text:s text:c="3"/>o <text:s/>layers a framing mechanism on top of TCP to get back to the IP</text:p>
      <text:p text:style-name="P2"><text:s text:c="6"/>packet mechanism that TCP is built on, but without length limits</text:p>
      <text:p text:style-name="P2"/>
      <text:p text:style-name="P2"><text:s text:c="3"/>o <text:s/>includes an additional closing handshake in-band that is designed</text:p>
      <text:p text:style-name="P2"><text:s text:c="6"/>to work in the presence of proxies and other intermediaries</text:p>
      <text:p text:style-name="P2"/>
      <text:p text:style-name="P2"><text:s text:c="3"/>Other than that, WebSocket adds nothing. <text:s/>Basically it is intended to</text:p>
      <text:p text:style-name="P2"><text:s text:c="3"/>be as close to just exposing raw TCP to script as possible given the</text:p>
      <text:p text:style-name="P2"><text:s text:c="3"/>constraints of the Web. <text:s/>It's also designed in such a way that its</text:p>
      <text:p text:style-name="P2"><text:s text:c="3"/>servers can share a port with HTTP servers, by having its handshake</text:p>
      <text:p text:style-name="P2"><text:s text:c="3"/>be a valid HTTP Upgrade request. <text:s/>One could conceptually use other</text:p>
      <text:p text:style-name="P2"><text:s text:c="3"/>protocols to establish client-server messaging, but the intent of</text:p>
      <text:p text:style-name="P2"><text:s text:c="3"/>WebSockets is to provide a relatively simple protocol that can</text:p>
      <text:p text:style-name="P2"><text:s text:c="3"/>coexist with HTTP and deployed HTTP infrastructure (such as proxies)</text:p>
      <text:p text:style-name="P2"><text:s text:c="3"/>and that is as close to TCP as is safe for use with such</text:p>
      <text:p text:style-name="P2"><text:s text:c="3"/>infrastructure given security considerations, with targeted additions</text:p>
      <text:p text:style-name="P2"><text:s text:c="3"/>to simplify usage and keep simple things simple (such as the addition</text:p>
      <text:p text:style-name="P2"><text:s text:c="3"/>of message semantics).</text:p>
      <text:p text:style-name="P2"/>
      <text:p text:style-name="P2"><text:s text:c="3"/>The protocol is intended to be extensible; future versions will</text:p>
      <text:p text:style-name="P2"><text:s text:c="3"/>likely introduce additional concepts such as multiplexing.</text:p>
      <text:p text:style-name="P2"/>
      <text:p text:style-name="P2">1.6. <text:s/>Security Model</text:p>
      <text:p text:style-name="P2"/>
      <text:p text:style-name="P2"><text:s text:c="3"/>_This section is non-normative._</text:p>
      <text:p text:style-name="P2"/>
      <text:p text:style-name="P2"><text:s text:c="3"/>The WebSocket Protocol uses the origin model used by web browsers to</text:p>
      <text:p text:style-name="P2"><text:s text:c="3"/>restrict which web pages can contact a WebSocket server when the</text:p>
      <text:p text:style-name="P2"><text:s text:c="3"/>WebSocket Protocol is used from a web page. <text:s/>Naturally, when the</text:p>
      <text:p text:style-name="P2"><text:s text:c="3"/>WebSocket Protocol is used by a dedicated client directly (i.e., not</text:p>
      <text:p text:style-name="P2"><text:s text:c="3"/>from a web page through a web browser), the origin model is not</text:p>
      <text:p text:style-name="P2"><text:s text:c="3"/>useful, as the client can provide any arbitrary origin string.</text:p>
      <text:p text:style-name="P2"/>
      <text:p text:style-name="P2"><text:s text:c="3"/>This protocol is intended to fail to establish a connection with</text:p>
      <text:p text:style-name="P2"><text:s text:c="3"/>servers of pre-existing protocols like SMTP [RFC5321] and HTTP, while</text:p>
      <text:p text:style-name="P2"><text:s text:c="3"/>allowing HTTP servers to opt-in to supporting this protocol if</text:p>
      <text:p text:style-name="P2"/>
      <text:p text:style-name="P2"/>
      <text:p text:style-name="P2"/>
      <text:p text:style-name="P2">Fette &amp; Melnikov <text:s text:c="12"/>Standards Track <text:s text:c="18"/>[Page 1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sired. <text:s/>This is achieved by having a strict and elaborate handshake</text:p>
      <text:p text:style-name="P2"><text:s text:c="3"/>and by limiting the data that can be inserted into the connection</text:p>
      <text:p text:style-name="P2"><text:s text:c="3"/>before the handshake is finished (thus limiting how much the server</text:p>
      <text:p text:style-name="P2"><text:s text:c="3"/>can be influenced).</text:p>
      <text:p text:style-name="P2"/>
      <text:p text:style-name="P2"><text:s text:c="3"/>It is similarly intended to fail to establish a connection when data</text:p>
      <text:p text:style-name="P2"><text:s text:c="3"/>from other protocols, especially HTTP, is sent to a WebSocket server,</text:p>
      <text:p text:style-name="P2"><text:s text:c="3"/>for example, as might happen if an HTML "form" were submitted to a</text:p>
      <text:p text:style-name="P2"><text:s text:c="3"/>WebSocket server. <text:s/>This is primarily achieved by requiring that the</text:p>
      <text:p text:style-name="P2"><text:s text:c="3"/>server prove that it read the handshake, which it can only do if the</text:p>
      <text:p text:style-name="P2"><text:s text:c="3"/>handshake contains the appropriate parts, which can only be sent by a</text:p>
      <text:p text:style-name="P2"><text:soft-page-break/><text:s text:c="3"/>WebSocket client. <text:s/>In particular, at the time of writing of this</text:p>
      <text:p text:style-name="P2"><text:s text:c="3"/>specification, fields starting with |Sec-| cannot be set by an</text:p>
      <text:p text:style-name="P2"><text:s text:c="3"/>attacker from a web browser using only HTML and JavaScript APIs such</text:p>
      <text:p text:style-name="P2"><text:s text:c="3"/>as XMLHttpRequest [XMLHttpRequest].</text:p>
      <text:p text:style-name="P2"/>
      <text:p text:style-name="P2">1.7. <text:s/>Relationship to TCP and HTTP</text:p>
      <text:p text:style-name="P2"/>
      <text:p text:style-name="P2"><text:s text:c="3"/>_This section is non-normative._</text:p>
      <text:p text:style-name="P2"/>
      <text:p text:style-name="P2"><text:s text:c="3"/>The WebSocket Protocol is an independent TCP-based protocol. <text:s/>Its</text:p>
      <text:p text:style-name="P2"><text:s text:c="3"/>only relationship to HTTP is that its handshake is interpreted by</text:p>
      <text:p text:style-name="P2"><text:s text:c="3"/>HTTP servers as an Upgrade request.</text:p>
      <text:p text:style-name="P2"/>
      <text:p text:style-name="P2"><text:s text:c="3"/>By default, the WebSocket Protocol uses port 80 for regular WebSocket</text:p>
      <text:p text:style-name="P2"><text:s text:c="3"/>connections and port 443 for WebSocket connections tunneled over</text:p>
      <text:p text:style-name="P2"><text:s text:c="3"/>Transport Layer Security (TLS) [RFC2818].</text:p>
      <text:p text:style-name="P2"/>
      <text:p text:style-name="P2">1.8. <text:s/>Establishing a Connection</text:p>
      <text:p text:style-name="P2"/>
      <text:p text:style-name="P2"><text:s text:c="3"/>_This section is non-normative._</text:p>
      <text:p text:style-name="P2"/>
      <text:p text:style-name="P2"><text:s text:c="3"/>When a connection is to be made to a port that is shared by an HTTP</text:p>
      <text:p text:style-name="P2"><text:s text:c="3"/>server (a situation that is quite likely to occur with traffic to</text:p>
      <text:p text:style-name="P2"><text:s text:c="3"/>ports 80 and 443), the connection will appear to the HTTP server to</text:p>
      <text:p text:style-name="P2"><text:s text:c="3"/>be a regular GET request with an Upgrade offer. <text:s/>In relatively simple</text:p>
      <text:p text:style-name="P2"><text:s text:c="3"/>setups with just one IP address and a single server for all traffic</text:p>
      <text:p text:style-name="P2"><text:s text:c="3"/>to a single hostname, this might allow a practical way for systems</text:p>
      <text:p text:style-name="P2"><text:s text:c="3"/>based on the WebSocket Protocol to be deployed. <text:s/>In more elaborate</text:p>
      <text:p text:style-name="P2"><text:s text:c="3"/>setups (e.g., with load balancers and multiple servers), a dedicated</text:p>
      <text:p text:style-name="P2"><text:s text:c="3"/>set of hosts for WebSocket connections separate from the HTTP servers</text:p>
      <text:p text:style-name="P2"><text:s text:c="3"/>is probably easier to manage. <text:s/>At the time of writing of this</text:p>
      <text:p text:style-name="P2"><text:s text:c="3"/>specification, it should be noted that connections on ports 80 and</text:p>
      <text:p text:style-name="P2"><text:s text:c="3"/>443 have significantly different success rates, with connections on</text:p>
      <text:p text:style-name="P2"><text:s text:c="3"/>port 443 being significantly more likely to succeed, though this may</text:p>
      <text:p text:style-name="P2"><text:s text:c="3"/>change with tim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9. <text:s/>Subprotocols Using the WebSocket Protocol</text:p>
      <text:p text:style-name="P2"/>
      <text:p text:style-name="P2"><text:s text:c="3"/>_This section is non-normative._</text:p>
      <text:p text:style-name="P2"/>
      <text:p text:style-name="P2"><text:s text:c="3"/>The client can request that the server use a specific subprotocol by</text:p>
      <text:p text:style-name="P2"><text:s text:c="3"/>including the |Sec-WebSocket-Protocol| field in its handshake. <text:s/>If it</text:p>
      <text:p text:style-name="P2"><text:s text:c="3"/>is specified, the server needs to include the same field and one of</text:p>
      <text:p text:style-name="P2"><text:s text:c="3"/>the selected subprotocol values in its response for the connection to</text:p>
      <text:p text:style-name="P2"><text:s text:c="3"/>be established.</text:p>
      <text:p text:style-name="P2"/>
      <text:p text:style-name="P2"><text:s text:c="3"/>These subprotocol names should be registered as per Section 11.5. <text:s/>To</text:p>
      <text:p text:style-name="P2"><text:s text:c="3"/>avoid potential collisions, it is recommended to use names that</text:p>
      <text:p text:style-name="P2"><text:s text:c="3"/>contain the ASCII version of the domain name of the subprotocol's</text:p>
      <text:p text:style-name="P2"><text:s text:c="3"/>originator. <text:s/>For example, if Example Corporation were to create a</text:p>
      <text:p text:style-name="P2"><text:s text:c="3"/>Chat subprotocol to be implemented by many servers around the Web,</text:p>
      <text:p text:style-name="P2"><text:s text:c="3"/>they could name it "chat.example.com". <text:s/>If the Example Organization</text:p>
      <text:p text:style-name="P2"><text:s text:c="3"/>called their competing subprotocol "chat.example.org", then the two</text:p>
      <text:p text:style-name="P2"><text:s text:c="3"/>subprotocols could be implemented by servers simultaneously, with the</text:p>
      <text:p text:style-name="P2"><text:s text:c="3"/>server dynamically selecting which subprotocol to use based on the</text:p>
      <text:p text:style-name="P2"><text:soft-page-break/><text:s text:c="3"/>value sent by the client.</text:p>
      <text:p text:style-name="P2"/>
      <text:p text:style-name="P2"><text:s text:c="3"/>Subprotocols can be versioned in backward-incompatible ways by</text:p>
      <text:p text:style-name="P2"><text:s text:c="3"/>changing the subprotocol name, e.g., going from</text:p>
      <text:p text:style-name="P2"><text:s text:c="3"/>"bookings.example.net" to "v2.bookings.example.net". <text:s/>These</text:p>
      <text:p text:style-name="P2"><text:s text:c="3"/>subprotocols would be considered completely separate by WebSocket</text:p>
      <text:p text:style-name="P2"><text:s text:c="3"/>clients. <text:s/>Backward-compatible versioning can be implemented by</text:p>
      <text:p text:style-name="P2"><text:s text:c="3"/>reusing the same subprotocol string but carefully designing the</text:p>
      <text:p text:style-name="P2"><text:s text:c="3"/>actual subprotocol to support this kind of extensibility.</text:p>
      <text:p text:style-name="P2"/>
      <text:p text:style-name="P2">2. <text:s/>Conformance Requirements</text:p>
      <text:p text:style-name="P2"/>
      <text:p text:style-name="P2"><text:s text:c="3"/>All diagrams, examples, and notes in this specification are non-</text:p>
      <text:p text:style-name="P2"><text:s text:c="3"/>normative, as are all sections explicitly marked non-normative.</text:p>
      <text:p text:style-name="P2"><text:s text:c="3"/>Everything else in this specification is normative.</text:p>
      <text:p text:style-name="P2"/>
      <text:p text:style-name="P2"><text:s text:c="3"/>The key words "MUST", "MUST NOT", "REQUIRED", "SHALL", "SHALL NOT",</text:p>
      <text:p text:style-name="P2"><text:s text:c="3"/>"SHOULD", "SHOULD NOT", "RECOMMENDED", "MAY", and "OPTIONAL" in this</text:p>
      <text:p text:style-name="P2"><text:s text:c="3"/>document are to be interpreted as described in [RFC2119].</text:p>
      <text:p text:style-name="P2"/>
      <text:p text:style-name="P2"><text:s text:c="3"/>Requirements phrased in the imperative as part of algorithms (such as</text:p>
      <text:p text:style-name="P2"><text:s text:c="3"/>"strip any leading space characters" or "return false and abort these</text:p>
      <text:p text:style-name="P2"><text:s text:c="3"/>steps") are to be interpreted with the meaning of the key word</text:p>
      <text:p text:style-name="P2"><text:s text:c="3"/>("MUST", "SHOULD", "MAY", etc.) used in introducing the algorith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formance requirements phrased as algorithms or specific steps MAY</text:p>
      <text:p text:style-name="P2"><text:s text:c="3"/>be implemented in any manner, so long as the end result is</text:p>
      <text:p text:style-name="P2"><text:s text:c="3"/>equivalent. <text:s/>(In particular, the algorithms defined in this</text:p>
      <text:p text:style-name="P2"><text:s text:c="3"/>specification are intended to be easy to follow and not intended to</text:p>
      <text:p text:style-name="P2"><text:s text:c="3"/>be performant.)</text:p>
      <text:p text:style-name="P2"/>
      <text:p text:style-name="P2">2.1. <text:s/>Terminology and Other Conventions</text:p>
      <text:p text:style-name="P2"/>
      <text:p text:style-name="P2"><text:s text:c="3"/>_ASCII_ shall mean the character-encoding scheme defined in</text:p>
      <text:p text:style-name="P2"><text:s text:c="3"/>[ANSI.X3-4.1986].</text:p>
      <text:p text:style-name="P2"/>
      <text:p text:style-name="P2"><text:s text:c="3"/>This document makes reference to UTF-8 values and uses UTF-8</text:p>
      <text:p text:style-name="P2"><text:s text:c="3"/>notational formats as defined in STD 63 [RFC3629].</text:p>
      <text:p text:style-name="P2"/>
      <text:p text:style-name="P2"><text:s text:c="3"/>Key terms such as named algorithms or definitions are indicated like</text:p>
      <text:p text:style-name="P2"><text:s text:c="3"/>_this_.</text:p>
      <text:p text:style-name="P2"/>
      <text:p text:style-name="P2"><text:s text:c="3"/>Names of header fields or variables are indicated like |this|.</text:p>
      <text:p text:style-name="P2"/>
      <text:p text:style-name="P2"><text:s text:c="3"/>Variable values are indicated like /this/.</text:p>
      <text:p text:style-name="P2"/>
      <text:p text:style-name="P2"><text:s text:c="3"/>This document references the procedure to _Fail the WebSocket</text:p>
      <text:p text:style-name="P2"><text:s text:c="3"/>Connection_. <text:s/>This procedure is defined in Section 7.1.7.</text:p>
      <text:p text:style-name="P2"/>
      <text:p text:style-name="P2"><text:s text:c="3"/>_Converting a string to ASCII lowercase_ means replacing all</text:p>
      <text:p text:style-name="P2"><text:s text:c="3"/>characters in the range U+0041 to U+005A (i.e., LATIN CAPITAL LETTER</text:p>
      <text:p text:style-name="P2"><text:s text:c="3"/>A to LATIN CAPITAL LETTER Z) with the corresponding characters in the</text:p>
      <text:p text:style-name="P2"><text:soft-page-break/><text:s text:c="3"/>range U+0061 to U+007A (i.e., LATIN SMALL LETTER A to LATIN SMALL</text:p>
      <text:p text:style-name="P2"><text:s text:c="3"/>LETTER Z).</text:p>
      <text:p text:style-name="P2"/>
      <text:p text:style-name="P2"><text:s text:c="3"/>Comparing two strings in an _ASCII case-insensitive_ manner means</text:p>
      <text:p text:style-name="P2"><text:s text:c="3"/>comparing them exactly, code point for code point, except that the</text:p>
      <text:p text:style-name="P2"><text:s text:c="3"/>characters in the range U+0041 to U+005A (i.e., LATIN CAPITAL LETTER</text:p>
      <text:p text:style-name="P2"><text:s text:c="3"/>A to LATIN CAPITAL LETTER Z) and the corresponding characters in the</text:p>
      <text:p text:style-name="P2"><text:s text:c="3"/>range U+0061 to U+007A (i.e., LATIN SMALL LETTER A to LATIN SMALL</text:p>
      <text:p text:style-name="P2"><text:s text:c="3"/>LETTER Z) are considered to also match.</text:p>
      <text:p text:style-name="P2"/>
      <text:p text:style-name="P2"><text:s text:c="3"/>The term "URI" is used in this document as defined in [RFC3986].</text:p>
      <text:p text:style-name="P2"/>
      <text:p text:style-name="P2"><text:s text:c="3"/>When an implementation is required to _send_ data as part of the</text:p>
      <text:p text:style-name="P2"><text:s text:c="3"/>WebSocket Protocol, the implementation MAY delay the actual</text:p>
      <text:p text:style-name="P2"><text:s text:c="3"/>transmission arbitrarily, e.g., buffering data so as to send fewer IP</text:p>
      <text:p text:style-name="P2"><text:s text:c="3"/>packets.</text:p>
      <text:p text:style-name="P2"/>
      <text:p text:style-name="P2"><text:s text:c="3"/>Note that this document uses both [RFC5234] and [RFC2616] variants of</text:p>
      <text:p text:style-name="P2"><text:s text:c="3"/>ABNF in different s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3]</text:p>
      <text:p text:style-name="P2"/>
      <text:p text:style-name="P2">RFC 6455 <text:s text:c="16"/>The WebSocket Protocol <text:s text:c="11"/>December 2011</text:p>
      <text:p text:style-name="Preformatted_20_Text"/>
      <text:p text:style-name="Preformatted_20_Text"/>
      <text:p text:style-name="P2">3. <text:s/>WebSocket URIs</text:p>
      <text:p text:style-name="P2"/>
      <text:p text:style-name="P2"><text:s text:c="3"/>This specification defines two URI schemes, using the ABNF syntax</text:p>
      <text:p text:style-name="P2"><text:s text:c="3"/>defined in RFC 5234 [RFC5234], and terminology and ABNF productions</text:p>
      <text:p text:style-name="P2"><text:s text:c="3"/>defined by the URI specification RFC 3986 [RFC3986].</text:p>
      <text:p text:style-name="P2"/>
      <text:p text:style-name="P2"><text:s text:c="10"/>ws-URI = "ws:" "//" host [ ":" port ] path [ "?" query ]</text:p>
      <text:p text:style-name="P2"><text:s text:c="10"/>wss-URI = "wss:" "//" host [ ":" port ] path [ "?" query ]</text:p>
      <text:p text:style-name="P2"/>
      <text:p text:style-name="P2"><text:s text:c="10"/>host = &lt;host, defined in [RFC3986], Section 3.2.2&gt;</text:p>
      <text:p text:style-name="P2"><text:s text:c="10"/>port = &lt;port, defined in [RFC3986], Section 3.2.3&gt;</text:p>
      <text:p text:style-name="P2"><text:s text:c="10"/>path = &lt;path-abempty, defined in [RFC3986], Section 3.3&gt;</text:p>
      <text:p text:style-name="P2"><text:s text:c="10"/>query = &lt;query, defined in [RFC3986], Section 3.4&gt;</text:p>
      <text:p text:style-name="P2"/>
      <text:p text:style-name="P2"><text:s text:c="3"/>The port component is OPTIONAL; the default for "ws" is port 80,</text:p>
      <text:p text:style-name="P2"><text:s text:c="3"/>while the default for "wss" is port 443.</text:p>
      <text:p text:style-name="P2"/>
      <text:p text:style-name="P2"><text:s text:c="3"/>The URI is called "secure" (and it is said that "the secure flag is</text:p>
      <text:p text:style-name="P2"><text:s text:c="3"/>set") if the scheme component matches "wss" case-insensitively.</text:p>
      <text:p text:style-name="P2"/>
      <text:p text:style-name="P2"><text:s text:c="3"/>The "resource-name" (also known as /resource name/ in Section 4.1)</text:p>
      <text:p text:style-name="P2"><text:s text:c="3"/>can be constructed by concatenating the following:</text:p>
      <text:p text:style-name="P2"/>
      <text:p text:style-name="P2"><text:s text:c="3"/>o <text:s/>"/" if the path component is empty</text:p>
      <text:p text:style-name="P2"/>
      <text:p text:style-name="P2"><text:s text:c="3"/>o <text:s/>the path component</text:p>
      <text:p text:style-name="P2"/>
      <text:p text:style-name="P2"><text:s text:c="3"/>o <text:s/>"?" if the query component is non-empty</text:p>
      <text:p text:style-name="P2"/>
      <text:p text:style-name="P2"><text:s text:c="3"/>o <text:s/>the query component</text:p>
      <text:p text:style-name="Preformatted_20_Text"/>
      <text:p text:style-name="P3"><text:s text:c="3"/>Fragment identifiers are meaningless in the context of WebSocket URIs</text:p>
      <text:p text:style-name="P3"><text:s text:c="3"/>and MUST NOT be used on these URIs. <text:s/>As with any URI scheme, the</text:p>
      <text:p text:style-name="P3"><text:s text:c="3"/>character "#", when not indicating the start of a fragment, MUST be</text:p>
      <text:p text:style-name="P3"><text:s text:c="3"/>escaped as %23.</text:p>
      <text:p text:style-name="Preformatted_20_Text"><text:soft-page-break/></text:p>
      <text:p text:style-name="P2">4. <text:s/>Opening Handshake</text:p>
      <text:p text:style-name="P2"/>
      <text:p text:style-name="P2">4.1. <text:s/>Client Requirements</text:p>
      <text:p text:style-name="P2"/>
      <text:p text:style-name="P2"><text:s text:c="3"/>To _Establish a WebSocket Connection_, a client opens a connection</text:p>
      <text:p text:style-name="P2"><text:s text:c="3"/>and sends a handshake as defined in this section. <text:s/>A connection is</text:p>
      <text:p text:style-name="P2"><text:s text:c="3"/>defined to initially be in a CONNECTING state. <text:s/>A client will need to</text:p>
      <text:p text:style-name="P2"><text:s text:c="3"/>supply a /host/, /port/, /resource name/, and a /secure/ flag, which</text:p>
      <text:p text:style-name="P2"><text:s text:c="3"/>are the components of a WebSocket URI as discussed in Section 3,</text:p>
      <text:p text:style-name="P2"><text:s text:c="3"/>along with a list of /protocols/ and /extensions/ to be used.</text:p>
      <text:p text:style-name="P2"><text:s text:c="3"/>Additionally, if the client is a web browser, it supplies /origin/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lients running in controlled environments, e.g., browsers on mobile</text:p>
      <text:p text:style-name="P2"><text:s text:c="3"/>handsets tied to specific carriers, MAY offload the management of the</text:p>
      <text:p text:style-name="P2"><text:s text:c="3"/>connection to another agent on the network. <text:s/>In such a situation, the</text:p>
      <text:p text:style-name="P2"><text:s text:c="3"/>client for the purposes of this specification is considered to</text:p>
      <text:p text:style-name="P2"><text:s text:c="3"/>include both the handset software and any such agents.</text:p>
      <text:p text:style-name="P2"/>
      <text:p text:style-name="P2"><text:s text:c="3"/>When the client is to _Establish a WebSocket Connection_ given a set</text:p>
      <text:p text:style-name="P2"><text:s text:c="3"/>of (/host/, /port/, /resource name/, and /secure/ flag), along with a</text:p>
      <text:p text:style-name="P2"><text:s text:c="3"/>list of /protocols/ and /extensions/ to be used, and an /origin/ in</text:p>
      <text:p text:style-name="P2"><text:s text:c="3"/>the case of web browsers, it MUST open a connection, send an opening</text:p>
      <text:p text:style-name="P2"><text:s text:c="3"/>handshake, and read the server's handshake in response. <text:s/>The exact</text:p>
      <text:p text:style-name="P2"><text:s text:c="3"/>requirements of how the connection should be opened, what should be</text:p>
      <text:p text:style-name="P2"><text:s text:c="3"/>sent in the opening handshake, and how the server's response should</text:p>
      <text:p text:style-name="P2"><text:s text:c="3"/>be interpreted are as follows in this section. <text:s/>In the following</text:p>
      <text:p text:style-name="P2"><text:s text:c="3"/>text, we will use terms from Section 3, such as "/host/" and</text:p>
      <text:p text:style-name="P2"><text:s text:c="3"/>"/secure/ flag" as defined in that section.</text:p>
      <text:p text:style-name="P2"/>
      <text:p text:style-name="P2"><text:s text:c="3"/>1. <text:s/>The components of the WebSocket URI passed into this algorithm</text:p>
      <text:p text:style-name="P2"><text:s text:c="7"/>(/host/, /port/, /resource name/, and /secure/ flag) MUST be</text:p>
      <text:p text:style-name="P2"><text:s text:c="7"/>valid according to the specification of WebSocket URIs specified</text:p>
      <text:p text:style-name="P2"><text:s text:c="7"/>in Section 3. <text:s/>If any of the components are invalid, the client</text:p>
      <text:p text:style-name="P2"><text:s text:c="7"/>MUST _Fail the WebSocket Connection_ and abort these steps.</text:p>
      <text:p text:style-name="P2"/>
      <text:p text:style-name="P2"><text:s text:c="3"/>2. <text:s/>If the client already has a WebSocket connection to the remote</text:p>
      <text:p text:style-name="P2"><text:s text:c="7"/>host (IP address) identified by /host/ and port /port/ pair, even</text:p>
      <text:p text:style-name="P2"><text:s text:c="7"/>if the remote host is known by another name, the client MUST wait</text:p>
      <text:p text:style-name="P2"><text:s text:c="7"/>until that connection has been established or for that connection</text:p>
      <text:p text:style-name="P2"><text:s text:c="7"/>to have failed. <text:s/>There MUST be no more than one connection in a</text:p>
      <text:p text:style-name="P2"><text:s text:c="7"/>CONNECTING state. <text:s/>If multiple connections to the same IP address</text:p>
      <text:p text:style-name="P2"><text:s text:c="7"/>are attempted simultaneously, the client MUST serialize them so</text:p>
      <text:p text:style-name="P2"><text:s text:c="7"/>that there is no more than one connection at a time running</text:p>
      <text:p text:style-name="P2"><text:s text:c="7"/>through the following steps.</text:p>
      <text:p text:style-name="P2"/>
      <text:p text:style-name="P2"><text:s text:c="7"/>If the client cannot determine the IP address of the remote host</text:p>
      <text:p text:style-name="P2"><text:s text:c="7"/>(for example, because all communication is being done through a</text:p>
      <text:p text:style-name="P2"><text:s text:c="7"/>proxy server that performs DNS queries itself), then the client</text:p>
      <text:p text:style-name="P2"><text:s text:c="7"/>MUST assume for the purposes of this step that each host name</text:p>
      <text:p text:style-name="P2"><text:s text:c="7"/>refers to a distinct remote host, and instead the client SHOULD</text:p>
      <text:p text:style-name="P2"><text:s text:c="7"/>limit the total number of simultaneous pending connections to a</text:p>
      <text:p text:style-name="P2"><text:s text:c="7"/>reasonably low number (e.g., the client might allow simultaneous</text:p>
      <text:p text:style-name="P2"><text:s text:c="7"/>pending connections to a.example.com and b.example.com, but if</text:p>
      <text:p text:style-name="P2"><text:s text:c="7"/>thirty simultaneous connections to a single host are requested,</text:p>
      <text:p text:style-name="P2"><text:s text:c="7"/>that may not be allowed). <text:s/>For example, in a web browser context,</text:p>
      <text:p text:style-name="P2"><text:soft-page-break/><text:s text:c="7"/>the client needs to consider the number of tabs the user has open</text:p>
      <text:p text:style-name="P2"><text:s text:c="7"/>in setting a limit to the number of simultaneous pending</text:p>
      <text:p text:style-name="P2"><text:s text:c="7"/>conn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is makes it harder for a script to perform a denial-of-</text:p>
      <text:p text:style-name="P2"><text:s text:c="7"/>service attack by just opening a large number of WebSocket</text:p>
      <text:p text:style-name="P2"><text:s text:c="7"/>connections to a remote host. <text:s/>A server can further reduce the</text:p>
      <text:p text:style-name="P2"><text:s text:c="7"/>load on itself when attacked by pausing before closing the</text:p>
      <text:p text:style-name="P2"><text:s text:c="7"/>connection, as that will reduce the rate at which the client</text:p>
      <text:p text:style-name="P2"><text:s text:c="7"/>reconnects.</text:p>
      <text:p text:style-name="P2"/>
      <text:p text:style-name="P2"><text:s text:c="7"/>NOTE: There is no limit to the number of established WebSocket</text:p>
      <text:p text:style-name="P2"><text:s text:c="7"/>connections a client can have with a single remote host. <text:s/>Servers</text:p>
      <text:p text:style-name="P2"><text:s text:c="7"/>can refuse to accept connections from hosts/IP addresses with an</text:p>
      <text:p text:style-name="P2"><text:s text:c="7"/>excessive number of existing connections or disconnect resource-</text:p>
      <text:p text:style-name="P2"><text:s text:c="7"/>hogging connections when suffering high load.</text:p>
      <text:p text:style-name="P2"/>
      <text:p text:style-name="P2"><text:s text:c="3"/>3. <text:s/>_Proxy Usage_: If the client is configured to use a proxy when</text:p>
      <text:p text:style-name="P2"><text:s text:c="7"/>using the WebSocket Protocol to connect to host /host/ and port</text:p>
      <text:p text:style-name="P2"><text:s text:c="7"/>/port/, then the client SHOULD connect to that proxy and ask it</text:p>
      <text:p text:style-name="P2"><text:s text:c="7"/>to open a TCP connection to the host given by /host/ and the port</text:p>
      <text:p text:style-name="P2"><text:s text:c="7"/>given by /port/.</text:p>
      <text:p text:style-name="P2"/>
      <text:p text:style-name="P2"><text:s text:c="10"/>EXAMPLE: For example, if the client uses an HTTP proxy for all</text:p>
      <text:p text:style-name="P2"><text:s text:c="10"/>traffic, then if it was to try to connect to port 80 on server</text:p>
      <text:p text:style-name="P2"><text:s text:c="10"/>example.com, it might send the following lines to the proxy</text:p>
      <text:p text:style-name="P2"><text:s text:c="10"/>server:</text:p>
      <text:p text:style-name="P2"/>
      <text:p text:style-name="P2"><text:s text:c="14"/>CONNECT example.com:80 HTTP/1.1</text:p>
      <text:p text:style-name="P2"><text:s text:c="14"/>Host: example.com</text:p>
      <text:p text:style-name="P2"/>
      <text:p text:style-name="P2"><text:s text:c="10"/>If there was a password, the connection might look like:</text:p>
      <text:p text:style-name="P2"/>
      <text:p text:style-name="P2"><text:s text:c="14"/>CONNECT example.com:80 HTTP/1.1</text:p>
      <text:p text:style-name="P2"><text:s text:c="14"/>Host: example.com</text:p>
      <text:p text:style-name="P2"><text:s text:c="14"/>Proxy-authorization: Basic ZWRuYW1vZGU6bm9jYXBlcyE=</text:p>
      <text:p text:style-name="P2"/>
      <text:p text:style-name="P2"><text:s text:c="7"/>If the client is not configured to use a proxy, then a direct TCP</text:p>
      <text:p text:style-name="P2"><text:s text:c="7"/>connection SHOULD be opened to the host given by /host/ and the</text:p>
      <text:p text:style-name="P2"><text:s text:c="7"/>port given by /port/.</text:p>
      <text:p text:style-name="P2"/>
      <text:p text:style-name="P2"><text:s text:c="7"/>NOTE: Implementations that do not expose explicit UI for</text:p>
      <text:p text:style-name="P2"><text:s text:c="7"/>selecting a proxy for WebSocket connections separate from other</text:p>
      <text:p text:style-name="P2"><text:s text:c="7"/>proxies are encouraged to use a SOCKS5 [RFC1928] proxy for</text:p>
      <text:p text:style-name="P2"><text:s text:c="7"/>WebSocket connections, if available, or failing that, to prefer</text:p>
      <text:p text:style-name="P2"><text:s text:c="7"/>the proxy configured for HTTPS connections over the proxy</text:p>
      <text:p text:style-name="P2"><text:s text:c="7"/>configured for HTTP connections.</text:p>
      <text:p text:style-name="P2"/>
      <text:p text:style-name="P2"><text:s text:c="7"/>For the purpose of proxy autoconfiguration scripts, the URI to</text:p>
      <text:p text:style-name="P2"><text:s text:c="7"/>pass the function MUST be constructed from /host/, /port/,</text:p>
      <text:p text:style-name="P2"><text:s text:c="7"/>/resource name/, and the /secure/ flag using the definition of a</text:p>
      <text:p text:style-name="P2"><text:s text:c="7"/>WebSocket URI as given in Section 3.</text:p>
      <text:p text:style-name="P2"/>
      <text:p text:style-name="P2"/>
      <text:p text:style-name="P2"/>
      <text:p text:style-name="P2"><text:soft-page-break/>Fette &amp; Melnikov <text:s text:c="12"/>Standards Track <text:s text:c="18"/>[Page 1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e WebSocket Protocol can be identified in proxy</text:p>
      <text:p text:style-name="P2"><text:s text:c="7"/>autoconfiguration scripts from the scheme ("ws" for unencrypted</text:p>
      <text:p text:style-name="P2"><text:s text:c="7"/>connections and "wss" for encrypted connections).</text:p>
      <text:p text:style-name="P2"/>
      <text:p text:style-name="P2"><text:s text:c="3"/>4. <text:s/>If the connection could not be opened, either because a direct</text:p>
      <text:p text:style-name="P2"><text:s text:c="7"/>connection failed or because any proxy used returned an error,</text:p>
      <text:p text:style-name="P2"><text:s text:c="7"/>then the client MUST _Fail the WebSocket Connection_ and abort</text:p>
      <text:p text:style-name="P2"><text:s text:c="7"/>the connection attempt.</text:p>
      <text:p text:style-name="P2"/>
      <text:p text:style-name="P2"><text:s text:c="3"/>5. <text:s/>If /secure/ is true, the client MUST perform a TLS handshake over</text:p>
      <text:p text:style-name="P2"><text:s text:c="7"/>the connection after opening the connection and before sending</text:p>
      <text:p text:style-name="P2"><text:s text:c="7"/>the handshake data [RFC2818]. <text:s/>If this fails (e.g., the server's</text:p>
      <text:p text:style-name="P2"><text:s text:c="7"/>certificate could not be verified), then the client MUST _Fail</text:p>
      <text:p text:style-name="P2"><text:s text:c="7"/>the WebSocket Connection_ and abort the connection. <text:s/>Otherwise,</text:p>
      <text:p text:style-name="P2"><text:s text:c="7"/>all further communication on this channel MUST run through the</text:p>
      <text:p text:style-name="P2"><text:s text:c="7"/>encrypted tunnel [RFC5246].</text:p>
      <text:p text:style-name="P2"/>
      <text:p text:style-name="P2"><text:s text:c="7"/>Clients MUST use the Server Name Indication extension in the TLS</text:p>
      <text:p text:style-name="P2"><text:s text:c="7"/>handshake [RFC6066].</text:p>
      <text:p text:style-name="P2"/>
      <text:p text:style-name="P2"><text:s text:c="3"/>Once a connection to the server has been established (including a</text:p>
      <text:p text:style-name="P2"><text:s text:c="3"/>connection via a proxy or over a TLS-encrypted tunnel), the client</text:p>
      <text:p text:style-name="P2"><text:s text:c="3"/>MUST send an opening handshake to the server. <text:s/>The handshake consists</text:p>
      <text:p text:style-name="P2"><text:s text:c="3"/>of an HTTP Upgrade request, along with a list of required and</text:p>
      <text:p text:style-name="P2"><text:s text:c="3"/>optional header fields. <text:s/>The requirements for this handshake are as</text:p>
      <text:p text:style-name="P2"><text:s text:c="3"/>follows.</text:p>
      <text:p text:style-name="P2"/>
      <text:p text:style-name="P2"><text:s text:c="3"/>1. <text:s text:c="2"/>The handshake MUST be a valid HTTP request as specified by</text:p>
      <text:p text:style-name="P2"><text:s text:c="8"/>[RFC2616].</text:p>
      <text:p text:style-name="P2"/>
      <text:p text:style-name="P2"><text:s text:c="3"/>2. <text:s text:c="2"/>The method of the request MUST be GET, and the HTTP version MUST</text:p>
      <text:p text:style-name="P2"><text:s text:c="8"/>be at least 1.1.</text:p>
      <text:p text:style-name="P2"/>
      <text:p text:style-name="P2"><text:s text:c="8"/>For example, if the WebSocket URI is "ws://example.com/chat",</text:p>
      <text:p text:style-name="P2"><text:s text:c="8"/>the first line sent should be "GET /chat HTTP/1.1".</text:p>
      <text:p text:style-name="P2"/>
      <text:p text:style-name="P2"><text:s text:c="3"/>3. <text:s text:c="2"/>The "Request-URI" part of the request MUST match the /resource</text:p>
      <text:p text:style-name="P2"><text:s text:c="8"/>name/ defined in Section 3 (a relative URI) or be an absolute</text:p>
      <text:p text:style-name="P2"><text:s text:c="8"/>http/https URI that, when parsed, has a /resource name/, /host/,</text:p>
      <text:p text:style-name="P2"><text:s text:c="8"/>and /port/ that match the corresponding ws/wss URI.</text:p>
      <text:p text:style-name="P2"/>
      <text:p text:style-name="P2"><text:s text:c="3"/>4. <text:s text:c="2"/>The request MUST contain a |Host| header field whose value</text:p>
      <text:p text:style-name="P2"><text:s text:c="8"/>contains /host/ plus optionally ":" followed by /port/ (when not</text:p>
      <text:p text:style-name="P2"><text:s text:c="8"/>using the default port).</text:p>
      <text:p text:style-name="P2"/>
      <text:p text:style-name="P2"><text:s text:c="3"/>5. <text:s text:c="2"/>The request MUST contain an |Upgrade| header field whose value</text:p>
      <text:p text:style-name="P2"><text:s text:c="8"/>MUST include the "websocket" keyword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 text:c="2"/>The request MUST contain a |Connection| header field whose value</text:p>
      <text:p text:style-name="P2"><text:s text:c="8"/>MUST include the "Upgrade" token.</text:p>
      <text:p text:style-name="P2"/>
      <text:p text:style-name="P2"><text:soft-page-break/><text:s text:c="3"/>7. <text:s text:c="2"/>The request MUST include a header field with the name</text:p>
      <text:p text:style-name="P2"><text:s text:c="8"/>|Sec-WebSocket-Key|. <text:s/>The value of this header field MUST be a</text:p>
      <text:p text:style-name="P2"><text:s text:c="8"/>nonce consisting of a randomly selected 16-byte value that has</text:p>
      <text:p text:style-name="P2"><text:s text:c="8"/>been base64-encoded (see Section 4 of [RFC4648]). <text:s/>The nonce</text:p>
      <text:p text:style-name="P2"><text:s text:c="8"/>MUST be selected randomly for each connection.</text:p>
      <text:p text:style-name="P2"/>
      <text:p text:style-name="P2"><text:s text:c="8"/>NOTE: As an example, if the randomly selected value was the</text:p>
      <text:p text:style-name="P2"><text:s text:c="8"/>sequence of bytes 0x01 0x02 0x03 0x04 0x05 0x06 0x07 0x08 0x09</text:p>
      <text:p text:style-name="P2"><text:s text:c="8"/>0x0a 0x0b 0x0c 0x0d 0x0e 0x0f 0x10, the value of the header</text:p>
      <text:p text:style-name="P2"><text:s text:c="8"/>field would be "AQIDBAUGBwgJCgsMDQ4PEC=="</text:p>
      <text:p text:style-name="P2"/>
      <text:p text:style-name="P2"><text:s text:c="3"/>8. <text:s text:c="2"/>The request MUST include a header field with the name |Origin|</text:p>
      <text:p text:style-name="P2"><text:s text:c="8"/>[RFC6454] if the request is coming from a browser client. <text:s/>If</text:p>
      <text:p text:style-name="P2"><text:s text:c="8"/>the connection is from a non-browser client, the request MAY</text:p>
      <text:p text:style-name="P2"><text:s text:c="8"/>include this header field if the semantics of that client match</text:p>
      <text:p text:style-name="P2"><text:s text:c="8"/>the use-case described here for browser clients. <text:s/>The value of</text:p>
      <text:p text:style-name="P2"><text:s text:c="8"/>this header field is the ASCII serialization of origin of the</text:p>
      <text:p text:style-name="P2"><text:s text:c="8"/>context in which the code establishing the connection is</text:p>
      <text:p text:style-name="P2"><text:s text:c="8"/>running. <text:s/>See [RFC6454] for the details of how this header field</text:p>
      <text:p text:style-name="P2"><text:s text:c="8"/>value is constructed.</text:p>
      <text:p text:style-name="P2"/>
      <text:p text:style-name="P2"><text:s text:c="8"/>As an example, if code downloaded from www.example.com attempts</text:p>
      <text:p text:style-name="P2"><text:s text:c="8"/>to establish a connection to ww2.example.com, the value of the</text:p>
      <text:p text:style-name="P2"><text:s text:c="8"/>header field would be "http://www.example.com".</text:p>
      <text:p text:style-name="P2"/>
      <text:p text:style-name="P2"><text:s text:c="3"/>9. <text:s text:c="2"/>The request MUST include a header field with the name</text:p>
      <text:p text:style-name="P2"><text:s text:c="8"/>|Sec-WebSocket-Version|. <text:s/>The value of this header field MUST be</text:p>
      <text:p text:style-name="P2"><text:s text:c="8"/>13.</text:p>
      <text:p text:style-name="P2"/>
      <text:p text:style-name="P2"><text:s text:c="8"/>NOTE: Although draft versions of this document (-09, -10, -11,</text:p>
      <text:p text:style-name="P2"><text:s text:c="8"/>and -12) were posted (they were mostly comprised of editorial</text:p>
      <text:p text:style-name="P2"><text:s text:c="8"/>changes and clarifications and not changes to the wire</text:p>
      <text:p text:style-name="P2"><text:s text:c="8"/>protocol), values 9, 10, 11, and 12 were not used as valid</text:p>
      <text:p text:style-name="P2"><text:s text:c="8"/>values for Sec-WebSocket-Version. <text:s/>These values were reserved in</text:p>
      <text:p text:style-name="P2"><text:s text:c="8"/>the IANA registry but were not and will not be used.</text:p>
      <text:p text:style-name="P2"/>
      <text:p text:style-name="P2"><text:s text:c="3"/>10. <text:s/>The request MAY include a header field with the name</text:p>
      <text:p text:style-name="P2"><text:s text:c="8"/>|Sec-WebSocket-Protocol|. <text:s/>If present, this value indicates one</text:p>
      <text:p text:style-name="P2"><text:s text:c="8"/>or more comma-separated subprotocol the client wishes to speak,</text:p>
      <text:p text:style-name="P2"><text:s text:c="8"/>ordered by preference. <text:s/>The elements that comprise this value</text:p>
      <text:p text:style-name="P2"><text:s text:c="8"/>MUST be non-empty strings with characters in the range U+0021 to</text:p>
      <text:p text:style-name="P2"><text:s text:c="8"/>U+007E not including separator characters as defined in</text:p>
      <text:p text:style-name="P2"><text:s text:c="8"/>[RFC2616] and MUST all be unique strings. <text:s/>The ABNF for the</text:p>
      <text:p text:style-name="P2"><text:s text:c="8"/>value of this header field is 1#token, where the definitions of</text:p>
      <text:p text:style-name="P2"><text:s text:c="8"/>constructs and rules are as given in [RFC2616].</text:p>
      <text:p text:style-name="P2"/>
      <text:p text:style-name="P2"/>
      <text:p text:style-name="P2"/>
      <text:p text:style-name="P2">Fette &amp; Melnikov <text:s text:c="12"/>Standards Track <text:s text:c="18"/>[Page 1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11. <text:s/>The request MAY include a header field with the name</text:p>
      <text:p text:style-name="P2"><text:s text:c="8"/>|Sec-WebSocket-Extensions|. <text:s/>If present, this value indicates</text:p>
      <text:p text:style-name="P2"><text:s text:c="8"/>the protocol-level extension(s) the client wishes to speak. <text:s/>The</text:p>
      <text:p text:style-name="P2"><text:s text:c="8"/>interpretation and format of this header field is described in</text:p>
      <text:p text:style-name="P2"><text:s text:c="8"/>Section 9.1.</text:p>
      <text:p text:style-name="P2"/>
      <text:p text:style-name="P2"><text:s text:c="3"/>12. <text:s/>The request MAY include any other header fields, for example,</text:p>
      <text:p text:style-name="P2"><text:s text:c="8"/>cookies [RFC6265] and/or authentication-related header fields</text:p>
      <text:p text:style-name="P2"><text:s text:c="8"/>such as the |Authorization| header field [RFC2616], which are</text:p>
      <text:p text:style-name="P2"><text:s text:c="8"/>processed according to documents that define them.</text:p>
      <text:p text:style-name="P2"/>
      <text:p text:style-name="P2"><text:soft-page-break/><text:s text:c="3"/>Once the client's opening handshake has been sent, the client MUST</text:p>
      <text:p text:style-name="P2"><text:s text:c="3"/>wait for a response from the server before sending any further data.</text:p>
      <text:p text:style-name="P2"><text:s text:c="3"/>The client MUST validate the server's response as follows:</text:p>
      <text:p text:style-name="P2"/>
      <text:p text:style-name="P2"><text:s text:c="3"/>1. <text:s/>If the status code received from the server is not 101, the</text:p>
      <text:p text:style-name="P2"><text:s text:c="7"/>client handles the response per HTTP [RFC2616] procedures. <text:s/>In</text:p>
      <text:p text:style-name="P2"><text:s text:c="7"/>particular, the client might perform authentication if it</text:p>
      <text:p text:style-name="P2"><text:s text:c="7"/>receives a 401 status code; the server might redirect the client</text:p>
      <text:p text:style-name="P2"><text:s text:c="7"/>using a 3xx status code (but clients are not required to follow</text:p>
      <text:p text:style-name="P2"><text:s text:c="7"/>them), etc. <text:s/>Otherwise, proceed as follows.</text:p>
      <text:p text:style-name="P2"/>
      <text:p text:style-name="P2"><text:s text:c="3"/>2. <text:s/>If the response lacks an |Upgrade| header field or the |Upgrade|</text:p>
      <text:p text:style-name="P2"><text:s text:c="7"/>header field contains a value that is not an ASCII case-</text:p>
      <text:p text:style-name="P2"><text:s text:c="7"/>insensitive match for the value "websocket", the client MUST</text:p>
      <text:p text:style-name="P2"><text:s text:c="7"/>_Fail the WebSocket Connection_.</text:p>
      <text:p text:style-name="P2"/>
      <text:p text:style-name="P2"><text:s text:c="3"/>3. <text:s/>If the response lacks a |Connection| header field or the</text:p>
      <text:p text:style-name="P2"><text:s text:c="7"/>|Connection| header field doesn't contain a token that is an</text:p>
      <text:p text:style-name="P2"><text:s text:c="7"/>ASCII case-insensitive match for the value "Upgrade", the client</text:p>
      <text:p text:style-name="P2"><text:s text:c="7"/>MUST _Fail the WebSocket Connection_.</text:p>
      <text:p text:style-name="P2"/>
      <text:p text:style-name="P2"><text:s text:c="3"/>4. <text:s/>If the response lacks a |Sec-WebSocket-Accept| header field or</text:p>
      <text:p text:style-name="P2"><text:s text:c="7"/>the |Sec-WebSocket-Accept| contains a value other than the</text:p>
      <text:p text:style-name="P2"><text:s text:c="7"/>base64-encoded SHA-1 of the concatenation of the |Sec-WebSocket-</text:p>
      <text:p text:style-name="P2"><text:s text:c="7"/>Key| (as a string, not base64-decoded) with the string "258EAFA5-</text:p>
      <text:p text:style-name="P2"><text:s text:c="7"/>E914-47DA-95CA-C5AB0DC85B11" but ignoring any leading and</text:p>
      <text:p text:style-name="P2"><text:s text:c="7"/>trailing whitespace, the client MUST _Fail the WebSocket</text:p>
      <text:p text:style-name="P2"><text:s text:c="7"/>Connection_.</text:p>
      <text:p text:style-name="P2"/>
      <text:p text:style-name="P2"><text:s text:c="3"/>5. <text:s/>If the response includes a |Sec-WebSocket-Extensions| header</text:p>
      <text:p text:style-name="P2"><text:s text:c="7"/>field and this header field indicates the use of an extension</text:p>
      <text:p text:style-name="P2"><text:s text:c="7"/>that was not present in the client's handshake (the server has</text:p>
      <text:p text:style-name="P2"><text:s text:c="7"/>indicated an extension not requested by the client), the client</text:p>
      <text:p text:style-name="P2"><text:s text:c="7"/>MUST _Fail the WebSocket Connection_. <text:s/>(The parsing of this</text:p>
      <text:p text:style-name="P2"><text:s text:c="7"/>header field to determine which extensions are requested is</text:p>
      <text:p text:style-name="P2"><text:s text:c="7"/>discussed in Section 9.1.)</text:p>
      <text:p text:style-name="P2"/>
      <text:p text:style-name="P2"/>
      <text:p text:style-name="P2"/>
      <text:p text:style-name="P2"/>
      <text:p text:style-name="P2">Fette &amp; Melnikov <text:s text:c="12"/>Standards Track <text:s text:c="18"/>[Page 1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/>If the response includes a |Sec-WebSocket-Protocol| header field</text:p>
      <text:p text:style-name="P2"><text:s text:c="7"/>and this header field indicates the use of a subprotocol that was</text:p>
      <text:p text:style-name="P2"><text:s text:c="7"/>not present in the client's handshake (the server has indicated a</text:p>
      <text:p text:style-name="P2"><text:s text:c="7"/>subprotocol not requested by the client), the client MUST _Fail</text:p>
      <text:p text:style-name="P2"><text:s text:c="7"/>the WebSocket Connection_.</text:p>
      <text:p text:style-name="P2"/>
      <text:p text:style-name="P2"><text:s text:c="3"/>If the server's response does not conform to the requirements for the</text:p>
      <text:p text:style-name="P2"><text:s text:c="3"/>server's handshake as defined in this section and in Section 4.2.2,</text:p>
      <text:p text:style-name="P2"><text:s text:c="3"/>the client MUST _Fail the WebSocket Connection_.</text:p>
      <text:p text:style-name="P2"/>
      <text:p text:style-name="P2"><text:s text:c="3"/>Please note that according to [RFC2616], all header field names in</text:p>
      <text:p text:style-name="P2"><text:s text:c="3"/>both HTTP requests and HTTP responses are case-insensitive.</text:p>
      <text:p text:style-name="P2"/>
      <text:p text:style-name="P2"><text:s text:c="3"/>If the server's response is validated as provided for above, it is</text:p>
      <text:p text:style-name="P2"><text:s text:c="3"/>said that _The WebSocket Connection is Established_ and that the</text:p>
      <text:p text:style-name="P2"><text:s text:c="3"/>WebSocket Connection is in the OPEN state. <text:s/>The _Extensions In Use_</text:p>
      <text:p text:style-name="P2"><text:s text:c="3"/>is defined to be a (possibly empty) string, the value of which is</text:p>
      <text:p text:style-name="P2"><text:s text:c="3"/>equal to the value of the |Sec-WebSocket-Extensions| header field</text:p>
      <text:p text:style-name="P2"><text:s text:c="3"/>supplied by the server's handshake or the null value if that header</text:p>
      <text:p text:style-name="P2"><text:soft-page-break/><text:s text:c="3"/>field was not present in the server's handshake. <text:s/>The _Subprotocol In</text:p>
      <text:p text:style-name="P2"><text:s text:c="3"/>Use_ is defined to be the value of the |Sec-WebSocket-Protocol|</text:p>
      <text:p text:style-name="P2"><text:s text:c="3"/>header field in the server's handshake or the null value if that</text:p>
      <text:p text:style-name="P2"><text:s text:c="3"/>header field was not present in the server's handshake.</text:p>
      <text:p text:style-name="P2"><text:s text:c="3"/>Additionally, if any header fields in the server's handshake indicate</text:p>
      <text:p text:style-name="P2"><text:s text:c="3"/>that cookies should be set (as defined by [RFC6265]), these cookies</text:p>
      <text:p text:style-name="P2"><text:s text:c="3"/>are referred to as _Cookies Set During the Server's Opening</text:p>
      <text:p text:style-name="P2"><text:s text:c="3"/>Handshake_.</text:p>
      <text:p text:style-name="Preformatted_20_Text"/>
      <text:p text:style-name="P2">4.2. <text:s/>Server-Side Requirements</text:p>
      <text:p text:style-name="P2"/>
      <text:p text:style-name="P2"><text:s text:c="3"/>Servers MAY offload the management of the connection to other agents</text:p>
      <text:p text:style-name="P2"><text:s text:c="3"/>on the network, for example, load balancers and reverse proxies. <text:s/>In</text:p>
      <text:p text:style-name="P2"><text:s text:c="3"/>such a situation, the server for the purposes of this specification</text:p>
      <text:p text:style-name="P2"><text:s text:c="3"/>is considered to include all parts of the server-side infrastructure</text:p>
      <text:p text:style-name="P2"><text:s text:c="3"/>from the first device to terminate the TCP connection all the way to</text:p>
      <text:p text:style-name="P2"><text:s text:c="3"/>the server that processes requests and sends responses.</text:p>
      <text:p text:style-name="P2"/>
      <text:p text:style-name="P2"><text:s text:c="3"/>EXAMPLE: A data center might have a server that responds to WebSocket</text:p>
      <text:p text:style-name="P2"><text:s text:c="3"/>requests with an appropriate handshake and then passes the connection</text:p>
      <text:p text:style-name="P2"><text:s text:c="3"/>to another server to actually process the data frames. <text:s/>For the</text:p>
      <text:p text:style-name="P2"><text:s text:c="3"/>purposes of this specification, the "server" is the combination of</text:p>
      <text:p text:style-name="P2"><text:s text:c="3"/>both compute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4.2.1. <text:s/>Reading the Client's Opening Handshake</text:p>
      <text:p text:style-name="P2"/>
      <text:p text:style-name="P2"><text:s text:c="3"/>When a client starts a WebSocket connection, it sends its part of the</text:p>
      <text:p text:style-name="P2"><text:s text:c="3"/>opening handshake. <text:s/>The server must parse at least part of this</text:p>
      <text:p text:style-name="P2"><text:s text:c="3"/>handshake in order to obtain the necessary information to generate</text:p>
      <text:p text:style-name="P2"><text:s text:c="3"/>the server part of the handshake.</text:p>
      <text:p text:style-name="P2"/>
      <text:p text:style-name="P2"><text:s text:c="3"/>The client's opening handshake consists of the follo<text:span text:style-name="T3">wing parts. <text:s/>If</text:span></text:p>
      <text:p text:style-name="P3"><text:s text:c="2"/><text:span text:style-name="T3"><text:s/>the server, while reading the handshake, finds that the client did</text:span></text:p>
      <text:p text:style-name="P4"><text:s text:c="3"/>not send a handshake that matches the description below (note that as</text:p>
      <text:p text:style-name="P4"><text:s text:c="3"/>per [RFC2616], the order of the header fields is not important),</text:p>
      <text:p text:style-name="P4"><text:s text:c="3"/>including but not limited to any violations of the ABNF grammar</text:p>
      <text:p text:style-name="P4"><text:s text:c="3"/>specified for the components of the handshake, the server MUST stop</text:p>
      <text:p text:style-name="P4"><text:s text:c="3"/>processing the client's handshake and return an HTTP response with an</text:p>
      <text:p text:style-name="P4"><text:s text:c="3"/>appropriate error code (such as 400 Bad Request).</text:p>
      <text:p text:style-name="P4"/>
      <text:p text:style-name="P4"><text:s text:c="3"/>1. <text:s text:c="2"/>An HTTP/1.1 or higher GET request, including a "Request-URI"</text:p>
      <text:p text:style-name="P4"><text:s text:c="8"/>[RFC2616] that should be interpreted as a /resource name/</text:p>
      <text:p text:style-name="P4"><text:s text:c="8"/>defined in Section 3 (or an absolute HTTP/HTTPS URI containing</text:p>
      <text:p text:style-name="P4"><text:s text:c="8"/>the /resource name/).</text:p>
      <text:p text:style-name="P4"/>
      <text:p text:style-name="P4"><text:s text:c="3"/>2. <text:s text:c="2"/>A |Host| header field containing the server's authority.</text:p>
      <text:p text:style-name="P4"/>
      <text:p text:style-name="P4"><text:s text:c="3"/>3. <text:s text:c="2"/>An |Upgrade| header field containing the value "websocket",</text:p>
      <text:p text:style-name="P4"><text:s text:c="8"/>treated as an ASCII case-insensitive value.</text:p>
      <text:p text:style-name="P4"/>
      <text:p text:style-name="P4"><text:s text:c="3"/>4. <text:s text:c="2"/>A |Connection| header field that includes the token "Upgrade",</text:p>
      <text:p text:style-name="P4"><text:soft-page-break/><text:s text:c="8"/>treated as an ASCII case-insensitive value.</text:p>
      <text:p text:style-name="P4"/>
      <text:p text:style-name="P4"><text:s text:c="3"/>5. <text:s text:c="2"/>A |Sec-WebSocket-Key| header field with a base64-encoded (see</text:p>
      <text:p text:style-name="P4"><text:s text:c="8"/>Section 4 of [RFC4648]) value that, when decoded, is 16 bytes in</text:p>
      <text:p text:style-name="P4"><text:s text:c="8"/>length.</text:p>
      <text:p text:style-name="P4"/>
      <text:p text:style-name="P4"><text:s text:c="3"/>6. <text:s text:c="2"/>A |Sec-WebSocket-Version| header field, with a value of 13.</text:p>
      <text:p text:style-name="P4"/>
      <text:p text:style-name="P4"><text:s text:c="3"/>7. <text:s text:c="2"/>Optionally, an |Origin| header field. <text:s/>This header field is sent</text:p>
      <text:p text:style-name="P4"><text:s text:c="8"/>by all browser clients. <text:s/>A connection attempt lacking this</text:p>
      <text:p text:style-name="P4"><text:s text:c="8"/>header field SHOULD NOT be interpreted as coming from a browser</text:p>
      <text:p text:style-name="P4"><text:s text:c="8"/>client.</text:p>
      <text:p text:style-name="P4"/>
      <text:p text:style-name="P4"><text:s text:c="3"/>8. <text:s text:c="2"/>Optionally, a |Sec-WebSocket-Protocol| header field, with a list</text:p>
      <text:p text:style-name="P4"><text:s text:c="8"/>of values indicating which protocols the client would like to</text:p>
      <text:p text:style-name="P4"><text:s text:c="8"/>speak, ordered by preference.</text:p>
      <text:p text:style-name="P4"/>
      <text:p text:style-name="P4"><text:s text:c="3"/>9. <text:s text:c="2"/>Optionally, a |Sec-WebSocket-Extensions| header field, with a</text:p>
      <text:p text:style-name="P4"><text:s text:c="8"/>list of values indicating which extensions the client would like</text:p>
      <text:p text:style-name="P4"><text:s text:c="8"/>to speak. <text:s/>The interpretation of this header field is discussed</text:p>
      <text:p text:style-name="P4"><text:s text:c="8"/>in Section 9.1.</text:p>
      <text:p text:style-name="P4"/>
      <text:p text:style-name="P4"/>
      <text:p text:style-name="P4"/>
      <text:p text:style-name="P4">Fette &amp; Melnikov <text:s text:c="12"/>Standards Track <text:s text:c="18"/>[Page 21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3"/>10. <text:s/>Optionally, other header fields, such as those used to send</text:p>
      <text:p text:style-name="P4"><text:s text:c="8"/>cookies or request authentication to a server. <text:s/>Unknown header</text:p>
      <text:p text:style-name="P4"><text:s text:c="8"/>fields are ignored, as per [RFC2616].</text:p>
      <text:p text:style-name="Preformatted_20_Text"/>
      <text:p text:style-name="P2">4.2.2. <text:s/>Sending the Server's Opening Handshake</text:p>
      <text:p text:style-name="P2"/>
      <text:p text:style-name="P2"><text:s text:c="3"/>When a client establishes a WebSocket connection to a server, the</text:p>
      <text:p text:style-name="P2"><text:s text:c="3"/>server MUST complete the following steps to accept the connection and</text:p>
      <text:p text:style-name="P2"><text:s text:c="3"/>send the server's opening handshake.</text:p>
      <text:p text:style-name="Preformatted_20_Text"/>
      <text:p text:style-name="P2"><text:s text:c="3"/>1. <text:s/>If the connection is happening on an HTTPS (HTTP-over-TLS) port,</text:p>
      <text:p text:style-name="P2"><text:s text:c="7"/>perform a TLS handshake over the connection. <text:s/>If this fails</text:p>
      <text:p text:style-name="P2"><text:s text:c="7"/>(e.g., the client indicated a host name in the extended client</text:p>
      <text:p text:style-name="P2"><text:s text:c="7"/>hello "server_name" extension that the server does not host),</text:p>
      <text:p text:style-name="P2"><text:s text:c="7"/>then close the connection; otherwise, all further communication</text:p>
      <text:p text:style-name="P2"><text:s text:c="7"/>for the connection (including the server's handshake) MUST run</text:p>
      <text:p text:style-name="P2"><text:s text:c="7"/>through the encrypted tunnel [RFC5246].</text:p>
      <text:p text:style-name="Preformatted_20_Text"/>
      <text:p text:style-name="P2"><text:s text:c="3"/>2. <text:s/>The server can perform additional client authentication, for</text:p>
      <text:p text:style-name="P2"><text:s text:c="7"/>example, by returning a 401 status code with the corresponding</text:p>
      <text:p text:style-name="P2"><text:s text:c="7"/>|WWW-Authenticate| header field as described in [RFC2616].</text:p>
      <text:p text:style-name="Preformatted_20_Text"/>
      <text:p text:style-name="P2"><text:s text:c="3"/>3. <text:s/>The server MAY redirect the client using a 3xx status code</text:p>
      <text:p text:style-name="P2"><text:s text:c="7"/>[RFC2616]. <text:s/>Note that this step can happen together with, before,</text:p>
      <text:p text:style-name="P2"><text:s text:c="7"/>or after the optional authentication step described above.</text:p>
      <text:p text:style-name="P4"/>
      <text:p text:style-name="P4"><text:s text:c="3"/>4. <text:s/>Establish the following information:</text:p>
      <text:p text:style-name="P4"/>
      <text:p text:style-name="P4"><text:s text:c="7"/>/origin/</text:p>
      <text:p text:style-name="P4"><text:s text:c="10"/>The |Origin| header field in the client's handshake indicates</text:p>
      <text:p text:style-name="P4"><text:s text:c="10"/>the origin of the script establishing the connection. <text:s/>The</text:p>
      <text:p text:style-name="P4"><text:s text:c="10"/>origin is serialized to ASCII and converted to lowercase. <text:s/>The</text:p>
      <text:p text:style-name="P4"><text:s text:c="10"/>server MAY use this information as part of a determination of</text:p>
      <text:p text:style-name="P4"><text:s text:c="10"/>whether to accept the incoming connection. <text:s/>If the server does</text:p>
      <text:p text:style-name="P4"><text:s text:c="10"/>not validate the origin, it will accept connections from</text:p>
      <text:p text:style-name="P4"><text:soft-page-break/><text:s text:c="10"/>anywhere. <text:s/>If the server does not wish to accept this</text:p>
      <text:p text:style-name="P4"><text:s text:c="10"/>connection, it MUST return an appropriate HTTP error code</text:p>
      <text:p text:style-name="P4"><text:s text:c="10"/>(e.g., 403 Forbidden) and abort the WebSocket handshake</text:p>
      <text:p text:style-name="P4"><text:s text:c="10"/>described in this section. <text:s/>For more detail, refer to</text:p>
      <text:p text:style-name="P4"><text:s text:c="10"/>Section 10.</text:p>
      <text:p text:style-name="P4"/>
      <text:p text:style-name="P4"><text:s text:c="7"/>/key/</text:p>
      <text:p text:style-name="P4"><text:s text:c="10"/>The |Sec-WebSocket-Key| header field in the client's handshake</text:p>
      <text:p text:style-name="P4"><text:s text:c="10"/>includes a base64-encoded value that, if decoded, is 16 bytes</text:p>
      <text:p text:style-name="P4"><text:s text:c="10"/>in length. <text:s/>This (encoded) value is used in the creation of</text:p>
      <text:p text:style-name="P4"><text:s text:c="10"/>the server's handshake to indicate an acceptance of the</text:p>
      <text:p text:style-name="P4"><text:s text:c="10"/>connection. <text:s/>It is not necessary for the server to base64-</text:p>
      <text:p text:style-name="P4"><text:s text:c="10"/>decode the |Sec-WebSocket-Key| value.</text:p>
      <text:p text:style-name="P4"/>
      <text:p text:style-name="P4"/>
      <text:p text:style-name="P4"/>
      <text:p text:style-name="P4">Fette &amp; Melnikov <text:s text:c="12"/>Standards Track <text:s text:c="18"/>[Page 22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7"/>/version/</text:p>
      <text:p text:style-name="P4"><text:s text:c="10"/>The |Sec-WebSocket-Version| header field in the client's</text:p>
      <text:p text:style-name="P4"><text:s text:c="10"/>handshake includes the version of the WebSocket Protocol with</text:p>
      <text:p text:style-name="P4"><text:s text:c="10"/>which the client is attempting to communicate. <text:s/>If this</text:p>
      <text:p text:style-name="P4"><text:s text:c="10"/>version does not match a version understood by the server, the</text:p>
      <text:p text:style-name="P4"><text:s text:c="10"/>server MUST abort the WebSocket handshake described in this</text:p>
      <text:p text:style-name="P4"><text:s text:c="10"/>section and instead send an appropriate HTTP error code (such</text:p>
      <text:p text:style-name="P4"><text:s text:c="10"/>as 426 Upgrade Required) and a |Sec-WebSocket-Version| header</text:p>
      <text:p text:style-name="P4"><text:s text:c="10"/>field indicating the version(s) the server is capable of</text:p>
      <text:p text:style-name="P4"><text:s text:c="10"/>understanding.</text:p>
      <text:p text:style-name="P3"/>
      <text:p text:style-name="P3"><text:s text:c="7"/>/resource name/</text:p>
      <text:p text:style-name="P3"><text:s text:c="10"/>An identifier for the service provided by the server. <text:s/>If the</text:p>
      <text:p text:style-name="P3"><text:s text:c="10"/>server provides multiple services, then the value should be</text:p>
      <text:p text:style-name="P3"><text:s text:c="10"/>derived from the resource name given in the client's handshake</text:p>
      <text:p text:style-name="P3"><text:s text:c="10"/>in the "Request-URI" [RFC2616] of the GET method. <text:s/>If the</text:p>
      <text:p text:style-name="P3"><text:s text:c="10"/>requested service is not available, the server MUST send an</text:p>
      <text:p text:style-name="P3"><text:s text:c="10"/>appropriate HTTP error code (such as 404 Not Found) and abort</text:p>
      <text:p text:style-name="P3"><text:s text:c="10"/>the WebSocket handshake.</text:p>
      <text:p text:style-name="P3"/>
      <text:p text:style-name="P2"><text:s text:c="7"/>/subprotocol/</text:p>
      <text:p text:style-name="P2"><text:s text:c="10"/>Either a single value representing the subprotocol the server</text:p>
      <text:p text:style-name="P2"><text:s text:c="10"/>is ready to use or null. <text:s/>The value chosen MUST be derived</text:p>
      <text:p text:style-name="P2"><text:s text:c="10"/>from the client's handshake, specifically by selecting one of</text:p>
      <text:p text:style-name="P2"><text:s text:c="10"/>the values from the |Sec-WebSocket-Protocol| field that the</text:p>
      <text:p text:style-name="P2"><text:s text:c="10"/>server is willing to use for this connection (if any). <text:s/>If the</text:p>
      <text:p text:style-name="P2"><text:s text:c="10"/>client's handshake did not contain such a header field or if</text:p>
      <text:p text:style-name="P2"><text:s text:c="10"/>the server does not agree to any of the client's requested</text:p>
      <text:p text:style-name="P2"><text:s text:c="10"/>subprotocols, the only acceptable value is null. <text:s/>The absence</text:p>
      <text:p text:style-name="P2"><text:s text:c="10"/>of such a field is equivalent to the null value (meaning that</text:p>
      <text:p text:style-name="P2"><text:s text:c="10"/>if the server does not wish to agree to one of the suggested</text:p>
      <text:p text:style-name="P2"><text:s text:c="10"/>subprotocols, it MUST NOT send back a |Sec-WebSocket-Protocol|</text:p>
      <text:p text:style-name="P2"><text:s text:c="10"/>header field in its response). <text:s/>The empty string is not the</text:p>
      <text:p text:style-name="P2"><text:s text:c="10"/>same as the null value for these purposes and is not a legal</text:p>
      <text:p text:style-name="P2"><text:s text:c="10"/>value for this field. <text:s/>The ABNF for the value of this header</text:p>
      <text:p text:style-name="P2"><text:s text:c="10"/>field is (token), where the definitions of constructs and</text:p>
      <text:p text:style-name="P2"><text:s text:c="10"/>rules are as given in [RFC2616].</text:p>
      <text:p text:style-name="Preformatted_20_Text"/>
      <text:p text:style-name="P2"><text:s text:c="7"/>/extensions/</text:p>
      <text:p text:style-name="P2"><text:s text:c="10"/>A (possibly empty) list representing the protocol-level</text:p>
      <text:p text:style-name="P2"><text:s text:c="10"/>extensions the server is ready to use. <text:s/>If the server supports</text:p>
      <text:p text:style-name="P2"><text:s text:c="10"/>multiple extensions, then the value MUST be derived from the</text:p>
      <text:p text:style-name="P2"><text:s text:c="10"/>client's handshake, specifically by selecting one or more of</text:p>
      <text:p text:style-name="P2"><text:soft-page-break/><text:s text:c="10"/>the values from the |Sec-WebSocket-Extensions| field. <text:s/>The</text:p>
      <text:p text:style-name="P2"><text:s text:c="10"/>absence of such a field is equivalent to the null value. <text:s/>The</text:p>
      <text:p text:style-name="P2"><text:s text:c="10"/>empty string is not the same as the null value for the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2"><text:s text:c="10"/>purposes. <text:s/>Extensions not listed by the client MUST NOT be</text:p>
      <text:p text:style-name="P2"><text:s text:c="10"/>listed. <text:s/>The method by which these values should be selected</text:p>
      <text:p text:style-name="P2"><text:s text:c="10"/>and interpreted is discussed in Section 9.1.</text:p>
      <text:p text:style-name="Preformatted_20_Text"/>
      <text:p text:style-name="P4"><text:s text:c="3"/>5. <text:s/>If the server chooses to accept the incoming connection, it MUST</text:p>
      <text:p text:style-name="P4"><text:s text:c="7"/>reply with a valid HTTP response indicating the following.</text:p>
      <text:p text:style-name="P4"/>
      <text:p text:style-name="P4"><text:s text:c="7"/>1. <text:s/>A Status-Line with a 101 response code as per RFC 2616</text:p>
      <text:p text:style-name="P4"><text:s text:c="11"/>[RFC2616]. <text:s/>Such a response could look like "HTTP/1.1 101</text:p>
      <text:p text:style-name="P4"><text:s text:c="11"/>Switching Protocols".</text:p>
      <text:p text:style-name="P4"/>
      <text:p text:style-name="P4"><text:s text:c="7"/>2. <text:s/>An |Upgrade| header field with value "websocket" as per RFC</text:p>
      <text:p text:style-name="P4"><text:s text:c="11"/>2616 [RFC2616].</text:p>
      <text:p text:style-name="P4"/>
      <text:p text:style-name="P4"><text:s text:c="7"/>3. <text:s/>A |Connection| header field with value "Upgrade".</text:p>
      <text:p text:style-name="P4"/>
      <text:p text:style-name="P4"><text:s text:c="7"/>4. <text:s/>A |Sec-WebSocket-Accept| header field. <text:s/>The value of this</text:p>
      <text:p text:style-name="P4"><text:s text:c="11"/>header field is constructed by concatenating /key/, defined</text:p>
      <text:p text:style-name="P4"><text:s text:c="11"/>above in step 4 in Section 4.2.2, with the string "258EAFA5-</text:p>
      <text:p text:style-name="P4"><text:s text:c="11"/>E914-47DA-95CA-C5AB0DC85B11", taking the SHA-1 hash of this</text:p>
      <text:p text:style-name="P4"><text:s text:c="11"/>concatenated value to obtain a 20-byte value and base64-</text:p>
      <text:p text:style-name="P4"><text:s text:c="11"/>encoding (see Section 4 of [RFC4648]) this 20-byte hash.</text:p>
      <text:p text:style-name="P4"/>
      <text:p text:style-name="P4"><text:s text:c="11"/>The ABNF [RFC2616] of this header field is defined as</text:p>
      <text:p text:style-name="P4"><text:s text:c="11"/>follows:</text:p>
      <text:p text:style-name="P4"/>
      <text:p text:style-name="P4"><text:s text:c="11"/>Sec-WebSocket-Accept <text:s text:c="4"/>= base64-value-non-empty</text:p>
      <text:p text:style-name="P4"><text:s text:c="11"/>base64-value-non-empty = (1*base64-data [ base64-padding ]) |</text:p>
      <text:p text:style-name="P4"><text:s text:c="36"/>base64-padding</text:p>
      <text:p text:style-name="P4"><text:s text:c="11"/>base64-data <text:s text:c="5"/>= 4base64-character</text:p>
      <text:p text:style-name="P4"><text:s text:c="11"/>base64-padding <text:s text:c="2"/>= (2base64-character "==") |</text:p>
      <text:p text:style-name="P4"><text:s text:c="30"/>(3base64-character "=")</text:p>
      <text:p text:style-name="P4"><text:s text:c="11"/>base64-character = ALPHA | DIGIT | "+" | "/"</text:p>
      <text:p text:style-name="P4"/>
      <text:p text:style-name="P4"><text:s text:c="3"/>NOTE: As an example, if the value of the |Sec-WebSocket-Key| header</text:p>
      <text:p text:style-name="P4"><text:s text:c="3"/>field in the client's handshake were "dGhlIHNhbXBsZSBub25jZQ==", the</text:p>
      <text:p text:style-name="P4"><text:s text:c="3"/>server would append the string "258EAFA5-E914-47DA-95CA-C5AB0DC85B11"</text:p>
      <text:p text:style-name="P4"><text:s text:c="3"/>to form the string "dGhlIHNhbXBsZSBub25jZQ==258EAFA5-E914-47DA-95CA-</text:p>
      <text:p text:style-name="P4"><text:s text:c="3"/>C5AB0DC85B11". <text:s/>The server would then take the SHA-1 hash of this</text:p>
      <text:p text:style-name="P4"><text:s text:c="3"/>string, giving the value 0xb3 0x7a 0x4f 0x2c 0xc0 0x62 0x4f 0x16 0x90</text:p>
      <text:p text:style-name="P4"><text:s text:c="3"/>0xf6 0x46 0x06 0xcf 0x38 0x59 0x45 0xb2 0xbe 0xc4 0xea. <text:s/>This value</text:p>
      <text:p text:style-name="P4"><text:s text:c="3"/>is then base64-encoded, to give the value</text:p>
      <text:p text:style-name="P4"><text:s text:c="3"/>"s3pPLMBiTxaQ9kYGzzhZRbK+xOo=", which would be returned in the</text:p>
      <text:p text:style-name="P4"><text:s text:c="3"/>|Sec-WebSocket-Accept| header field.</text:p>
      <text:p text:style-name="P4"/>
      <text:p text:style-name="P2"><text:s text:c="7"/>5. <text:s/>Optionally, a |Sec-WebSocket-Protocol| header field, with a</text:p>
      <text:p text:style-name="P2"><text:s text:c="11"/>value /subprotocol/ as defined in step 4 in Section 4.2.2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8"/>[Page 2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6. <text:s/>Optionally, a |Sec-WebSocket-Extensions| header field, with a</text:p>
      <text:p text:style-name="P2"><text:s text:c="11"/>value /extensions/ as defined in step 4 in Section 4.2.2. <text:s/>If</text:p>
      <text:p text:style-name="P2"><text:s text:c="11"/>multiple extensions are to be used, they can all be listed in</text:p>
      <text:p text:style-name="P2"><text:s text:c="11"/>a single |Sec-WebSocket-Extensions| header field or split</text:p>
      <text:p text:style-name="P2"><text:s text:c="11"/>between multiple instances of the |Sec-WebSocket-Extensions|</text:p>
      <text:p text:style-name="P2"><text:s text:c="11"/>header field.</text:p>
      <text:p text:style-name="P2"/>
      <text:p text:style-name="P2"><text:s text:c="3"/>This completes the server's handshake. <text:s/>If the server finishes these</text:p>
      <text:p text:style-name="P2"><text:s text:c="3"/>steps without aborting the WebSocket handshake, the server considers</text:p>
      <text:p text:style-name="P2"><text:s text:c="3"/>the WebSocket connection to be established and that the WebSocket</text:p>
      <text:p text:style-name="P2"><text:s text:c="3"/>connection is in the OPEN state. <text:s/>At this point, the server may begin</text:p>
      <text:p text:style-name="P2"><text:s text:c="3"/>sending (and receiving) data.</text:p>
      <text:p text:style-name="P2"/>
      <text:p text:style-name="P2">4.3. <text:s/>Collected ABNF for New Header Fields Used in Handshake</text:p>
      <text:p text:style-name="P2"/>
      <text:p text:style-name="P2"><text:s text:c="3"/>This section is using ABNF syntax/rules from Section 2.1 of</text:p>
      <text:p text:style-name="P2"><text:s text:c="3"/>[RFC2616], including the "implied *LWS rule".</text:p>
      <text:p text:style-name="P2"/>
      <text:p text:style-name="P2"><text:s text:c="3"/>Note that the following ABNF conventions are used in this section.</text:p>
      <text:p text:style-name="P2"><text:s text:c="3"/>Some names of the rules correspond to names of the corresponding</text:p>
      <text:p text:style-name="P2"><text:s text:c="3"/>header fields. <text:s/>Such rules express values of the corresponding header</text:p>
      <text:p text:style-name="P2"><text:s text:c="3"/>fields, for example, the Sec-WebSocket-Key ABNF rule describes syntax</text:p>
      <text:p text:style-name="P2"><text:s text:c="3"/>of the |Sec-WebSocket-Key| header field value. <text:s/>ABNF rules with the</text:p>
      <text:p text:style-name="P2"><text:s text:c="3"/>"-Client" suffix in the name are only used in requests sent by the</text:p>
      <text:p text:style-name="P2"><text:s text:c="3"/>client to the server; ABNF rules with the "-Server" suffix in the</text:p>
      <text:p text:style-name="P2"><text:s text:c="3"/>name are only used in responses sent by the server to the client.</text:p>
      <text:p text:style-name="P2"><text:s text:c="3"/>For example, the ABNF rule Sec-WebSocket-Protocol-Client describes</text:p>
      <text:p text:style-name="P2"><text:s text:c="3"/>syntax of the |Sec-WebSocket-Protocol| header field value sent by the</text:p>
      <text:p text:style-name="P2"><text:s text:c="3"/>client to the server.</text:p>
      <text:p text:style-name="P2"/>
      <text:p text:style-name="P2"><text:s text:c="3"/>The following new header fields can be sent during the handshake from</text:p>
      <text:p text:style-name="P2"><text:s text:c="3"/>the client to the server:</text:p>
      <text:p text:style-name="P2"/>
      <text:p text:style-name="P2"><text:s text:c="6"/>Sec-WebSocket-Key = base64-value-non-empty</text:p>
      <text:p text:style-name="P2"><text:s text:c="6"/>Sec-WebSocket-Extensions = extension-list</text:p>
      <text:p text:style-name="P2"><text:s text:c="6"/>Sec-WebSocket-Protocol-Client = 1#token</text:p>
      <text:p text:style-name="P2"><text:s text:c="6"/>Sec-WebSocket-Version-Client = version</text:p>
      <text:p text:style-name="P2"/>
      <text:p text:style-name="P2"><text:s text:c="6"/>base64-value-non-empty = (1*base64-data [ base64-padding ]) |</text:p>
      <text:p text:style-name="P2"><text:s text:c="32"/>base64-padding</text:p>
      <text:p text:style-name="P2"><text:s text:c="6"/>base64-data <text:s text:c="5"/>= 4base64-character</text:p>
      <text:p text:style-name="P2"><text:s text:c="6"/>base64-padding <text:s text:c="2"/>= (2base64-character "==") |</text:p>
      <text:p text:style-name="P2"><text:s text:c="25"/>(3base64-character "=")</text:p>
      <text:p text:style-name="P2"><text:s text:c="6"/>base64-character = ALPHA | DIGIT | "+" | "/"</text:p>
      <text:p text:style-name="P2"><text:s text:c="6"/>extension-list = 1#extension</text:p>
      <text:p text:style-name="P2"><text:s text:c="6"/>extension = extension-token *( ";" extension-param )</text:p>
      <text:p text:style-name="P2"><text:s text:c="6"/>extension-token = registered-token</text:p>
      <text:p text:style-name="P2"><text:s text:c="6"/>registered-token = token</text:p>
      <text:p text:style-name="P2"/>
      <text:p text:style-name="P2"/>
      <text:p text:style-name="P2"/>
      <text:p text:style-name="P2">Fette &amp; Melnikov <text:s text:c="12"/>Standards Track <text:s text:c="18"/>[Page 2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6"/>extension-param = token [ "=" (token | quoted-string) ]</text:p>
      <text:p text:style-name="P2"><text:s text:c="11"/>; When using the quoted-string syntax variant, the value</text:p>
      <text:p text:style-name="P2"><text:s text:c="11"/>; after quoted-string unescaping MUST conform to the</text:p>
      <text:p text:style-name="P2"><text:soft-page-break/><text:s text:c="11"/>; 'token' ABNF.</text:p>
      <text:p text:style-name="P2"><text:s text:c="6"/>NZDIGIT <text:s text:c="6"/>= <text:s/>"1" | "2" | "3" | "4" | "5" | "6" |</text:p>
      <text:p text:style-name="P2"><text:s text:c="23"/>"7" | "8" | "9"</text:p>
      <text:p text:style-name="P2"><text:s text:c="6"/>version = DIGIT | (NZDIGIT DIGIT) |</text:p>
      <text:p text:style-name="P2"><text:s text:c="16"/>("1" DIGIT DIGIT) | ("2" DIGIT DIGIT)</text:p>
      <text:p text:style-name="P2"><text:s text:c="16"/>; Limited to 0-255 range, with no leading zeros</text:p>
      <text:p text:style-name="P2"/>
      <text:p text:style-name="P2"><text:s text:c="3"/>The following new header fields can be sent during the handshake from</text:p>
      <text:p text:style-name="P2"><text:s text:c="3"/>the server to the client:</text:p>
      <text:p text:style-name="P2"/>
      <text:p text:style-name="P2"><text:s text:c="6"/>Sec-WebSocket-Extensions = extension-list</text:p>
      <text:p text:style-name="P2"><text:s text:c="6"/>Sec-WebSocket-Accept <text:s text:c="4"/>= base64-value-non-empty</text:p>
      <text:p text:style-name="P2"><text:s text:c="6"/>Sec-WebSocket-Protocol-Server = token</text:p>
      <text:p text:style-name="P4"><text:s text:c="6"/>Sec-WebSocket-Version-Server = 1#version</text:p>
      <text:p text:style-name="P4"/>
      <text:p text:style-name="P4">4.4. <text:s/>Supporting Multiple Versions of WebSocket Protocol</text:p>
      <text:p text:style-name="P4"/>
      <text:p text:style-name="P4"><text:s text:c="3"/>This section provides some guidance on supporting multiple versions</text:p>
      <text:p text:style-name="P4"><text:s text:c="3"/>of the WebSocket Protocol in clients and servers.</text:p>
      <text:p text:style-name="P4"/>
      <text:p text:style-name="P4"><text:s text:c="3"/>Using the WebSocket version advertisement capability (the</text:p>
      <text:p text:style-name="P4"><text:s text:c="3"/>|Sec-WebSocket-Version| header field), a client can initially request</text:p>
      <text:p text:style-name="P4"><text:s text:c="3"/>the version of the WebSocket Protocol that it prefers (which doesn't</text:p>
      <text:p text:style-name="P4"><text:s text:c="3"/>necessarily have to be the latest supported by the client). <text:s/>If the</text:p>
      <text:p text:style-name="P4"><text:s text:c="3"/>server supports the requested version and the handshake message is</text:p>
      <text:p text:style-name="P4"><text:s text:c="3"/>otherwise valid, the server will accept that version. <text:s/>If the server</text:p>
      <text:p text:style-name="P4"><text:s text:c="3"/>doesn't support the requested version, it MUST respond with a</text:p>
      <text:p text:style-name="P4"><text:s text:c="3"/>|Sec-WebSocket-Version| header field (or multiple</text:p>
      <text:p text:style-name="P4"><text:s text:c="3"/>|Sec-WebSocket-Version| header fields) containing all versions it is</text:p>
      <text:p text:style-name="P4"><text:s text:c="3"/>willing to use. <text:s/>At this point, if the client supports one of the</text:p>
      <text:p text:style-name="P4"><text:s text:c="3"/>advertised versions, it can repeat the WebSocket handshake using a</text:p>
      <text:p text:style-name="P4"><text:s text:c="3"/>new version value.</text:p>
      <text:p text:style-name="P4"/>
      <text:p text:style-name="P4"><text:s text:c="3"/>The following example demonstrates version negotiation described</text:p>
      <text:p text:style-name="P4"><text:s text:c="3"/>above:</text:p>
      <text:p text:style-name="P4"/>
      <text:p text:style-name="P4"><text:s text:c="6"/>GET /chat HTTP/1.1</text:p>
      <text:p text:style-name="P4"><text:s text:c="6"/>Host: server.example.com</text:p>
      <text:p text:style-name="P4"><text:s text:c="6"/>Upgrade: websocket</text:p>
      <text:p text:style-name="P4"><text:s text:c="6"/>Connection: Upgrade</text:p>
      <text:p text:style-name="P4"><text:s text:c="6"/>...</text:p>
      <text:p text:style-name="P4"><text:s text:c="6"/>Sec-WebSocket-Version: 25</text:p>
      <text:p text:style-name="P4"/>
      <text:p text:style-name="P4"/>
      <text:p text:style-name="P4"/>
      <text:p text:style-name="P4"/>
      <text:p text:style-name="P4"/>
      <text:p text:style-name="P4"/>
      <text:p text:style-name="P4">Fette &amp; Melnikov <text:s text:c="12"/>Standards Track <text:s text:c="18"/>[Page 26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3"/>The response from the server might look as follows:</text:p>
      <text:p text:style-name="P4"/>
      <text:p text:style-name="P4"><text:s text:c="6"/>HTTP/1.1 400 Bad Request</text:p>
      <text:p text:style-name="P4"><text:s text:c="6"/>...</text:p>
      <text:p text:style-name="P4"><text:s text:c="6"/>Sec-WebSocket-Version: 13, 8, 7</text:p>
      <text:p text:style-name="P4"/>
      <text:p text:style-name="P4"><text:s text:c="3"/>Note that the last response from the server might also look like:</text:p>
      <text:p text:style-name="P4"/>
      <text:p text:style-name="P4"><text:s text:c="6"/>HTTP/1.1 400 Bad Request</text:p>
      <text:p text:style-name="P4"><text:s text:c="6"/>...</text:p>
      <text:p text:style-name="P4"><text:s text:c="6"/>Sec-WebSocket-Version: 13</text:p>
      <text:p text:style-name="P4"><text:soft-page-break/><text:s text:c="6"/>Sec-WebSocket-Version: 8, 7</text:p>
      <text:p text:style-name="P4"/>
      <text:p text:style-name="P4"><text:s text:c="3"/>The client now repeats the handshake that conforms to version 13:</text:p>
      <text:p text:style-name="P4"/>
      <text:p text:style-name="P4"><text:s text:c="6"/>GET /chat HTTP/1.1</text:p>
      <text:p text:style-name="P4"><text:s text:c="6"/>Host: server.example.com</text:p>
      <text:p text:style-name="P4"><text:s text:c="6"/>Upgrade: websocket</text:p>
      <text:p text:style-name="P4"><text:s text:c="6"/>Connection: Upgrade</text:p>
      <text:p text:style-name="P4"><text:s text:c="6"/>...</text:p>
      <text:p text:style-name="P4"><text:s text:c="6"/>Sec-WebSocket-Version: 13</text:p>
      <text:p text:style-name="P4"/>
      <text:p text:style-name="P2">5. <text:s/>Data Framing</text:p>
      <text:p text:style-name="P2"/>
      <text:p text:style-name="P2">5.1. <text:s/>Overview</text:p>
      <text:p text:style-name="P2"/>
      <text:p text:style-name="P2"><text:s text:c="3"/>In the WebSocket Protocol, data is transmitted using a sequence of</text:p>
      <text:p text:style-name="P2"><text:s text:c="3"/>frames. <text:s/>To avoid confusing network intermediaries (such as</text:p>
      <text:p text:style-name="P2"><text:s text:c="3"/>intercepting proxies) and for security reasons that are further</text:p>
      <text:p text:style-name="P2"><text:s text:c="3"/>discussed in Section 10.3, a client MUST mask all frames that it</text:p>
      <text:p text:style-name="P2"><text:s text:c="3"/>sends to the server (see Section 5.3 for further details). <text:s/>(Note</text:p>
      <text:p text:style-name="P2"><text:s text:c="3"/>that masking is done whether or not the WebSocket Protocol is running</text:p>
      <text:p text:style-name="Preformatted_20_Text"><text:span text:style-name="T1"><text:s text:c="3"/>over TLS.) <text:s/></text:span><text:span text:style-name="T3">The server MUST close the connection upon receiving a</text:span></text:p>
      <text:p text:style-name="P4"><text:s text:c="3"/>frame that is not masked. <text:s/>In this case, a server MAY send a Close</text:p>
      <text:p text:style-name="P4"><text:s text:c="3"/>frame with a status code of 1002 (protocol error) as defined in</text:p>
      <text:p text:style-name="P3"><text:span text:style-name="T3"><text:s text:c="3"/>Section 7.4.1.</text:span> <text:s/><text:span text:style-name="T1">A server MUST NOT mask any frames that it sends to</text:span></text:p>
      <text:p text:style-name="P2"><text:s text:c="3"/>the client. <text:s/>A client MUST close a connection if it detects a masked</text:p>
      <text:p text:style-name="P2"><text:s text:c="3"/>frame. <text:s/>In this case, it MAY use the status code 1002 (protocol</text:p>
      <text:p text:style-name="P2"><text:s text:c="3"/>error) as defined in Section 7.4.1. <text:s/>(These rules might be relaxed in</text:p>
      <text:p text:style-name="P2"><text:s text:c="3"/>a future specification.)</text:p>
      <text:p text:style-name="Preformatted_20_Text"/>
      <text:p text:style-name="P2"><text:s text:c="3"/>The base framing protocol defines a frame type with an opcode, a</text:p>
      <text:p text:style-name="P2"><text:s text:c="3"/>payload length, and designated locations for "Extension data" and</text:p>
      <text:p text:style-name="P2"><text:s text:c="3"/>"Application data", which together define the "Payload data".</text:p>
      <text:p text:style-name="P2"><text:s text:c="3"/>Certain bits and opcodes are reserved for future expansion of the</text:p>
      <text:p text:style-name="P2"><text:s text:c="3"/>protocol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data frame MAY be transmitted by either the client or the server at</text:p>
      <text:p text:style-name="P2"><text:s text:c="3"/>any time after opening handshake completion and before that endpoint</text:p>
      <text:p text:style-name="P2"><text:s text:c="3"/>has sent a Close frame (Section 5.5.1).</text:p>
      <text:p text:style-name="Preformatted_20_Text"/>
      <text:p text:style-name="P2">5.2. <text:s/>Base Framing Protocol</text:p>
      <text:p text:style-name="P2"/>
      <text:p text:style-name="P2"><text:s text:c="3"/>This wire format for the data transfer part is described by the ABNF</text:p>
      <text:p text:style-name="P2"><text:s text:c="3"/>[RFC5234] given in detail in this section. <text:s/>(Note that, unlike in</text:p>
      <text:p text:style-name="P2"><text:s text:c="3"/>other sections of this document, the ABNF in this section is</text:p>
      <text:p text:style-name="P2"><text:s text:c="3"/>operating on groups of bits. <text:s/>The length of each group of bits is</text:p>
      <text:p text:style-name="P2"><text:s text:c="3"/>indicated in a comment. <text:s/>When encoded on the wire, the most</text:p>
      <text:p text:style-name="P2"><text:s text:c="3"/>significant bit is the leftmost in the ABNF). <text:s/>A high-level overview</text:p>
      <text:p text:style-name="P2"><text:s text:c="3"/>of the framing is given in the following figure. <text:s/>In a case of</text:p>
      <text:p text:style-name="P2"><text:s text:c="3"/>conflict between the figure below and the ABNF specified later in</text:p>
      <text:p text:style-name="P2"><text:s text:c="3"/>this section, the figure is authoritative.</text:p>
      <text:p text:style-name="P2"/>
      <text:p text:style-name="P2"><text:s text:c="6"/>0 <text:s text:c="18"/>1 <text:s text:c="18"/>2 <text:s text:c="18"/>3</text:p>
      <text:p text:style-name="P2"><text:s text:c="6"/>0 1 2 3 4 5 6 7 8 9 0 1 2 3 4 5 6 7 8 9 0 1 2 3 4 5 6 7 8 9 0 1</text:p>
      <text:p text:style-name="P2"><text:s text:c="5"/>+-+-+-+-+-------+-+-------------+-------------------------------+</text:p>
      <text:p text:style-name="P2"><text:soft-page-break/><text:s text:c="5"/>|F|R|R|R| opcode|M| Payload len | <text:s text:c="3"/>Extended payload length <text:s text:c="3"/>|</text:p>
      <text:p text:style-name="P2"><text:s text:c="5"/>|I|S|S|S| <text:s/>(4) <text:s/>|A| <text:s text:c="4"/>(7) <text:s text:c="4"/>| <text:s text:c="12"/>(16/64) <text:s text:c="10"/>|</text:p>
      <text:p text:style-name="P2"><text:s text:c="5"/>|N|V|V|V| <text:s text:c="6"/>|S| <text:s text:c="12"/>| <text:s text:c="2"/>(if payload len==126/127) <text:s text:c="2"/>|</text:p>
      <text:p text:style-name="P2"><text:s text:c="5"/>| |1|2|3| <text:s text:c="6"/>|K| <text:s text:c="12"/>| <text:s text:c="30"/>|</text:p>
      <text:p text:style-name="P2"><text:s text:c="5"/>+-+-+-+-+-------+-+-------------+ - - - - - - - - - - - - - - - +</text:p>
      <text:p text:style-name="P2"><text:s text:c="5"/>| <text:s text:c="4"/>Extended payload length continued, if payload len == 127 <text:s/>|</text:p>
      <text:p text:style-name="P2"><text:s text:c="5"/>+ - - - - - - - - - - - - - - - +-------------------------------+</text:p>
      <text:p text:style-name="P2"><text:s text:c="5"/>| <text:s text:c="30"/>|Masking-key, if MASK set to 1 <text:s/>|</text:p>
      <text:p text:style-name="P2"><text:s text:c="5"/>+-------------------------------+-------------------------------+</text:p>
      <text:p text:style-name="P2"><text:s text:c="5"/>| Masking-key (continued) <text:s text:c="6"/>| <text:s text:c="9"/>Payload Data <text:s text:c="8"/>|</text:p>
      <text:p text:style-name="P2"><text:s text:c="5"/>+-------------------------------- - - - - - - - - - - - - - - - +</text:p>
      <text:p text:style-name="P2"><text:s text:c="5"/>: <text:s text:c="20"/>Payload Data continued ... <text:s text:c="15"/>:</text:p>
      <text:p text:style-name="P2"><text:s text:c="5"/>+ - - - - - - - - - - - - - - - - - - - - - - - - - - - - - - - +</text:p>
      <text:p text:style-name="P2"><text:s text:c="5"/>| <text:s text:c="20"/>Payload Data continued ... <text:s text:c="15"/>|</text:p>
      <text:p text:style-name="P2"><text:s text:c="5"/>+---------------------------------------------------------------+</text:p>
      <text:p text:style-name="P2"/>
      <text:p text:style-name="P2"><text:s text:c="3"/>FIN: <text:s/>1 bit</text:p>
      <text:p text:style-name="P2"/>
      <text:p text:style-name="P2"><text:s text:c="6"/>Indicates that this is the final fragment in a message. <text:s/>The first</text:p>
      <text:p text:style-name="P2"><text:s text:c="6"/>fragment MAY also be the final fragment.</text:p>
      <text:p text:style-name="P2"/>
      <text:p text:style-name="P2"><text:s text:c="3"/>RSV1, RSV2, RSV3: <text:s/>1 bit each</text:p>
      <text:p text:style-name="P2"/>
      <text:p text:style-name="P2"><text:s text:c="6"/>MUST be 0 unless an extension is negotiated that defines meanings</text:p>
      <text:p text:style-name="Preformatted_20_Text"><text:span text:style-name="T1"><text:s text:c="6"/>for non-zero values. </text:span><text:s/><text:span text:style-name="T1">If a nonzero value is received and none of</text:span></text:p>
      <text:p text:style-name="P2"><text:s text:c="6"/>the negotiated extensions defines the meaning of such a nonzero</text:p>
      <text:p text:style-name="P2"><text:s text:c="6"/>value, the receiving endpoint MUST _Fail the WebSocket</text:p>
      <text:p text:style-name="P2"><text:s text:c="6"/>Connection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2"/><text:span text:style-name="T1"><text:s/>Opcode: <text:s/>4 bits</text:span></text:p>
      <text:p text:style-name="P2"/>
      <text:p text:style-name="Preformatted_20_Text"><text:span text:style-name="T1"><text:s text:c="6"/>Defines the interpretation of the "Payload data". </text:span><text:s/><text:span text:style-name="T1">If an unknown</text:span></text:p>
      <text:p text:style-name="P2"><text:s text:c="6"/>opcode is received, the receiving endpoint MUST _Fail the</text:p>
      <text:p text:style-name="P2"><text:s text:c="6"/>WebSocket Connection_. <text:s/>The following values are defined.</text:p>
      <text:p text:style-name="P2"/>
      <text:p text:style-name="P2"><text:s text:c="6"/>* <text:s/>%x0 denotes a continuation frame</text:p>
      <text:p text:style-name="P2"/>
      <text:p text:style-name="P2"><text:s text:c="6"/>* <text:s/>%x1 denotes a text frame</text:p>
      <text:p text:style-name="P2"/>
      <text:p text:style-name="P2"><text:s text:c="6"/>* <text:s/>%x2 denotes a binary frame</text:p>
      <text:p text:style-name="P2"/>
      <text:p text:style-name="P2"><text:s text:c="6"/>* <text:s/>%x3-7 are reserved for further non-control frames</text:p>
      <text:p text:style-name="P2"/>
      <text:p text:style-name="P2"><text:s text:c="6"/>* <text:s/>%x8 denotes a connection close</text:p>
      <text:p text:style-name="P2"/>
      <text:p text:style-name="P2"><text:s text:c="6"/>* <text:s/>%x9 denotes a ping</text:p>
      <text:p text:style-name="P2"/>
      <text:p text:style-name="P2"><text:s text:c="6"/>* <text:s/>%xA denotes a pong</text:p>
      <text:p text:style-name="P2"/>
      <text:p text:style-name="P2"><text:s text:c="6"/>* <text:s/>%xB-F are reserved for further control frames</text:p>
      <text:p text:style-name="P2"/>
      <text:p text:style-name="P2"><text:s text:c="3"/>Mask: <text:s/>1 bit</text:p>
      <text:p text:style-name="P2"/>
      <text:p text:style-name="P2"><text:s text:c="6"/>Defines whether the "Payload data" is masked. <text:s/>If set to 1, a</text:p>
      <text:p text:style-name="P2"><text:s text:c="6"/>masking key is present in masking-key, and this is used to unmask</text:p>
      <text:p text:style-name="P2"><text:s text:c="6"/>the "Payload data" as per Section 5.3. <text:s/>All frames sent from</text:p>
      <text:p text:style-name="P2"><text:soft-page-break/><text:s text:c="6"/>client to server have this bit set to 1.</text:p>
      <text:p text:style-name="P2"/>
      <text:p text:style-name="P2"><text:s text:c="3"/>Payload length: <text:s/>7 bits, 7+16 bits, or 7+64 bits</text:p>
      <text:p text:style-name="P2"/>
      <text:p text:style-name="P2"><text:s text:c="6"/>The length of the "Payload data", in bytes: if 0-125, that is the</text:p>
      <text:p text:style-name="P2"><text:s text:c="6"/>payload length. <text:s/>If 126, the following 2 bytes interpreted as a</text:p>
      <text:p text:style-name="P2"><text:s text:c="6"/>16-bit unsigned integer are the payload length. <text:s/>If 127, the</text:p>
      <text:p text:style-name="P2"><text:s text:c="6"/>following 8 bytes interpreted as a 64-bit unsigned integer (the</text:p>
      <text:p text:style-name="P2"><text:s text:c="6"/>most significant bit MUST be 0) are the payload length. <text:s/>Multibyte</text:p>
      <text:p text:style-name="Preformatted_20_Text"><text:span text:style-name="T1"><text:s text:c="6"/>length quantities are expressed in network byte order. <text:s/></text:span><text:span text:style-name="T3">Note that</text:span></text:p>
      <text:p text:style-name="P4"><text:s text:c="6"/>in all cases, the minimal number of bytes MUST be used to encode</text:p>
      <text:p text:style-name="P4"><text:s text:c="6"/>the length, for example, the length of a 124-byte-long string</text:p>
      <text:p text:style-name="Preformatted_20_Text"><text:span text:style-name="T3"><text:s text:c="6"/>can't be encoded as the sequence 126, 0, 124.</text:span> <text:s/><text:span text:style-name="T1">The payload length</text:span></text:p>
      <text:p text:style-name="P2"><text:s text:c="6"/>is the length of the "Extension data" + the length of the</text:p>
      <text:p text:style-name="P2"><text:s text:c="6"/>"Application data". <text:s/>The length of the "Extension data" may be</text:p>
      <text:p text:style-name="P2"><text:s text:c="6"/>zero, in which case the payload length is the length of the</text:p>
      <text:p text:style-name="P2"><text:s text:c="6"/>"Application data"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<text:span text:style-name="T1">Masking-key: <text:s/>0 or 4 bytes</text:span></text:p>
      <text:p text:style-name="P2"/>
      <text:p text:style-name="P2"><text:s text:c="6"/>All frames sent from the client to the server are masked by a</text:p>
      <text:p text:style-name="P2"><text:s text:c="6"/>32-bit value that is contained within the frame. <text:s/>This field is</text:p>
      <text:p text:style-name="P2"><text:s text:c="6"/>present if the mask bit is set to 1 and is absent if the mask bit</text:p>
      <text:p text:style-name="P2"><text:s text:c="6"/>is set to 0. <text:s/>See Section 5.3 for further information on client-</text:p>
      <text:p text:style-name="P2"><text:s text:c="6"/>to-server masking.</text:p>
      <text:p text:style-name="P2"/>
      <text:p text:style-name="P2"><text:s text:c="3"/>Payload data: <text:s/>(x+y) bytes</text:p>
      <text:p text:style-name="P2"/>
      <text:p text:style-name="P2"><text:s text:c="6"/>The "Payload data" is defined as "Extension data" concatenated</text:p>
      <text:p text:style-name="P2"><text:s text:c="6"/>with "Application data".</text:p>
      <text:p text:style-name="P2"/>
      <text:p text:style-name="P2"><text:s text:c="3"/>Extension data: <text:s/>x bytes</text:p>
      <text:p text:style-name="P2"/>
      <text:p text:style-name="P2"><text:s text:c="6"/>The "Extension data" is 0 bytes unless an extension has been</text:p>
      <text:p text:style-name="P2"><text:s text:c="6"/>negotiated. <text:s/>Any extension MUST specify the length of the</text:p>
      <text:p text:style-name="P2"><text:s text:c="6"/>"Extension data", or how that length may be calculated, and how</text:p>
      <text:p text:style-name="P2"><text:s text:c="6"/>the extension use MUST be negotiated during the opening handshake.</text:p>
      <text:p text:style-name="P2"><text:s text:c="6"/>If present, the "Extension data" is included in the total payload</text:p>
      <text:p text:style-name="P2"><text:s text:c="6"/>length.</text:p>
      <text:p text:style-name="P2"/>
      <text:p text:style-name="P2"><text:s text:c="3"/>Application data: <text:s/>y bytes</text:p>
      <text:p text:style-name="P2"/>
      <text:p text:style-name="P2"><text:s text:c="6"/>Arbitrary "Application data", taking up the remainder of the frame</text:p>
      <text:p text:style-name="P2"><text:s text:c="6"/>after any "Extension data". <text:s/>The length of the "Application data"</text:p>
      <text:p text:style-name="P2"><text:s text:c="6"/>is equal to the payload length minus the length of the "Extension</text:p>
      <text:p text:style-name="P2"><text:s text:c="6"/>data".</text:p>
      <text:p text:style-name="P2"/>
      <text:p text:style-name="P2"><text:s text:c="3"/>The base framing protocol is formally defined by the following ABNF</text:p>
      <text:p text:style-name="P2"><text:s text:c="3"/>[RFC5234]. <text:s/>It is important to note that the representation of this</text:p>
      <text:p text:style-name="P2"><text:s text:c="3"/>data is binary, not ASCII characters. <text:s/>As such, a field with a length</text:p>
      <text:p text:style-name="P2"><text:s text:c="3"/>of 1 bit that takes values %x0 / %x1 is represented as a single bit</text:p>
      <text:p text:style-name="P2"><text:s text:c="3"/>whose value is 0 or 1, not a full byte (octet) that stands for the</text:p>
      <text:p text:style-name="P2"><text:s text:c="3"/>characters "0" or "1" in the ASCII encoding. <text:s/>A field with a length</text:p>
      <text:p text:style-name="P2"><text:soft-page-break/><text:s text:c="3"/>of 4 bits with values between %x0-F again is represented by 4 bits,</text:p>
      <text:p text:style-name="P2"><text:s text:c="3"/>again NOT by an ASCII character or full byte (octet) with these</text:p>
      <text:p text:style-name="P2"><text:s text:c="3"/>values. <text:s/>[RFC5234] does not specify a character encoding: "Rules</text:p>
      <text:p text:style-name="P2"><text:s text:c="3"/>resolve into a string of terminal values, sometimes called</text:p>
      <text:p text:style-name="P2"><text:s text:c="3"/>characters. <text:s/>In ABNF, a character is merely a non-negative integer.</text:p>
      <text:p text:style-name="P2"><text:s text:c="3"/>In certain contexts, a specific mapping (encoding) of values into a</text:p>
      <text:p text:style-name="P2"><text:s text:c="3"/>character set (such as ASCII) will be specified." <text:s/>Here, the</text:p>
      <text:p text:style-name="P2"><text:s text:c="3"/>specified encoding is a binary encoding where each terminal value is</text:p>
      <text:p text:style-name="P2"><text:s text:c="3"/>encoded in the specified number of bits, which varies for each field.</text:p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Fette &amp; Melnikov <text:s text:c="12"/>Standards Track <text:s text:c="18"/>[Page 3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ws-frame <text:s text:c="15"/>= frame-fin <text:s text:c="10"/>; 1 bit in length</text:p>
      <text:p text:style-name="P2"><text:s text:c="30"/>frame-rsv1 <text:s text:c="9"/>; 1 bit in length</text:p>
      <text:p text:style-name="P2"><text:s text:c="30"/>frame-rsv2 <text:s text:c="9"/>; 1 bit in length</text:p>
      <text:p text:style-name="P2"><text:s text:c="30"/>frame-rsv3 <text:s text:c="9"/>; 1 bit in length</text:p>
      <text:p text:style-name="P2"><text:s text:c="30"/>frame-opcode <text:s text:c="7"/>; 4 bits in length</text:p>
      <text:p text:style-name="P2"><text:s text:c="30"/>frame-masked <text:s text:c="7"/>; 1 bit in length</text:p>
      <text:p text:style-name="P2"><text:s text:c="30"/>frame-payload-length <text:s text:c="2"/>; either 7, 7+16,</text:p>
      <text:p text:style-name="P2"><text:s text:c="53"/>; or 7+64 bits in</text:p>
      <text:p text:style-name="P2"><text:s text:c="53"/>; length</text:p>
      <text:p text:style-name="P2"><text:s text:c="30"/>[ frame-masking-key ] <text:s/>; 32 bits in length</text:p>
      <text:p text:style-name="P2"><text:s text:c="30"/>frame-payload-data <text:s text:c="4"/>; n*8 bits in</text:p>
      <text:p text:style-name="P2"><text:s text:c="53"/>; length, where</text:p>
      <text:p text:style-name="P2"><text:s text:c="53"/>; n &gt;= 0</text:p>
      <text:p text:style-name="P2"/>
      <text:p text:style-name="P2"><text:s text:c="4"/>frame-fin <text:s text:c="14"/>= %x0 ; more frames of this message follow</text:p>
      <text:p text:style-name="P2"><text:s text:c="28"/>/ %x1 ; final frame of this message</text:p>
      <text:p text:style-name="P2"><text:s text:c="34"/>; 1 bit in length</text:p>
      <text:p text:style-name="P2"/>
      <text:p text:style-name="P2"><text:s text:c="4"/>frame-rsv1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2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3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opcode <text:s text:c="11"/>= frame-opcode-non-control /</text:p>
      <text:p text:style-name="P2"><text:s text:c="30"/>frame-opcode-control /</text:p>
      <text:p text:style-name="P2"><text:s text:c="30"/>frame-opcode-cont</text:p>
      <text:p text:style-name="P2"/>
      <text:p text:style-name="P2"><text:s text:c="4"/>frame-opcode-cont <text:s text:c="6"/>= %x0 ; frame continuation</text:p>
      <text:p text:style-name="P2"/>
      <text:p text:style-name="P2"><text:s text:c="4"/>frame-opcode-non-control= %x1 ; text frame</text:p>
      <text:p text:style-name="P2"><text:s text:c="28"/>/ %x2 ; binary frame</text:p>
      <text:p text:style-name="P2"><text:s text:c="28"/>/ %x3-7</text:p>
      <text:p text:style-name="P2"><text:s text:c="28"/>; 4 bits in length,</text:p>
      <text:p text:style-name="P2"><text:s text:c="28"/>; reserved for further non-control frames</text:p>
      <text:p text:style-name="P2"/>
      <text:p text:style-name="P2"><text:s text:c="4"/>frame-opcode-control <text:s text:c="3"/>= %x8 ; connection close</text:p>
      <text:p text:style-name="P2"><text:soft-page-break/><text:s text:c="28"/>/ %x9 ; ping</text:p>
      <text:p text:style-name="P2"><text:s text:c="28"/>/ %xA ; pong</text:p>
      <text:p text:style-name="P2"><text:s text:c="28"/>/ %xB-F ; reserved for further control</text:p>
      <text:p text:style-name="P2"><text:s text:c="36"/>; frames</text:p>
      <text:p text:style-name="P2"><text:s text:c="36"/>; 4 bits in length</text:p>
      <text:p text:style-name="P2"/>
      <text:p text:style-name="P2"/>
      <text:p text:style-name="P2"/>
      <text:p text:style-name="P2">Fette &amp; Melnikov <text:s text:c="12"/>Standards Track <text:s text:c="18"/>[Page 3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frame-masked <text:s text:c="11"/>= %x0</text:p>
      <text:p text:style-name="P2"><text:s text:c="28"/>; frame is not masked, no frame-masking-key</text:p>
      <text:p text:style-name="P2"><text:s text:c="28"/>/ %x1</text:p>
      <text:p text:style-name="P2"><text:s text:c="28"/>; frame is masked, frame-masking-key present</text:p>
      <text:p text:style-name="P2"><text:s text:c="28"/>; 1 bit in length</text:p>
      <text:p text:style-name="P2"/>
      <text:p text:style-name="P2"><text:s text:c="4"/>frame-payload-length <text:s text:c="3"/>= ( %x00-7D )</text:p>
      <text:p text:style-name="P2"><text:s text:c="28"/>/ ( %x7E frame-payload-length-16 )</text:p>
      <text:p text:style-name="P2"><text:s text:c="28"/>/ ( %x7F frame-payload-length-63 )</text:p>
      <text:p text:style-name="P2"><text:s text:c="28"/>; 7, 7+16, or 7+64 bits in length,</text:p>
      <text:p text:style-name="P2"><text:s text:c="28"/>; respectively</text:p>
      <text:p text:style-name="P2"/>
      <text:p text:style-name="P2"><text:s text:c="4"/>frame-payload-length-16 = %x0000-FFFF ; 16 bits in length</text:p>
      <text:p text:style-name="P2"/>
      <text:p text:style-name="P2"><text:s text:c="4"/>frame-payload-length-63 = %x0000000000000000-7FFFFFFFFFFFFFFF</text:p>
      <text:p text:style-name="P2"><text:s text:c="28"/>; 64 bits in length</text:p>
      <text:p text:style-name="P2"/>
      <text:p text:style-name="P2"><text:s text:c="4"/>frame-masking-key <text:s text:c="6"/>= 4( %x00-FF )</text:p>
      <text:p text:style-name="P2"><text:s text:c="30"/>; present only if frame-masked is 1</text:p>
      <text:p text:style-name="P2"><text:s text:c="30"/>; 32 bits in length</text:p>
      <text:p text:style-name="P2"/>
      <text:p text:style-name="P2"><text:s text:c="4"/>frame-payload-data <text:s text:c="5"/>= (frame-masked-extension-data</text:p>
      <text:p text:style-name="P2"><text:s text:c="31"/>frame-masked-application-data)</text:p>
      <text:p text:style-name="P2"><text:s text:c="28"/>; when frame-masked is 1</text:p>
      <text:p text:style-name="P2"><text:s text:c="30"/>/ (frame-unmasked-extension-data</text:p>
      <text:p text:style-name="P2"><text:s text:c="32"/>frame-unmasked-application-data)</text:p>
      <text:p text:style-name="P2"><text:s text:c="28"/>; when frame-masked is 0</text:p>
      <text:p text:style-name="Preformatted_20_Text"/>
      <text:p text:style-name="P2"><text:s text:c="4"/>frame-masked-extension-data <text:s text:c="4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masked-application-data <text:s text:c="2"/>= *( %x00-FF )</text:p>
      <text:p text:style-name="P2"><text:s text:c="28"/>; n*8 bits in length, where n &gt;= 0</text:p>
      <text:p text:style-name="P2"/>
      <text:p text:style-name="P2"><text:s text:c="4"/>frame-unmasked-extension-data <text:s text:c="2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unmasked-application-data = *( %x00-FF )</text:p>
      <text:p text:style-name="P2"><text:s text:c="28"/>; n*8 bits in length, where n &gt;= 0</text:p>
      <text:p text:style-name="Preformatted_20_Text"/>
      <text:p text:style-name="P2">5.3. <text:s/>Client-to-Server Masking</text:p>
      <text:p text:style-name="P2"/>
      <text:p text:style-name="P2"><text:s text:c="3"/>A masked frame MUST have the field frame-masked set to 1, as defined</text:p>
      <text:p text:style-name="P2"><text:s text:c="3"/>in Section 5.2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Fette &amp; Melnikov <text:s text:c="12"/>Standards Track <text:s text:c="18"/>[Page 3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he masking key is contained completely within the frame, as defined</text:p>
      <text:p text:style-name="P2"><text:s text:c="3"/>in Section 5.2 as frame-masking-key. <text:s/>It is used to mask the "Payload</text:p>
      <text:p text:style-name="P2"><text:s text:c="3"/>data" defined in the same section as frame-payload-data, which</text:p>
      <text:p text:style-name="P2"><text:s text:c="3"/>includes "Extension data" and "Application data".</text:p>
      <text:p text:style-name="P2"/>
      <text:p text:style-name="P2"><text:s text:c="3"/>The masking key is a 32-bit value chosen at random by the client.</text:p>
      <text:p text:style-name="P2"><text:s text:c="3"/>When preparing a masked frame, the client MUST pick a fresh masking</text:p>
      <text:p text:style-name="P2"><text:s text:c="3"/>key from the set of allowed 32-bit values. <text:s/>The masking key needs to</text:p>
      <text:p text:style-name="P2"><text:s text:c="3"/>be unpredictable; thus, the masking key MUST be derived from a strong</text:p>
      <text:p text:style-name="P2"><text:s text:c="3"/>source of entropy, and the masking key for a given frame MUST NOT</text:p>
      <text:p text:style-name="P2"><text:s text:c="3"/>make it simple for a server/proxy to predict the masking key for a</text:p>
      <text:p text:style-name="P2"><text:s text:c="3"/>subsequent frame. <text:s/>The unpredictability of the masking key is</text:p>
      <text:p text:style-name="P2"><text:s text:c="3"/>essential to prevent authors of malicious applications from selecting</text:p>
      <text:p text:style-name="P2"><text:s text:c="3"/>the bytes that appear on the wire. <text:s/>RFC 4086 [RFC4086] discusses what</text:p>
      <text:p text:style-name="P2"><text:s text:c="3"/>entails a suitable source of entropy for security-sensitive</text:p>
      <text:p text:style-name="P2"><text:s text:c="3"/>applications.</text:p>
      <text:p text:style-name="P2"/>
      <text:p text:style-name="P2"><text:s text:c="3"/>The masking does not affect the length of the "Payload data". <text:s/>To</text:p>
      <text:p text:style-name="P2"><text:s text:c="3"/>convert masked data into unmasked data, or vice versa, the following</text:p>
      <text:p text:style-name="P2"><text:s text:c="3"/>algorithm is applied. <text:s/>The same algorithm applies regardless of the</text:p>
      <text:p text:style-name="P2"><text:s text:c="3"/>direction of the translation, e.g., the same steps are applied to</text:p>
      <text:p text:style-name="P2"><text:s text:c="3"/>mask the data as to unmask the data.</text:p>
      <text:p text:style-name="Preformatted_20_Text"/>
      <text:p text:style-name="P2"><text:s text:c="3"/>Octet i of the transformed data ("transformed-octet-i") is the XOR of</text:p>
      <text:p text:style-name="P2"><text:s text:c="3"/>octet i of the original data ("original-octet-i") with octet at index</text:p>
      <text:p text:style-name="P2"><text:s text:c="3"/>i modulo 4 of the masking key ("masking-key-octet-j"):</text:p>
      <text:p text:style-name="P2"/>
      <text:p text:style-name="P2"><text:s text:c="5"/>j <text:s text:c="18"/>= i MOD 4</text:p>
      <text:p text:style-name="P2"><text:s text:c="5"/>transformed-octet-i = original-octet-i XOR masking-key-octet-j</text:p>
      <text:p text:style-name="Preformatted_20_Text"/>
      <text:p text:style-name="P2"><text:s text:c="3"/>The payload length, indicated in the framing as frame-payload-length,</text:p>
      <text:p text:style-name="P2"><text:s text:c="3"/>does NOT include the length of the masking key. <text:s/>It is the length of</text:p>
      <text:p text:style-name="P2"><text:s text:c="3"/>the "Payload data", e.g., the number of bytes following the masking</text:p>
      <text:p text:style-name="P2"><text:s text:c="3"/>key.</text:p>
      <text:p text:style-name="Preformatted_20_Text"/>
      <text:p text:style-name="P2">5.4. <text:s/>Fragmentation</text:p>
      <text:p text:style-name="P2"/>
      <text:p text:style-name="P2"><text:s text:c="3"/>The primary purpose of fragmentation is to allow sending a message</text:p>
      <text:p text:style-name="P2"><text:s text:c="3"/>that is of unknown size when the message is started without having to</text:p>
      <text:p text:style-name="P2"><text:s text:c="3"/>buffer that message. <text:s/>If messages couldn't be fragmented, then an</text:p>
      <text:p text:style-name="P2"><text:s text:c="3"/>endpoint would have to buffer the entire message so its length could</text:p>
      <text:p text:style-name="P2"><text:s text:c="3"/>be counted before the first byte is sent. <text:s/>With fragmentation, a</text:p>
      <text:p text:style-name="P2"><text:s text:c="3"/>server or intermediary may choose a reasonable size buffer and, when</text:p>
      <text:p text:style-name="P2"><text:s text:c="3"/>the buffer is full, write a fragment to the network.</text:p>
      <text:p text:style-name="P2"/>
      <text:p text:style-name="P2"><text:s text:c="3"/>A secondary use-case for fragmentation is for multiplexing, where it</text:p>
      <text:p text:style-name="P2"><text:s text:c="3"/>is not desirable for a large message on one logical channel to</text:p>
      <text:p text:style-name="P2"><text:s text:c="3"/>monopolize the output channel, so the multiplexing needs to be free</text:p>
      <text:p text:style-name="P2"/>
      <text:p text:style-name="P2"/>
      <text:p text:style-name="P2"/>
      <text:p text:style-name="P2">Fette &amp; Melnikov <text:s text:c="12"/>Standards Track <text:s text:c="18"/>[Page 3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o split the message into smaller fragments to better share the</text:p>
      <text:p text:style-name="P2"><text:s text:c="3"/>output channel. <text:s/>(Note that the multiplexing extension is not</text:p>
      <text:p text:style-name="P2"><text:s text:c="3"/>described in this document.)</text:p>
      <text:p text:style-name="P2"><text:soft-page-break/></text:p>
      <text:p text:style-name="P2"><text:s text:c="3"/>Unless specified otherwise by an extension, frames have no semantic</text:p>
      <text:p text:style-name="P2"><text:s text:c="3"/>meaning. <text:s/>An intermediary might coalesce and/or split frames, if no</text:p>
      <text:p text:style-name="P2"><text:s text:c="3"/>extensions were negotiated by the client and the server or if some</text:p>
      <text:p text:style-name="P2"><text:s text:c="3"/>extensions were negotiated, but the intermediary understood all the</text:p>
      <text:p text:style-name="P2"><text:s text:c="3"/>extensions negotiated and knows how to coalesce and/or split frames</text:p>
      <text:p text:style-name="P2"><text:s text:c="3"/>in the presence of these extensions. <text:s/>One implication of this is that</text:p>
      <text:p text:style-name="P2"><text:s text:c="3"/>in absence of extensions, senders and receivers must not depend on</text:p>
      <text:p text:style-name="P2"><text:s text:c="3"/>the presence of specific frame boundaries.</text:p>
      <text:p text:style-name="P2"/>
      <text:p text:style-name="P2"><text:s text:c="3"/>The following rules apply to fragmentation:</text:p>
      <text:p text:style-name="Preformatted_20_Text"/>
      <text:p text:style-name="P2"><text:s text:c="3"/>o <text:s/>An unfragmented message consists of a single frame with the FIN</text:p>
      <text:p text:style-name="P2"><text:s text:c="6"/>bit set (Section 5.2) and an opcode other than 0.</text:p>
      <text:p text:style-name="Preformatted_20_Text"/>
      <text:p text:style-name="P2"><text:s text:c="3"/>o <text:s/>A fragmented message consists of a single frame with the FIN bit</text:p>
      <text:p text:style-name="P2"><text:s text:c="6"/>clear and an opcode other than 0, followed by zero or more frames</text:p>
      <text:p text:style-name="P2"><text:s text:c="6"/>with the FIN bit clear and the opcode set to 0, and terminated by</text:p>
      <text:p text:style-name="P2"><text:s text:c="6"/>a single frame with the FIN bit set and an opcode of 0. <text:s/>A</text:p>
      <text:p text:style-name="P2"><text:s text:c="6"/>fragmented message is conceptually equivalent to a single larger</text:p>
      <text:p text:style-name="P2"><text:s text:c="6"/>message whose payload is equal to the concatenation of the</text:p>
      <text:p text:style-name="P2"><text:s text:c="6"/>payloads of the fragments in order; however, in the presence of</text:p>
      <text:p text:style-name="P2"><text:s text:c="6"/>extensions, this may not hold true as the extension defines the</text:p>
      <text:p text:style-name="P2"><text:s text:c="6"/>interpretation of the "Extension data" present. <text:s/>For instance,</text:p>
      <text:p text:style-name="P2"><text:s text:c="6"/>"Extension data" may only be present at the beginning of the first</text:p>
      <text:p text:style-name="P2"><text:s text:c="6"/>fragment and apply to subsequent fragments, or there may be</text:p>
      <text:p text:style-name="P2"><text:s text:c="6"/>"Extension data" present in each of the fragments that applies</text:p>
      <text:p text:style-name="P2"><text:s text:c="6"/>only to that particular fragment. <text:s/>In the absence of "Extension</text:p>
      <text:p text:style-name="P2"><text:s text:c="6"/>data", the following example demonstrates how fragmentation works.</text:p>
      <text:p text:style-name="P2"/>
      <text:p text:style-name="P2"><text:s text:c="6"/>EXAMPLE: For a text message sent as three fragments, the first</text:p>
      <text:p text:style-name="P2"><text:s text:c="6"/>fragment would have an opcode of 0x1 and a FIN bit clear, the</text:p>
      <text:p text:style-name="P2"><text:s text:c="6"/>second fragment would have an opcode of 0x0 and a FIN bit clear,</text:p>
      <text:p text:style-name="P2"><text:s text:c="6"/>and the third fragment would have an opcode of 0x0 and a FIN bit</text:p>
      <text:p text:style-name="P2"><text:s text:c="6"/>that is set.</text:p>
      <text:p text:style-name="P2"/>
      <text:p text:style-name="P2"><text:s text:c="3"/>o <text:s/>Control frames (see Section 5.5) MAY be injected in the middle of</text:p>
      <text:p text:style-name="P2"><text:s text:c="6"/>a fragmented message. <text:s/>Control frames themselves MUST NOT be</text:p>
      <text:p text:style-name="P2"><text:s text:c="6"/>fragmented.</text:p>
      <text:p text:style-name="P2"/>
      <text:p text:style-name="P2"><text:s text:c="3"/>o <text:s/>Message fragments MUST be delivered to the recipient in the order</text:p>
      <text:p text:style-name="P2"><text:s text:c="6"/>sent by the sender.</text:p>
      <text:p text:style-name="Preformatted_20_Text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o <text:s/>The fragments of one message MUST NOT be interleaved between the</text:p>
      <text:p text:style-name="P2"><text:s text:c="6"/>fragments of another message unless an extension has been</text:p>
      <text:p text:style-name="P2"><text:s text:c="6"/>negotiated that can interpret the interleaving.</text:p>
      <text:p text:style-name="P2"/>
      <text:p text:style-name="P2"><text:s text:c="3"/>o <text:s/>An endpoint MUST be capable of handling control frames in the</text:p>
      <text:p text:style-name="P2"><text:s text:c="6"/>middle of a fragmented message.</text:p>
      <text:p text:style-name="Preformatted_20_Text"/>
      <text:p text:style-name="P2"><text:s text:c="3"/>o <text:s/>A sender MAY create fragments of any size for non-control</text:p>
      <text:p text:style-name="P2"><text:s text:c="6"/>messages.</text:p>
      <text:p text:style-name="P2"/>
      <text:p text:style-name="P2"><text:s text:c="3"/>o <text:s/>Clients and servers MUST support receiving both fragmented and</text:p>
      <text:p text:style-name="P2"><text:soft-page-break/><text:s text:c="6"/>unfragmented messages.</text:p>
      <text:p text:style-name="P2"/>
      <text:p text:style-name="P2"><text:s text:c="3"/>o <text:s/>As control frames cannot be fragmented, an intermediary MUST NOT</text:p>
      <text:p text:style-name="P2"><text:s text:c="6"/>attempt to change the fragmentation of a control frame.</text:p>
      <text:p text:style-name="P2"/>
      <text:p text:style-name="P2"><text:s text:c="3"/>o <text:s/>An intermediary MUST NOT change the fragmentation of a message if</text:p>
      <text:p text:style-name="P2"><text:s text:c="6"/>any reserved bit values are used and the meaning of these values</text:p>
      <text:p text:style-name="P2"><text:s text:c="6"/>is not known to the intermediary.</text:p>
      <text:p text:style-name="P2"/>
      <text:p text:style-name="P2"><text:s text:c="3"/>o <text:s/>An intermediary MUST NOT change the fragmentation of any message</text:p>
      <text:p text:style-name="P2"><text:s text:c="6"/>in the context of a connection where extensions have been</text:p>
      <text:p text:style-name="P2"><text:s text:c="6"/>negotiated and the intermediary is not aware of the semantics of</text:p>
      <text:p text:style-name="P2"><text:s text:c="6"/>the negotiated extensions. <text:s/>Similarly, an intermediary that didn't</text:p>
      <text:p text:style-name="P2"><text:s text:c="6"/>see the WebSocket handshake (and wasn't notified about its</text:p>
      <text:p text:style-name="P2"><text:s text:c="6"/>content) that resulted in a WebSocket connection MUST NOT change</text:p>
      <text:p text:style-name="P2"><text:s text:c="6"/>the fragmentation of any message of such connection.</text:p>
      <text:p text:style-name="P2"/>
      <text:p text:style-name="P2"><text:s text:c="3"/>o <text:s/>As a consequence of these rules, all fragments of a message are of</text:p>
      <text:p text:style-name="P2"><text:s text:c="6"/>the same type, as set by the first fragment's opcode. <text:s/>Since</text:p>
      <text:p text:style-name="P2"><text:s text:c="6"/>control frames cannot be fragmented, the type for all fragments in</text:p>
      <text:p text:style-name="P2"><text:s text:c="6"/>a message MUST be either text, binary, or one of the reserved</text:p>
      <text:p text:style-name="P2"><text:s text:c="6"/>opcodes.</text:p>
      <text:p text:style-name="P2"/>
      <text:p text:style-name="P2"><text:s text:c="3"/>NOTE: If control frames could not be interjected, the latency of a</text:p>
      <text:p text:style-name="P2"><text:s text:c="3"/>ping, for example, would be very long if behind a large message.</text:p>
      <text:p text:style-name="P2"><text:s text:c="3"/>Hence, the requirement of handling control frames in the middle of a</text:p>
      <text:p text:style-name="P2"><text:s text:c="3"/>fragmented message.</text:p>
      <text:p text:style-name="P2"/>
      <text:p text:style-name="P2"><text:s text:c="3"/>IMPLEMENTATION NOTE: In the absence of any extension, a receiver</text:p>
      <text:p text:style-name="P2"><text:s text:c="3"/>doesn't have to buffer the whole frame in order to process it. <text:s/>For</text:p>
      <text:p text:style-name="P2"><text:s text:c="3"/>example, if a streaming API is used, a part of a frame can be</text:p>
      <text:p text:style-name="P2"><text:s text:c="3"/>delivered to the application. <text:s/>However, note that this assumption</text:p>
      <text:p text:style-name="P2"><text:s text:c="3"/>might not hold true for all future WebSocket extens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/>
      <text:p text:style-name="P2"/>
      <text:p text:style-name="P2">Fette &amp; Melnikov <text:s text:c="12"/>Standards Track <text:s text:c="18"/>[Page 3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5.5. <text:s/>Control Frames</text:p>
      <text:p text:style-name="P2"/>
      <text:p text:style-name="P2"><text:s text:c="3"/>Control frames are identified by opcodes where the most significant</text:p>
      <text:p text:style-name="P2"><text:s text:c="3"/>bit of the opcode is 1. <text:s/>Currently defined opcodes for control frames</text:p>
      <text:p text:style-name="P2"><text:s text:c="3"/>include 0x8 (Close), 0x9 (Ping), and 0xA (Pong). <text:s/>Opcodes 0xB-0xF are</text:p>
      <text:p text:style-name="P2"><text:s text:c="3"/>reserved for further control frames yet to be defined.</text:p>
      <text:p text:style-name="P2"/>
      <text:p text:style-name="P2"><text:s text:c="3"/>Control frames are used to communicate state about the WebSocket.</text:p>
      <text:p text:style-name="P2"><text:s text:c="3"/>Control frames can be interjected in the middle of a fragmented</text:p>
      <text:p text:style-name="P2"><text:s text:c="3"/>message.</text:p>
      <text:p text:style-name="Preformatted_20_Text"/>
      <text:p text:style-name="P2"><text:s text:c="3"/>All control frames MUST have a payload length of 125 bytes or less</text:p>
      <text:p text:style-name="P2"><text:s text:c="3"/>and MUST NOT be fragmented.</text:p>
      <text:p text:style-name="Preformatted_20_Text"/>
      <text:p text:style-name="P2">5.5.1. <text:s/>Close</text:p>
      <text:p text:style-name="P2"/>
      <text:p text:style-name="P2"><text:s text:c="3"/>The Close frame contains an opcode of 0x8.</text:p>
      <text:p text:style-name="P2"/>
      <text:p text:style-name="P2"><text:s text:c="3"/>The Close frame MAY contain a body (the "Application data" portion of</text:p>
      <text:p text:style-name="P2"><text:soft-page-break/><text:s text:c="3"/>the frame) that indicates a reason for closing, such as an endpoint</text:p>
      <text:p text:style-name="P2"><text:s text:c="3"/>shutting down, an endpoint having received a frame too large, or an</text:p>
      <text:p text:style-name="P2"><text:s text:c="3"/>endpoint having received a frame that does not conform to the format</text:p>
      <text:p text:style-name="Preformatted_20_Text"><text:span text:style-name="T1"><text:s text:c="3"/>expected by the endpoint. <text:s/></text:span><text:span text:style-name="T3">If there is a body, the first two bytes of</text:span></text:p>
      <text:p text:style-name="P4"><text:s text:c="3"/>the body MUST be a 2-byte unsigned integer (in network byte order)</text:p>
      <text:p text:style-name="P4"><text:s text:c="3"/>representing a status code with value /code/ defined in Section 7.4.</text:p>
      <text:p text:style-name="P2"><text:s text:c="3"/>Following the 2-byte integer, the body MAY contain UTF-8-encoded data</text:p>
      <text:p text:style-name="P2"><text:s text:c="3"/>with value /reason/, the interpretation of which is not defined by</text:p>
      <text:p text:style-name="P2"><text:s text:c="3"/>this specification. <text:s/>This data is not necessarily human readable but</text:p>
      <text:p text:style-name="P2"><text:s text:c="3"/>may be useful for debugging or passing information relevant to the</text:p>
      <text:p text:style-name="P2"><text:s text:c="3"/>script that opened the connection. <text:s/>As the data is not guaranteed to</text:p>
      <text:p text:style-name="P2"><text:s text:c="3"/>be human readable, clients MUST NOT show it to end users.</text:p>
      <text:p text:style-name="Preformatted_20_Text"/>
      <text:p text:style-name="P2"><text:s text:c="3"/>Close frames sent from client to server must be masked as per</text:p>
      <text:p text:style-name="P2"><text:s text:c="3"/>Section 5.3.</text:p>
      <text:p text:style-name="Preformatted_20_Text"/>
      <text:p text:style-name="P2"><text:s text:c="3"/>The application MUST NOT send any more data frames after sending a</text:p>
      <text:p text:style-name="P2"><text:s text:c="3"/>Close frame.</text:p>
      <text:p text:style-name="Preformatted_20_Text"/>
      <text:p text:style-name="P2"><text:s text:c="3"/>If an endpoint receives a Close frame and did not previously send a</text:p>
      <text:p text:style-name="P2"><text:s text:c="3"/>Close frame, the endpoint MUST send a Close frame in response. <text:s/>(When</text:p>
      <text:p text:style-name="P2"><text:s text:c="3"/>sending a Close frame in response, the endpoint typically echos the</text:p>
      <text:p text:style-name="P2"><text:s text:c="3"/>status code it received.) <text:s/>It SHOULD do so as soon as practical. <text:s/>An</text:p>
      <text:p text:style-name="P2"><text:s text:c="3"/>endpoint MAY delay sending a Close frame until its current message is</text:p>
      <text:p text:style-name="P2"><text:s text:c="3"/>sent (for instance, if the majority of a fragmented message is</text:p>
      <text:p text:style-name="P2"><text:s text:c="3"/>already sent, an endpoint MAY send the remaining fragments before</text:p>
      <text:p text:style-name="P2"><text:s text:c="3"/>sending a Close frame). <text:s/>However, there is no guarantee that the</text:p>
      <text:p text:style-name="P2"><text:s text:c="3"/>endpoint that has already sent a Close frame will continue to process</text:p>
      <text:p text:style-name="P2"><text:s text:c="3"/>data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4"><text:s text:c="3"/>After both sending and receiving a Close message, an endpoint</text:p>
      <text:p text:style-name="P4"><text:s text:c="3"/>considers the WebSocket connection closed and MUST close the</text:p>
      <text:p text:style-name="P4"><text:s text:c="3"/>underlying TCP connection. <text:s/>The server MUST close the underlying TCP</text:p>
      <text:p text:style-name="P4"><text:s text:c="3"/>connection immediately; the client SHOULD wait for the server to</text:p>
      <text:p text:style-name="P4"><text:s text:c="3"/>close the connection but MAY close the connection at any time after</text:p>
      <text:p text:style-name="P4"><text:s text:c="3"/>sending and receiving a Close message, e.g., if it has not received a</text:p>
      <text:p text:style-name="P4"><text:s text:c="3"/>TCP Close from the server in a reasonable time period.</text:p>
      <text:p text:style-name="Preformatted_20_Text"/>
      <text:p text:style-name="P2"><text:s text:c="3"/>If a client and server both send a Close message at the same time,</text:p>
      <text:p text:style-name="P2"><text:s text:c="3"/>both endpoints will have sent and received a Close message and should</text:p>
      <text:p text:style-name="P2"><text:s text:c="3"/>consider the WebSocket connection closed and close the underlying TCP</text:p>
      <text:p text:style-name="P2"><text:s text:c="3"/>connection.</text:p>
      <text:p text:style-name="P2"/>
      <text:p text:style-name="P2">5.5.2. <text:s/>Ping</text:p>
      <text:p text:style-name="P2"/>
      <text:p text:style-name="P2"><text:s text:c="3"/>The Ping frame contains an opcode of 0x9.</text:p>
      <text:p text:style-name="P2"/>
      <text:p text:style-name="P2"><text:s text:c="3"/>A Ping frame MAY include "Application data".</text:p>
      <text:p text:style-name="P2"/>
      <text:p text:style-name="P2"><text:s text:c="3"/>Upon receipt of a Ping frame, an endpoint MUST send a Pong frame in</text:p>
      <text:p text:style-name="P2"><text:s text:c="3"/>response, unless it already received a Close frame. <text:s/>It SHOULD</text:p>
      <text:p text:style-name="P2"><text:s text:c="3"/>respond with Pong frame as soon as is practical. <text:s/>Pong frames are</text:p>
      <text:p text:style-name="P2"><text:s text:c="3"/>discussed in Section 5.5.3.</text:p>
      <text:p text:style-name="P2"/>
      <text:p text:style-name="P2"><text:s text:c="3"/>An endpoint MAY send a Ping frame any time after the connection is</text:p>
      <text:p text:style-name="P2"><text:s text:c="3"/>established and before the connection is closed.</text:p>
      <text:p text:style-name="P2"/>
      <text:p text:style-name="P2"><text:soft-page-break/><text:s text:c="3"/>NOTE: A Ping frame may serve either as a keepalive or as a means to</text:p>
      <text:p text:style-name="P2"><text:s text:c="3"/>verify that the remote endpoint is still responsive.</text:p>
      <text:p text:style-name="P2"/>
      <text:p text:style-name="P2">5.5.3. <text:s/>Pong</text:p>
      <text:p text:style-name="P2"/>
      <text:p text:style-name="P2"><text:s text:c="3"/>The Pong frame contains an opcode of 0xA.</text:p>
      <text:p text:style-name="P2"/>
      <text:p text:style-name="P2"><text:s text:c="3"/>Section 5.5.2 details requirements that apply to both Ping and Pong</text:p>
      <text:p text:style-name="P2"><text:s text:c="3"/>frames.</text:p>
      <text:p text:style-name="P2"/>
      <text:p text:style-name="P2"><text:s text:c="3"/>A Pong frame sent in response to a Ping frame must have identical</text:p>
      <text:p text:style-name="P2"><text:s text:c="3"/>"Application data" as found in the message body of the Ping frame</text:p>
      <text:p text:style-name="P2"><text:s text:c="3"/>being replied to.</text:p>
      <text:p text:style-name="P2"/>
      <text:p text:style-name="P2"><text:s text:c="3"/>If an endpoint receives a Ping frame and has not yet sent Pong</text:p>
      <text:p text:style-name="P2"><text:s text:c="3"/>frame(s) in response to previous Ping frame(s), the endpoint MAY</text:p>
      <text:p text:style-name="P2"><text:s text:c="3"/>elect to send a Pong frame for only the most recently processed Ping</text:p>
      <text:p text:style-name="P2"><text:s text:c="3"/>fram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Pong frame MAY be sent unsolicited. <text:s/>This serves as a</text:p>
      <text:p text:style-name="P2"><text:s text:c="3"/>unidirectional heartbeat. <text:s/>A response to an unsolicited Pong frame is</text:p>
      <text:p text:style-name="P2"><text:s text:c="3"/>not expected.</text:p>
      <text:p text:style-name="P2"/>
      <text:p text:style-name="Preformatted_20_Text">5.6. <text:s/>Data Frames</text:p>
      <text:p text:style-name="Preformatted_20_Text"/>
      <text:p text:style-name="Preformatted_20_Text"><text:s text:c="3"/>Data frames (e.g., non-control frames) are identified by opcodes</text:p>
      <text:p text:style-name="Preformatted_20_Text"><text:s text:c="3"/>where the most significant bit of the opcode is 0. <text:s/>Currently defined</text:p>
      <text:p text:style-name="Preformatted_20_Text"><text:s text:c="3"/>opcodes for data frames include 0x1 (Text), 0x2 (Binary). <text:s/>Opcodes</text:p>
      <text:p text:style-name="Preformatted_20_Text"><text:s text:c="3"/>0x3-0x7 are reserved for further non-control frames yet to be</text:p>
      <text:p text:style-name="Preformatted_20_Text"><text:s text:c="3"/>defined.</text:p>
      <text:p text:style-name="Preformatted_20_Text"/>
      <text:p text:style-name="Preformatted_20_Text"><text:s text:c="3"/>Data frames carry application-layer and/or extension-layer data. <text:s/>The</text:p>
      <text:p text:style-name="Preformatted_20_Text"><text:s text:c="3"/>opcode determines the interpretation of the data:</text:p>
      <text:p text:style-name="Preformatted_20_Text"/>
      <text:p text:style-name="Preformatted_20_Text"><text:s text:c="3"/>Text</text:p>
      <text:p text:style-name="Preformatted_20_Text"/>
      <text:p text:style-name="Preformatted_20_Text"><text:s text:c="6"/>The "Payload data" is text data encoded as UTF-8. <text:s/>Note that a</text:p>
      <text:p text:style-name="Preformatted_20_Text"><text:s text:c="6"/>particular text frame might include a partial UTF-8 sequence;</text:p>
      <text:p text:style-name="Preformatted_20_Text"><text:s text:c="6"/>however, the whole message MUST contain valid UTF-8. <text:s/>Invalid</text:p>
      <text:p text:style-name="Preformatted_20_Text"><text:s text:c="6"/>UTF-8 in reassembled messages is handled as described in</text:p>
      <text:p text:style-name="Preformatted_20_Text"><text:s text:c="6"/>Section 8.1.</text:p>
      <text:p text:style-name="Preformatted_20_Text"/>
      <text:p text:style-name="Preformatted_20_Text"><text:s text:c="3"/>Binary</text:p>
      <text:p text:style-name="Preformatted_20_Text"/>
      <text:p text:style-name="Preformatted_20_Text"><text:s text:c="6"/>The "Payload data" is arbitrary binary data whose interpretation</text:p>
      <text:p text:style-name="Preformatted_20_Text"><text:s text:c="6"/>is solely up to the application layer.</text:p>
      <text:p text:style-name="Preformatted_20_Text"/>
      <text:p text:style-name="Preformatted_20_Text">5.7. <text:s/>Examples</text:p>
      <text:p text:style-name="Preformatted_20_Text"/>
      <text:p text:style-name="Preformatted_20_Text"><text:s text:c="3"/>o <text:s/>A single-frame unmasked text message</text:p>
      <text:p text:style-name="Preformatted_20_Text"/>
      <text:p text:style-name="Preformatted_20_Text"><text:s text:c="6"/>* <text:s/>0x81 0x05 0x48 0x65 0x6c 0x6c 0x6f (contains "Hello")</text:p>
      <text:p text:style-name="Preformatted_20_Text"/>
      <text:p text:style-name="Preformatted_20_Text"><text:s text:c="3"/>o <text:s/>A single-frame masked text message</text:p>
      <text:p text:style-name="Preformatted_20_Text"><text:soft-page-break/></text:p>
      <text:p text:style-name="Preformatted_20_Text"><text:s text:c="6"/>* <text:s/>0x81 0x85 0x37 0xfa 0x21 0x3d 0x7f 0x9f 0x4d 0x51 0x58</text:p>
      <text:p text:style-name="Preformatted_20_Text"><text:s text:c="9"/>(contains "Hello")</text:p>
      <text:p text:style-name="Preformatted_20_Text"/>
      <text:p text:style-name="Preformatted_20_Text"><text:s text:c="3"/>o <text:s/>A fragmented unmasked text message</text:p>
      <text:p text:style-name="Preformatted_20_Text"/>
      <text:p text:style-name="Preformatted_20_Text"><text:s text:c="6"/>* <text:s/>0x01 0x03 0x48 0x65 0x6c (contains "Hel")</text:p>
      <text:p text:style-name="Preformatted_20_Text"/>
      <text:p text:style-name="Preformatted_20_Text"><text:s text:c="6"/>* <text:s/>0x80 0x02 0x6c 0x6f (contains "lo"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Unmasked Ping request and masked Ping response</text:p>
      <text:p text:style-name="Preformatted_20_Text"/>
      <text:p text:style-name="Preformatted_20_Text"><text:s text:c="6"/>* <text:s/>0x89 0x05 0x48 0x65 0x6c 0x6c 0x6f (contains a body of "Hello",</text:p>
      <text:p text:style-name="Preformatted_20_Text"><text:s text:c="9"/>but the contents of the body are arbitrary)</text:p>
      <text:p text:style-name="Preformatted_20_Text"/>
      <text:p text:style-name="Preformatted_20_Text"><text:s text:c="6"/>* <text:s/>0x8a 0x85 0x37 0xfa 0x21 0x3d 0x7f 0x9f 0x4d 0x51 0x58</text:p>
      <text:p text:style-name="Preformatted_20_Text"><text:s text:c="9"/>(contains a body of "Hello", matching the body of the ping)</text:p>
      <text:p text:style-name="Preformatted_20_Text"/>
      <text:p text:style-name="Preformatted_20_Text"><text:s text:c="3"/>o <text:s/>256 bytes binary message in a single unmasked frame</text:p>
      <text:p text:style-name="Preformatted_20_Text"/>
      <text:p text:style-name="Preformatted_20_Text"><text:s text:c="6"/>* <text:s/>0x82 0x7E 0x0100 [256 bytes of binary data]</text:p>
      <text:p text:style-name="Preformatted_20_Text"/>
      <text:p text:style-name="Preformatted_20_Text"><text:s text:c="3"/>o <text:s/>64KiB binary message in a single unmasked frame</text:p>
      <text:p text:style-name="Preformatted_20_Text"/>
      <text:p text:style-name="Preformatted_20_Text"><text:s text:c="6"/>* <text:s/>0x82 0x7F 0x0000000000010000 [65536 bytes of binary data]</text:p>
      <text:p text:style-name="Preformatted_20_Text"/>
      <text:p text:style-name="Preformatted_20_Text">5.8. <text:s/>Extensibility</text:p>
      <text:p text:style-name="Preformatted_20_Text"/>
      <text:p text:style-name="Preformatted_20_Text"><text:s text:c="3"/>The protocol is designed to allow for extensions, which will add</text:p>
      <text:p text:style-name="Preformatted_20_Text"><text:s text:c="3"/>capabilities to the base protocol. <text:s/>The endpoints of a connection</text:p>
      <text:p text:style-name="Preformatted_20_Text"><text:s text:c="3"/>MUST negotiate the use of any extensions during the opening</text:p>
      <text:p text:style-name="Preformatted_20_Text"><text:s text:c="3"/>handshake. <text:s/>This specification provides opcodes 0x3 through 0x7 and</text:p>
      <text:p text:style-name="Preformatted_20_Text"><text:s text:c="3"/>0xB through 0xF, the "Extension data" field, and the frame-rsv1,</text:p>
      <text:p text:style-name="Preformatted_20_Text"><text:s text:c="3"/>frame-rsv2, and frame-rsv3 bits of the frame header for use by</text:p>
      <text:p text:style-name="Preformatted_20_Text"><text:s text:c="3"/>extensions. <text:s/>The negotiation of extensions is discussed in further</text:p>
      <text:p text:style-name="Preformatted_20_Text"><text:s text:c="3"/>detail in Section 9.1. <text:s/>Below are some anticipated uses of</text:p>
      <text:p text:style-name="Preformatted_20_Text"><text:s text:c="3"/>extensions. <text:s/>This list is neither complete nor prescriptive.</text:p>
      <text:p text:style-name="Preformatted_20_Text"/>
      <text:p text:style-name="Preformatted_20_Text"><text:s text:c="3"/>o <text:s/>"Extension data" may be placed in the "Payload data" before the</text:p>
      <text:p text:style-name="Preformatted_20_Text"><text:s text:c="6"/>"Application data".</text:p>
      <text:p text:style-name="Preformatted_20_Text"/>
      <text:p text:style-name="Preformatted_20_Text"><text:s text:c="3"/>o <text:s/>Reserved bits can be allocated for per-frame needs.</text:p>
      <text:p text:style-name="Preformatted_20_Text"/>
      <text:p text:style-name="Preformatted_20_Text"><text:s text:c="3"/>o <text:s/>Reserved opcode values can be defined.</text:p>
      <text:p text:style-name="Preformatted_20_Text"/>
      <text:p text:style-name="Preformatted_20_Text"><text:s text:c="3"/>o <text:s/>Reserved bits can be allocated to the opcode field if more opcode</text:p>
      <text:p text:style-name="Preformatted_20_Text"><text:s text:c="6"/>values are needed.</text:p>
      <text:p text:style-name="Preformatted_20_Text"/>
      <text:p text:style-name="Preformatted_20_Text"><text:s text:c="3"/>o <text:s/>A reserved bit or an "extension" opcode can be defined that</text:p>
      <text:p text:style-name="Preformatted_20_Text"><text:s text:c="6"/>allocates additional bits out of the "Payload data" to define</text:p>
      <text:p text:style-name="Preformatted_20_Text"><text:s text:c="6"/>larger opcodes or more per-frame bits.</text:p>
      <text:p text:style-name="Preformatted_20_Text"/>
      <text:p text:style-name="Preformatted_20_Text">6. <text:s/>Sending and Receiving Data</text:p>
      <text:p text:style-name="Preformatted_20_Text"><text:soft-page-break/></text:p>
      <text:p text:style-name="Preformatted_20_Text">6.1. <text:s/>Sending Data</text:p>
      <text:p text:style-name="Preformatted_20_Text"/>
      <text:p text:style-name="Preformatted_20_Text"><text:s text:c="3"/>To _Send a WebSocket Message_ comprising of /data/ over a WebSocket</text:p>
      <text:p text:style-name="Preformatted_20_Text"><text:s text:c="3"/>connection, an endpoint MUST perform the following steps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. <text:s/>The endpoint MUST ensure the WebSocket connection is in the OPEN</text:p>
      <text:p text:style-name="Preformatted_20_Text"><text:s text:c="7"/>state (cf. Sections 4.1 and 4.2.2.) <text:s/>If at any point the state of</text:p>
      <text:p text:style-name="Preformatted_20_Text"><text:s text:c="7"/>the WebSocket connection changes, the endpoint MUST abort the</text:p>
      <text:p text:style-name="Preformatted_20_Text"><text:s text:c="7"/>following steps.</text:p>
      <text:p text:style-name="Preformatted_20_Text"/>
      <text:p text:style-name="Preformatted_20_Text"><text:s text:c="3"/>2. <text:s/>An endpoint MUST encapsulate the /data/ in a WebSocket frame as</text:p>
      <text:p text:style-name="Preformatted_20_Text"><text:s text:c="7"/>defined in Section 5.2. <text:s/>If the data to be sent is large or if</text:p>
      <text:p text:style-name="Preformatted_20_Text"><text:s text:c="7"/>the data is not available in its entirety at the point the</text:p>
      <text:p text:style-name="Preformatted_20_Text"><text:s text:c="7"/>endpoint wishes to begin sending the data, the endpoint MAY</text:p>
      <text:p text:style-name="Preformatted_20_Text"><text:s text:c="7"/>alternately encapsulate the data in a series of frames as defined</text:p>
      <text:p text:style-name="Preformatted_20_Text"><text:s text:c="7"/>in Section 5.4.</text:p>
      <text:p text:style-name="Preformatted_20_Text"/>
      <text:p text:style-name="Preformatted_20_Text"><text:s text:c="3"/>3. <text:s/>The opcode (frame-opcode) of the first frame containing the data</text:p>
      <text:p text:style-name="Preformatted_20_Text"><text:s text:c="7"/>MUST be set to the appropriate value from Section 5.2 for data</text:p>
      <text:p text:style-name="Preformatted_20_Text"><text:s text:c="7"/>that is to be interpreted by the recipient as text or binary</text:p>
      <text:p text:style-name="Preformatted_20_Text"><text:s text:c="7"/>data.</text:p>
      <text:p text:style-name="Preformatted_20_Text"/>
      <text:p text:style-name="Preformatted_20_Text"><text:s text:c="3"/>4. <text:s/>The FIN bit (frame-fin) of the last frame containing the data</text:p>
      <text:p text:style-name="Preformatted_20_Text"><text:s text:c="7"/>MUST be set to 1 as defined in Section 5.2.</text:p>
      <text:p text:style-name="Preformatted_20_Text"/>
      <text:p text:style-name="Preformatted_20_Text"><text:s text:c="3"/>5. <text:s/>If the data is being sent by the client, the frame(s) MUST be</text:p>
      <text:p text:style-name="Preformatted_20_Text"><text:s text:c="7"/>masked as defined in Section 5.3.</text:p>
      <text:p text:style-name="Preformatted_20_Text"/>
      <text:p text:style-name="Preformatted_20_Text"><text:s text:c="3"/>6. <text:s/>If any extensions (Section 9) have been negotiated for the</text:p>
      <text:p text:style-name="Preformatted_20_Text"><text:s text:c="7"/>WebSocket connection, additional considerations may apply as per</text:p>
      <text:p text:style-name="Preformatted_20_Text"><text:s text:c="7"/>the definition of those extensions.</text:p>
      <text:p text:style-name="Preformatted_20_Text"/>
      <text:p text:style-name="Preformatted_20_Text"><text:s text:c="3"/>7. <text:s/>The frame(s) that have been formed MUST be transmitted over the</text:p>
      <text:p text:style-name="Preformatted_20_Text"><text:s text:c="7"/>underlying network connection.</text:p>
      <text:p text:style-name="Preformatted_20_Text"/>
      <text:p text:style-name="Preformatted_20_Text">6.2. <text:s/>Receiving Data</text:p>
      <text:p text:style-name="Preformatted_20_Text"/>
      <text:p text:style-name="Preformatted_20_Text"><text:s text:c="3"/>To receive WebSocket data, an endpoint listens on the underlying</text:p>
      <text:p text:style-name="Preformatted_20_Text"><text:s text:c="3"/>network connection. <text:s/>Incoming data MUST be parsed as WebSocket frames</text:p>
      <text:p text:style-name="Preformatted_20_Text"><text:s text:c="3"/>as defined in Section 5.2. <text:s/>If a control frame (Section 5.5) is</text:p>
      <text:p text:style-name="Preformatted_20_Text"><text:s text:c="3"/>received, the frame MUST be handled as defined by Section 5.5. <text:s/>Upon</text:p>
      <text:p text:style-name="Preformatted_20_Text"><text:s text:c="3"/>receiving a data frame (Section 5.6), the endpoint MUST note the</text:p>
      <text:p text:style-name="Preformatted_20_Text"><text:s text:c="3"/>/type/ of the data as defined by the opcode (frame-opcode) from</text:p>
      <text:p text:style-name="Preformatted_20_Text"><text:s text:c="3"/>Section 5.2. <text:s/>The "Application data" from this frame is defined as</text:p>
      <text:p text:style-name="Preformatted_20_Text"><text:s text:c="3"/>the /data/ of the message. <text:s/>If the frame comprises an unfragmented</text:p>
      <text:p text:style-name="Preformatted_20_Text"><text:s text:c="3"/>message (Section 5.4), it is said that _A WebSocket Message Has Been</text:p>
      <text:p text:style-name="Preformatted_20_Text"><text:s text:c="3"/>Received_ with type /type/ and data /data/. <text:s/>If the frame is part of</text:p>
      <text:p text:style-name="Preformatted_20_Text"><text:s text:c="3"/>a fragmented message, the "Application data" of the subsequent data</text:p>
      <text:p text:style-name="Preformatted_20_Text"><text:s text:c="3"/>frames is concatenated to form the /data/. <text:s/>When the last fragment is</text:p>
      <text:p text:style-name="Preformatted_20_Text"><text:s text:c="3"/>received as indicated by the FIN bit (frame-fin), it is said that _A</text:p>
      <text:p text:style-name="Preformatted_20_Text"><text:s text:c="3"/>WebSocket Message Has Been Received_ with data /data/ (comprised of</text:p>
      <text:p text:style-name="Preformatted_20_Text"><text:s text:c="3"/>the concatenation of the "Application data" of the fragments) an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ype /type/ (noted from the first frame of the fragmented message).</text:p>
      <text:p text:style-name="Preformatted_20_Text"><text:s text:c="3"/>Subsequent data frames MUST be interpreted as belonging to a new</text:p>
      <text:p text:style-name="Preformatted_20_Text"><text:s text:c="3"/>WebSocket message.</text:p>
      <text:p text:style-name="Preformatted_20_Text"/>
      <text:p text:style-name="Preformatted_20_Text"><text:s text:c="3"/>Extensions (Section 9) MAY change the semantics of how data is read,</text:p>
      <text:p text:style-name="Preformatted_20_Text"><text:s text:c="3"/>specifically including what comprises a message boundary.</text:p>
      <text:p text:style-name="Preformatted_20_Text"><text:s text:c="3"/>Extensions, in addition to adding "Extension data" before the</text:p>
      <text:p text:style-name="Preformatted_20_Text"><text:s text:c="3"/>"Application data" in a payload, MAY also modify the "Application</text:p>
      <text:p text:style-name="Preformatted_20_Text"><text:s text:c="3"/>data" (such as by compressing it).</text:p>
      <text:p text:style-name="Preformatted_20_Text"/>
      <text:p text:style-name="Preformatted_20_Text"><text:s text:c="3"/>A server MUST remove masking for data frames received from a client</text:p>
      <text:p text:style-name="Preformatted_20_Text"><text:s text:c="3"/>as described in Section 5.3.</text:p>
      <text:p text:style-name="Preformatted_20_Text"/>
      <text:p text:style-name="Preformatted_20_Text">7. <text:s/>Closing the Connection</text:p>
      <text:p text:style-name="Preformatted_20_Text"/>
      <text:p text:style-name="Preformatted_20_Text">7.1. <text:s/>Definitions</text:p>
      <text:p text:style-name="Preformatted_20_Text"/>
      <text:p text:style-name="Preformatted_20_Text">7.1.1. <text:s/>Close the WebSocket Connection</text:p>
      <text:p text:style-name="Preformatted_20_Text"/>
      <text:p text:style-name="Preformatted_20_Text"><text:s text:c="3"/>To _Close the WebSocket Connection_, an endpoint closes the</text:p>
      <text:p text:style-name="Preformatted_20_Text"><text:s text:c="3"/>underlying TCP connection. <text:s/>An endpoint SHOULD use a method that</text:p>
      <text:p text:style-name="Preformatted_20_Text"><text:s text:c="3"/>cleanly closes the TCP connection, as well as the TLS session, if</text:p>
      <text:p text:style-name="Preformatted_20_Text"><text:s text:c="3"/>applicable, discarding any trailing bytes that may have been</text:p>
      <text:p text:style-name="Preformatted_20_Text"><text:s text:c="3"/>received. <text:s/>An endpoint MAY close the connection via any means</text:p>
      <text:p text:style-name="Preformatted_20_Text"><text:s text:c="3"/>available when necessary, such as when under attack.</text:p>
      <text:p text:style-name="Preformatted_20_Text"/>
      <text:p text:style-name="Preformatted_20_Text"><text:s text:c="3"/>The underlying TCP connection, in most normal cases, SHOULD be closed</text:p>
      <text:p text:style-name="Preformatted_20_Text"><text:s text:c="3"/>first by the server, so that it holds the TIME_WAIT state and not the</text:p>
      <text:p text:style-name="Preformatted_20_Text"><text:s text:c="3"/>client (as this would prevent it from re-opening the connection for 2</text:p>
      <text:p text:style-name="Preformatted_20_Text"><text:s text:c="3"/>maximum segment lifetimes (2MSL), while there is no corresponding</text:p>
      <text:p text:style-name="Preformatted_20_Text"><text:s text:c="3"/>server impact as a TIME_WAIT connection is immediately reopened upon</text:p>
      <text:p text:style-name="Preformatted_20_Text"><text:s text:c="3"/>a new SYN with a higher seq number). <text:s/>In abnormal cases (such as not</text:p>
      <text:p text:style-name="Preformatted_20_Text"><text:s text:c="3"/>having received a TCP Close from the server after a reasonable amount</text:p>
      <text:p text:style-name="Preformatted_20_Text"><text:s text:c="3"/>of time) a client MAY initiate the TCP Close. <text:s/>As such, when a server</text:p>
      <text:p text:style-name="Preformatted_20_Text"><text:s text:c="3"/>is instructed to _Close the WebSocket Connection_ it SHOULD initiate</text:p>
      <text:p text:style-name="Preformatted_20_Text"><text:s text:c="3"/>a TCP Close immediately, and when a client is instructed to do the</text:p>
      <text:p text:style-name="Preformatted_20_Text"><text:s text:c="3"/>same, it SHOULD wait for a TCP Close from the server.</text:p>
      <text:p text:style-name="Preformatted_20_Text"/>
      <text:p text:style-name="Preformatted_20_Text"><text:s text:c="3"/>As an example of how to obtain a clean closure in C using Berkeley</text:p>
      <text:p text:style-name="Preformatted_20_Text"><text:s text:c="3"/>sockets, one would call shutdown() with SHUT_WR on the socket, call</text:p>
      <text:p text:style-name="Preformatted_20_Text"><text:s text:c="3"/>recv() until obtaining a return value of 0 indicating that the peer</text:p>
      <text:p text:style-name="Preformatted_20_Text"><text:s text:c="3"/>has also performed an orderly shutdown, and finally call close() on</text:p>
      <text:p text:style-name="Preformatted_20_Text"><text:s text:c="3"/>the socke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1.2. <text:s/>Start the WebSocket Closing Handshake</text:p>
      <text:p text:style-name="Preformatted_20_Text"/>
      <text:p text:style-name="Preformatted_20_Text"><text:s text:c="3"/>To _Start the WebSocket Closing Handshake_ with a status code</text:p>
      <text:p text:style-name="Preformatted_20_Text"><text:soft-page-break/><text:s text:c="3"/>(Section 7.4) /code/ and an optional close reason (Section 7.1.6)</text:p>
      <text:p text:style-name="Preformatted_20_Text"><text:s text:c="3"/>/reason/, an endpoint MUST send a Close control frame, as described</text:p>
      <text:p text:style-name="Preformatted_20_Text"><text:s text:c="3"/>in Section 5.5.1, whose status code is set to /code/ and whose close</text:p>
      <text:p text:style-name="Preformatted_20_Text"><text:s text:c="3"/>reason is set to /reason/. <text:s/>Once an endpoint has both sent and</text:p>
      <text:p text:style-name="Preformatted_20_Text"><text:s text:c="3"/>received a Close control frame, that endpoint SHOULD _Close the</text:p>
      <text:p text:style-name="Preformatted_20_Text"><text:s text:c="3"/>WebSocket Connection_ as defined in Section 7.1.1.</text:p>
      <text:p text:style-name="Preformatted_20_Text"/>
      <text:p text:style-name="Preformatted_20_Text">7.1.3. <text:s/>The WebSocket Closing Handshake is Started</text:p>
      <text:p text:style-name="Preformatted_20_Text"/>
      <text:p text:style-name="Preformatted_20_Text"><text:s text:c="3"/>Upon either sending or receiving a Close control frame, it is said</text:p>
      <text:p text:style-name="Preformatted_20_Text"><text:s text:c="3"/>that _The WebSocket Closing Handshake is Started_ and that the</text:p>
      <text:p text:style-name="Preformatted_20_Text"><text:s text:c="3"/>WebSocket connection is in the CLOSING state.</text:p>
      <text:p text:style-name="Preformatted_20_Text"/>
      <text:p text:style-name="Preformatted_20_Text">7.1.4. <text:s/>The WebSocket Connection is Closed</text:p>
      <text:p text:style-name="Preformatted_20_Text"/>
      <text:p text:style-name="Preformatted_20_Text"><text:s text:c="3"/>When the underlying TCP connection is closed, it is said that _The</text:p>
      <text:p text:style-name="Preformatted_20_Text"><text:s text:c="3"/>WebSocket Connection is Closed_ and that the WebSocket connection is</text:p>
      <text:p text:style-name="Preformatted_20_Text"><text:s text:c="3"/>in the CLOSED state. <text:s/>If the TCP connection was closed after the</text:p>
      <text:p text:style-name="Preformatted_20_Text"><text:s text:c="3"/>WebSocket closing handshake was completed, the WebSocket connection</text:p>
      <text:p text:style-name="Preformatted_20_Text"><text:s text:c="3"/>is said to have been closed _cleanly_.</text:p>
      <text:p text:style-name="Preformatted_20_Text"/>
      <text:p text:style-name="Preformatted_20_Text"><text:s text:c="3"/>If the WebSocket connection could not be established, it is also said</text:p>
      <text:p text:style-name="Preformatted_20_Text"><text:s text:c="3"/>that _The WebSocket Connection is Closed_, but not _cleanly_.</text:p>
      <text:p text:style-name="Preformatted_20_Text"/>
      <text:p text:style-name="Preformatted_20_Text">7.1.5. <text:s/>The WebSocket Connection Close Code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. <text:s/>A closing of</text:p>
      <text:p text:style-name="Preformatted_20_Text"><text:s text:c="3"/>the WebSocket connection may be initiated by either endpoint,</text:p>
      <text:p text:style-name="Preformatted_20_Text"><text:s text:c="3"/>potentially simultaneously. _The WebSocket Connection Close Code_ is</text:p>
      <text:p text:style-name="Preformatted_20_Text"><text:s text:c="3"/>defined as the status code (Section 7.4) contained in the first Close</text:p>
      <text:p text:style-name="Preformatted_20_Text"><text:s text:c="3"/>control frame received by the application implementing this protocol.</text:p>
      <text:p text:style-name="Preformatted_20_Text"><text:s text:c="3"/>If this Close control frame contains no status code, _The WebSocket</text:p>
      <text:p text:style-name="Preformatted_20_Text"><text:s text:c="3"/>Connection Close Code_ is considered to be 1005. <text:s/>If _The WebSocket</text:p>
      <text:p text:style-name="Preformatted_20_Text"><text:s text:c="3"/>Connection is Closed_ and no Close control frame was received by the</text:p>
      <text:p text:style-name="Preformatted_20_Text"><text:s text:c="3"/>endpoint (such as could occur if the underlying transport connection</text:p>
      <text:p text:style-name="Preformatted_20_Text"><text:s text:c="3"/>is lost), _The WebSocket Connection Close Code_ is considered to be</text:p>
      <text:p text:style-name="Preformatted_20_Text"><text:s text:c="3"/>1006.</text:p>
      <text:p text:style-name="Preformatted_20_Text"/>
      <text:p text:style-name="Preformatted_20_Text"><text:s text:c="3"/>NOTE: Two endpoints may not agree on the value of _The WebSocket</text:p>
      <text:p text:style-name="Preformatted_20_Text"><text:s text:c="3"/>Connection Close Code_. <text:s/>As an example, if the remote endpoint sent a</text:p>
      <text:p text:style-name="Preformatted_20_Text"><text:s text:c="3"/>Close frame but the local application has not yet read the data</text:p>
      <text:p text:style-name="Preformatted_20_Text"><text:s text:c="3"/>containing the Close frame from its socket's receive buffer, and the</text:p>
      <text:p text:style-name="Preformatted_20_Text"><text:s text:c="3"/>local application independently decided to close the connection and</text:p>
      <text:p text:style-name="Preformatted_20_Text"><text:s text:c="3"/>send a Close frame, both endpoints will have sent and received a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lose frame and will not send further Close frames. <text:s/>Each endpoint</text:p>
      <text:p text:style-name="Preformatted_20_Text"><text:s text:c="3"/>will see the status code sent by the other end as _The WebSocket</text:p>
      <text:p text:style-name="Preformatted_20_Text"><text:s text:c="3"/>Connection Close Code_. <text:s/>As such, it is possible that the two</text:p>
      <text:p text:style-name="Preformatted_20_Text"><text:s text:c="3"/>endpoints may not agree on the value of _The WebSocket Connection</text:p>
      <text:p text:style-name="Preformatted_20_Text"><text:s text:c="3"/>Close Code_ in the case that both endpoints _Start the WebSocket</text:p>
      <text:p text:style-name="Preformatted_20_Text"><text:s text:c="3"/>Closing Handshake_ independently and at roughly the same time.</text:p>
      <text:p text:style-name="Preformatted_20_Text"/>
      <text:p text:style-name="Preformatted_20_Text">7.1.6. <text:s/>The WebSocket Connection Close Reason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, followed by</text:p>
      <text:p text:style-name="Preformatted_20_Text"><text:soft-page-break/><text:s text:c="3"/>UTF-8-encoded data, the interpretation of said data being left to the</text:p>
      <text:p text:style-name="Preformatted_20_Text"><text:s text:c="3"/>endpoints and not defined by this protocol. <text:s/>A closing of the</text:p>
      <text:p text:style-name="Preformatted_20_Text"><text:s text:c="3"/>WebSocket connection may be initiated by either endpoint, potentially</text:p>
      <text:p text:style-name="Preformatted_20_Text"><text:s text:c="3"/>simultaneously. _The WebSocket Connection Close Reason_ is defined as</text:p>
      <text:p text:style-name="Preformatted_20_Text"><text:s text:c="3"/>the UTF-8-encoded data following the status code (Section 7.4)</text:p>
      <text:p text:style-name="Preformatted_20_Text"><text:s text:c="3"/>contained in the first Close control frame received by the</text:p>
      <text:p text:style-name="Preformatted_20_Text"><text:s text:c="3"/>application implementing this protocol. <text:s/>If there is no such data in</text:p>
      <text:p text:style-name="Preformatted_20_Text"><text:s text:c="3"/>the Close control frame, _The WebSocket Connection Close Reason_ is</text:p>
      <text:p text:style-name="Preformatted_20_Text"><text:s text:c="3"/>the empty string.</text:p>
      <text:p text:style-name="Preformatted_20_Text"/>
      <text:p text:style-name="Preformatted_20_Text"><text:s text:c="3"/>NOTE: Following the same logic as noted in Section 7.1.5, two</text:p>
      <text:p text:style-name="Preformatted_20_Text"><text:s text:c="3"/>endpoints may not agree on _The WebSocket Connection Close Reason_.</text:p>
      <text:p text:style-name="Preformatted_20_Text"/>
      <text:p text:style-name="Preformatted_20_Text">7.1.7. <text:s/>Fail the WebSocket Connection</text:p>
      <text:p text:style-name="Preformatted_20_Text"/>
      <text:p text:style-name="Preformatted_20_Text"><text:s text:c="3"/>Certain algorithms and specifications require an endpoint to _Fail</text:p>
      <text:p text:style-name="Preformatted_20_Text"><text:s text:c="3"/>the WebSocket Connection_. <text:s/>To do so, the client MUST _Close the</text:p>
      <text:p text:style-name="Preformatted_20_Text"><text:s text:c="3"/>WebSocket Connection_, and MAY report the problem to the user (which</text:p>
      <text:p text:style-name="Preformatted_20_Text"><text:s text:c="3"/>would be especially useful for developers) in an appropriate manner.</text:p>
      <text:p text:style-name="Preformatted_20_Text"><text:s text:c="3"/>Similarly, to do so, the server MUST _Close the WebSocket</text:p>
      <text:p text:style-name="Preformatted_20_Text"><text:s text:c="3"/>Connection_, and SHOULD log the problem.</text:p>
      <text:p text:style-name="Preformatted_20_Text"/>
      <text:p text:style-name="Preformatted_20_Text"><text:s text:c="3"/>If _The WebSocket Connection is Established_ prior to the point where</text:p>
      <text:p text:style-name="Preformatted_20_Text"><text:s text:c="3"/>the endpoint is required to _Fail the WebSocket Connection_, the</text:p>
      <text:p text:style-name="Preformatted_20_Text"><text:s text:c="3"/>endpoint SHOULD send a Close frame with an appropriate status code</text:p>
      <text:p text:style-name="Preformatted_20_Text"><text:s text:c="3"/>(Section 7.4) before proceeding to _Close the WebSocket Connection_.</text:p>
      <text:p text:style-name="Preformatted_20_Text"><text:s text:c="3"/>An endpoint MAY omit sending a Close frame if it believes the other</text:p>
      <text:p text:style-name="Preformatted_20_Text"><text:s text:c="3"/>side is unlikely to be able to receive and process the Close frame,</text:p>
      <text:p text:style-name="Preformatted_20_Text"><text:s text:c="3"/>due to the nature of the error that led the WebSocket connection to</text:p>
      <text:p text:style-name="Preformatted_20_Text"><text:s text:c="3"/>fail in the first place. <text:s/>An endpoint MUST NOT continue to attempt to</text:p>
      <text:p text:style-name="Preformatted_20_Text"><text:s text:c="3"/>process data (including a responding Close frame) from the remote</text:p>
      <text:p text:style-name="Preformatted_20_Text"><text:s text:c="3"/>endpoint after being instructed to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2. <text:s/>Abnormal Closures</text:p>
      <text:p text:style-name="Preformatted_20_Text"/>
      <text:p text:style-name="Preformatted_20_Text">7.2.1. <text:s/>Client-Initiated Closure</text:p>
      <text:p text:style-name="Preformatted_20_Text"/>
      <text:p text:style-name="Preformatted_20_Text"><text:s text:c="3"/>Certain algorithms, in particular during the opening handshake,</text:p>
      <text:p text:style-name="Preformatted_20_Text"><text:s text:c="3"/>require the client to _Fail the WebSocket Connection_. <text:s/>To do so, the</text:p>
      <text:p text:style-name="Preformatted_20_Text"><text:s text:c="3"/>client MUST _Fail the WebSocket Connection_ as defined in</text:p>
      <text:p text:style-name="Preformatted_20_Text"><text:s text:c="3"/>Section 7.1.7.</text:p>
      <text:p text:style-name="Preformatted_20_Text"/>
      <text:p text:style-name="Preformatted_20_Text"><text:s text:c="3"/>If at any point the underlying transport layer connection is</text:p>
      <text:p text:style-name="Preformatted_20_Text"><text:s text:c="3"/>unexpectedly lost, the client MUST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>7.2.2. <text:s/>Server-Initiated Closure</text:p>
      <text:p text:style-name="Preformatted_20_Text"/>
      <text:p text:style-name="Preformatted_20_Text"><text:s text:c="3"/>Certain algorithms require or recommend that the server _Abort the</text:p>
      <text:p text:style-name="Preformatted_20_Text"><text:soft-page-break/><text:s text:c="3"/>WebSocket Connection_ during the opening handshake. <text:s/>To do so, the</text:p>
      <text:p text:style-name="Preformatted_20_Text"><text:s text:c="3"/>server MUST simply _Close the WebSocket Connection_ (Section 7.1.1).</text:p>
      <text:p text:style-name="Preformatted_20_Text"/>
      <text:p text:style-name="Preformatted_20_Text">7.2.3. <text:s/>Recovering from Abnormal Closure</text:p>
      <text:p text:style-name="Preformatted_20_Text"/>
      <text:p text:style-name="Preformatted_20_Text"><text:s text:c="3"/>Abnormal closures may be caused by any number of reasons. <text:s/>Such</text:p>
      <text:p text:style-name="Preformatted_20_Text"><text:s text:c="3"/>closures could be the result of a transient error, in which case</text:p>
      <text:p text:style-name="Preformatted_20_Text"><text:s text:c="3"/>reconnecting may lead to a good connection and a resumption of normal</text:p>
      <text:p text:style-name="Preformatted_20_Text"><text:s text:c="3"/>operations. <text:s/>Such closures may also be the result of a nontransient</text:p>
      <text:p text:style-name="Preformatted_20_Text"><text:s text:c="3"/>problem, in which case if each deployed client experiences an</text:p>
      <text:p text:style-name="Preformatted_20_Text"><text:s text:c="3"/>abnormal closure and immediately and persistently tries to reconnect,</text:p>
      <text:p text:style-name="Preformatted_20_Text"><text:s text:c="3"/>the server may experience what amounts to a denial-of-service attack</text:p>
      <text:p text:style-name="Preformatted_20_Text"><text:s text:c="3"/>by a large number of clients trying to reconnect. <text:s/>The end result of</text:p>
      <text:p text:style-name="Preformatted_20_Text"><text:s text:c="3"/>such a scenario could be that the service is unable to recover in a</text:p>
      <text:p text:style-name="Preformatted_20_Text"><text:s text:c="3"/>timely manner or recovery is made much more difficult.</text:p>
      <text:p text:style-name="Preformatted_20_Text"/>
      <text:p text:style-name="Preformatted_20_Text"><text:s text:c="3"/>To prevent this, clients SHOULD use some form of backoff when trying</text:p>
      <text:p text:style-name="Preformatted_20_Text"><text:s text:c="3"/>to reconnect after abnormal closures as described in this section.</text:p>
      <text:p text:style-name="Preformatted_20_Text"/>
      <text:p text:style-name="Preformatted_20_Text"><text:s text:c="3"/>The first reconnect attempt SHOULD be delayed by a random amount of</text:p>
      <text:p text:style-name="Preformatted_20_Text"><text:s text:c="3"/>time. <text:s/>The parameters by which this random delay is chosen are left</text:p>
      <text:p text:style-name="Preformatted_20_Text"><text:s text:c="3"/>to the client to decide; a value chosen randomly between 0 and 5</text:p>
      <text:p text:style-name="Preformatted_20_Text"><text:s text:c="3"/>seconds is a reasonable initial delay though clients MAY choose a</text:p>
      <text:p text:style-name="Preformatted_20_Text"><text:s text:c="3"/>different interval from which to select a delay length based on</text:p>
      <text:p text:style-name="Preformatted_20_Text"><text:s text:c="3"/>implementation experience and particular application.</text:p>
      <text:p text:style-name="Preformatted_20_Text"/>
      <text:p text:style-name="Preformatted_20_Text"><text:s text:c="3"/>Should the first reconnect attempt fail, subsequent reconnect</text:p>
      <text:p text:style-name="Preformatted_20_Text"><text:s text:c="3"/>attempts SHOULD be delayed by increasingly longer amounts of time,</text:p>
      <text:p text:style-name="Preformatted_20_Text"><text:s text:c="3"/>using a method such as truncated binary exponential backoff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3. <text:s/>Normal Closure of Connections</text:p>
      <text:p text:style-name="Preformatted_20_Text"/>
      <text:p text:style-name="Preformatted_20_Text"><text:s text:c="3"/>Servers MAY close the WebSocket connection whenever desired. <text:s/>Clients</text:p>
      <text:p text:style-name="Preformatted_20_Text"><text:s text:c="3"/>SHOULD NOT close the WebSocket connection arbitrarily. <text:s/>In either</text:p>
      <text:p text:style-name="Preformatted_20_Text"><text:s text:c="3"/>case, an endpoint initiates a closure by following the procedures to</text:p>
      <text:p text:style-name="Preformatted_20_Text"><text:s text:c="3"/>_Start the WebSocket Closing Handshake_ (Section 7.1.2).</text:p>
      <text:p text:style-name="Preformatted_20_Text"/>
      <text:p text:style-name="Preformatted_20_Text">7.4. <text:s/>Status Codes</text:p>
      <text:p text:style-name="Preformatted_20_Text"/>
      <text:p text:style-name="Preformatted_20_Text"><text:s text:c="3"/>When closing an established connection (e.g., when sending a Close</text:p>
      <text:p text:style-name="Preformatted_20_Text"><text:s text:c="3"/>frame, after the opening handshake has completed), an endpoint MAY</text:p>
      <text:p text:style-name="Preformatted_20_Text"><text:s text:c="3"/>indicate a reason for closure. <text:s/>The interpretation of this reason by</text:p>
      <text:p text:style-name="Preformatted_20_Text"><text:s text:c="3"/>an endpoint, and the action an endpoint should take given this</text:p>
      <text:p text:style-name="Preformatted_20_Text"><text:s text:c="3"/>reason, are left undefined by this specification. <text:s/>This specification</text:p>
      <text:p text:style-name="Preformatted_20_Text"><text:s text:c="3"/>defines a set of pre-defined status codes and specifies which ranges</text:p>
      <text:p text:style-name="Preformatted_20_Text"><text:s text:c="3"/>may be used by extensions, frameworks, and end applications. <text:s/>The</text:p>
      <text:p text:style-name="Preformatted_20_Text"><text:s text:c="3"/>status code and any associated textual message are optional</text:p>
      <text:p text:style-name="Preformatted_20_Text"><text:s text:c="3"/>components of a Close frame.</text:p>
      <text:p text:style-name="Preformatted_20_Text"/>
      <text:p text:style-name="Preformatted_20_Text">7.4.1. <text:s/>Defined Status Codes</text:p>
      <text:p text:style-name="Preformatted_20_Text"/>
      <text:p text:style-name="Preformatted_20_Text"><text:s text:c="3"/>Endpoints MAY use the following pre-defined status codes when sending</text:p>
      <text:p text:style-name="Preformatted_20_Text"><text:s text:c="3"/>a Close frame.</text:p>
      <text:p text:style-name="Preformatted_20_Text"/>
      <text:p text:style-name="Preformatted_20_Text"><text:s text:c="3"/>1000</text:p>
      <text:p text:style-name="Preformatted_20_Text"/>
      <text:p text:style-name="Preformatted_20_Text"><text:s text:c="6"/>1000 indicates a normal closure, meaning that the purpose for</text:p>
      <text:p text:style-name="Preformatted_20_Text"><text:soft-page-break/><text:s text:c="6"/>which the connection was established has been fulfilled.</text:p>
      <text:p text:style-name="Preformatted_20_Text"/>
      <text:p text:style-name="Preformatted_20_Text"><text:s text:c="3"/>1001</text:p>
      <text:p text:style-name="Preformatted_20_Text"/>
      <text:p text:style-name="Preformatted_20_Text"><text:s text:c="6"/>1001 indicates that an endpoint is "going away", such as a server</text:p>
      <text:p text:style-name="Preformatted_20_Text"><text:s text:c="6"/>going down or a browser having navigated away from a page.</text:p>
      <text:p text:style-name="Preformatted_20_Text"/>
      <text:p text:style-name="Preformatted_20_Text"><text:s text:c="3"/>1002</text:p>
      <text:p text:style-name="Preformatted_20_Text"/>
      <text:p text:style-name="Preformatted_20_Text"><text:s text:c="6"/>1002 indicates that an endpoint is terminating the connection due</text:p>
      <text:p text:style-name="Preformatted_20_Text"><text:s text:c="6"/>to a protocol error.</text:p>
      <text:p text:style-name="Preformatted_20_Text"/>
      <text:p text:style-name="Preformatted_20_Text"><text:s text:c="3"/>1003</text:p>
      <text:p text:style-name="Preformatted_20_Text"/>
      <text:p text:style-name="Preformatted_20_Text"><text:s text:c="6"/>1003 indicates that an endpoint is terminating the connection</text:p>
      <text:p text:style-name="Preformatted_20_Text"><text:s text:c="6"/>because it has received a type of data it cannot accept (e.g., an</text:p>
      <text:p text:style-name="Preformatted_20_Text"><text:s text:c="6"/>endpoint that understands only text data MAY send this if it</text:p>
      <text:p text:style-name="Preformatted_20_Text"><text:s text:c="6"/>receives a binary message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004</text:p>
      <text:p text:style-name="Preformatted_20_Text"/>
      <text:p text:style-name="Preformatted_20_Text"><text:s text:c="6"/>Reserved. <text:s/>The specific meaning might be defined in the future.</text:p>
      <text:p text:style-name="Preformatted_20_Text"/>
      <text:p text:style-name="Preformatted_20_Text"><text:s text:c="3"/>1005</text:p>
      <text:p text:style-name="Preformatted_20_Text"/>
      <text:p text:style-name="Preformatted_20_Text"><text:s text:c="6"/>100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no status</text:p>
      <text:p text:style-name="Preformatted_20_Text"><text:s text:c="6"/>code was actually present.</text:p>
      <text:p text:style-name="Preformatted_20_Text"/>
      <text:p text:style-name="Preformatted_20_Text"><text:s text:c="3"/>1006</text:p>
      <text:p text:style-name="Preformatted_20_Text"/>
      <text:p text:style-name="Preformatted_20_Text"><text:s text:c="6"/>1006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abnormally, e.g., without sending or</text:p>
      <text:p text:style-name="Preformatted_20_Text"><text:s text:c="6"/>receiving a Close control frame.</text:p>
      <text:p text:style-name="Preformatted_20_Text"/>
      <text:p text:style-name="Preformatted_20_Text"><text:s text:c="3"/>1007</text:p>
      <text:p text:style-name="Preformatted_20_Text"/>
      <text:p text:style-name="Preformatted_20_Text"><text:s text:c="6"/>1007 indicates that an endpoint is terminating the connection</text:p>
      <text:p text:style-name="Preformatted_20_Text"><text:s text:c="6"/>because it has received data within a message that was not</text:p>
      <text:p text:style-name="Preformatted_20_Text"><text:s text:c="6"/>consistent with the type of the message (e.g., non-UTF-8 [RFC3629]</text:p>
      <text:p text:style-name="Preformatted_20_Text"><text:s text:c="6"/>data within a text message).</text:p>
      <text:p text:style-name="Preformatted_20_Text"/>
      <text:p text:style-name="Preformatted_20_Text"><text:s text:c="3"/>1008</text:p>
      <text:p text:style-name="Preformatted_20_Text"/>
      <text:p text:style-name="Preformatted_20_Text"><text:s text:c="6"/>1008 indicates that an endpoint is terminating the connection</text:p>
      <text:p text:style-name="Preformatted_20_Text"><text:s text:c="6"/>because it has received a message that violates its policy. <text:s/>This</text:p>
      <text:p text:style-name="Preformatted_20_Text"><text:s text:c="6"/>is a generic status code that can be returned when there is no</text:p>
      <text:p text:style-name="Preformatted_20_Text"><text:s text:c="6"/>other more suitable status code (e.g., 1003 or 1009) or if there</text:p>
      <text:p text:style-name="Preformatted_20_Text"><text:s text:c="6"/>is a need to hide specific details about the policy.</text:p>
      <text:p text:style-name="Preformatted_20_Text"/>
      <text:p text:style-name="Preformatted_20_Text"><text:s text:c="3"/>1009</text:p>
      <text:p text:style-name="Preformatted_20_Text"><text:soft-page-break/></text:p>
      <text:p text:style-name="Preformatted_20_Text"><text:s text:c="6"/>1009 indicates that an endpoint is terminating the connection</text:p>
      <text:p text:style-name="Preformatted_20_Text"><text:s text:c="6"/>because it has received a message that is too big for it to</text:p>
      <text:p text:style-name="Preformatted_20_Text"><text:s text:c="6"/>process.</text:p>
      <text:p text:style-name="Preformatted_20_Text"/>
      <text:p text:style-name="Preformatted_20_Text"><text:s text:c="3"/>1010</text:p>
      <text:p text:style-name="Preformatted_20_Text"/>
      <text:p text:style-name="Preformatted_20_Text"><text:s text:c="6"/>1010 indicates that an endpoint (client) is terminating the</text:p>
      <text:p text:style-name="Preformatted_20_Text"><text:s text:c="6"/>connection because it has expected the server to negotiate one or</text:p>
      <text:p text:style-name="Preformatted_20_Text"><text:s text:c="6"/>more extension, but the server didn't return them in the response</text:p>
      <text:p text:style-name="Preformatted_20_Text"><text:s text:c="6"/>message of the WebSocket handshake. <text:s/>The list of extensions tha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are needed SHOULD appear in the /reason/ part of the Close frame.</text:p>
      <text:p text:style-name="Preformatted_20_Text"><text:s text:c="6"/>Note that this status code is not used by the server, because it</text:p>
      <text:p text:style-name="Preformatted_20_Text"><text:s text:c="6"/>can fail the WebSocket handshake instead.</text:p>
      <text:p text:style-name="Preformatted_20_Text"/>
      <text:p text:style-name="Preformatted_20_Text"><text:s text:c="3"/>1011</text:p>
      <text:p text:style-name="Preformatted_20_Text"/>
      <text:p text:style-name="Preformatted_20_Text"><text:s text:c="6"/>1011 indicates that a server is terminating the connection because</text:p>
      <text:p text:style-name="Preformatted_20_Text"><text:s text:c="6"/>it encountered an unexpected condition that prevented it from</text:p>
      <text:p text:style-name="Preformatted_20_Text"><text:s text:c="6"/>fulfilling the request.</text:p>
      <text:p text:style-name="Preformatted_20_Text"/>
      <text:p text:style-name="Preformatted_20_Text"><text:s text:c="3"/>1015</text:p>
      <text:p text:style-name="Preformatted_20_Text"/>
      <text:p text:style-name="Preformatted_20_Text"><text:s text:c="6"/>101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due to a failure to perform a TLS handshake</text:p>
      <text:p text:style-name="Preformatted_20_Text"><text:s text:c="6"/>(e.g., the server certificate can't be verified).</text:p>
      <text:p text:style-name="Preformatted_20_Text"/>
      <text:p text:style-name="Preformatted_20_Text">7.4.2. <text:s/>Reserved Status Code Ranges</text:p>
      <text:p text:style-name="Preformatted_20_Text"/>
      <text:p text:style-name="Preformatted_20_Text"><text:s text:c="3"/>0-999</text:p>
      <text:p text:style-name="Preformatted_20_Text"/>
      <text:p text:style-name="Preformatted_20_Text"><text:s text:c="6"/>Status codes in the range 0-999 are not used.</text:p>
      <text:p text:style-name="Preformatted_20_Text"/>
      <text:p text:style-name="Preformatted_20_Text"><text:s text:c="3"/>1000-2999</text:p>
      <text:p text:style-name="Preformatted_20_Text"/>
      <text:p text:style-name="Preformatted_20_Text"><text:s text:c="6"/>Status codes in the range 1000-2999 are reserved for definition by</text:p>
      <text:p text:style-name="Preformatted_20_Text"><text:s text:c="6"/>this protocol, its future revisions, and extensions specified in a</text:p>
      <text:p text:style-name="Preformatted_20_Text"><text:s text:c="6"/>permanent and readily available public specification.</text:p>
      <text:p text:style-name="Preformatted_20_Text"/>
      <text:p text:style-name="Preformatted_20_Text"><text:s text:c="3"/>3000-3999</text:p>
      <text:p text:style-name="Preformatted_20_Text"/>
      <text:p text:style-name="Preformatted_20_Text"><text:s text:c="6"/>Status codes in the range 3000-3999 are reserved for use by</text:p>
      <text:p text:style-name="Preformatted_20_Text"><text:s text:c="6"/>libraries, frameworks, and applications. <text:s/>These status codes are</text:p>
      <text:p text:style-name="Preformatted_20_Text"><text:s text:c="6"/>registered directly with IANA. <text:s/>The interpretation of these codes</text:p>
      <text:p text:style-name="Preformatted_20_Text"><text:s text:c="6"/>is undefined by this protocol.</text:p>
      <text:p text:style-name="Preformatted_20_Text"/>
      <text:p text:style-name="Preformatted_20_Text"><text:s text:c="3"/>4000-4999</text:p>
      <text:p text:style-name="Preformatted_20_Text"/>
      <text:p text:style-name="Preformatted_20_Text"><text:s text:c="6"/>Status codes in the range 4000-4999 are reserved for private use</text:p>
      <text:p text:style-name="Preformatted_20_Text"><text:s text:c="6"/>and thus can't be registered. <text:s/>Such codes can be used by prior</text:p>
      <text:p text:style-name="Preformatted_20_Text"><text:s text:c="6"/>agreements between WebSocket applications. <text:s/>The interpretation of</text:p>
      <text:p text:style-name="Preformatted_20_Text"><text:s text:c="6"/>these codes is undefined by this protocol.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8. <text:s/>Error Handling</text:p>
      <text:p text:style-name="Preformatted_20_Text"/>
      <text:p text:style-name="Preformatted_20_Text">8.1. <text:s/>Handling Errors in UTF-8-Encoded Data</text:p>
      <text:p text:style-name="Preformatted_20_Text"/>
      <text:p text:style-name="Preformatted_20_Text"><text:s text:c="3"/>When an endpoint is to interpret a byte stream as UTF-8 but finds</text:p>
      <text:p text:style-name="Preformatted_20_Text"><text:s text:c="3"/>that the byte stream is not, in fact, a valid UTF-8 stream, that</text:p>
      <text:p text:style-name="Preformatted_20_Text"><text:s text:c="3"/>endpoint MUST _Fail the WebSocket Connection_. <text:s/>This rule applies</text:p>
      <text:p text:style-name="Preformatted_20_Text"><text:s text:c="3"/>both during the opening handshake and during subsequent data</text:p>
      <text:p text:style-name="Preformatted_20_Text"><text:s text:c="3"/>exchange.</text:p>
      <text:p text:style-name="Preformatted_20_Text"/>
      <text:p text:style-name="Preformatted_20_Text">9. <text:s/>Extensions</text:p>
      <text:p text:style-name="Preformatted_20_Text"/>
      <text:p text:style-name="Preformatted_20_Text"><text:s text:c="3"/>WebSocket clients MAY request extensions to this specification, and</text:p>
      <text:p text:style-name="Preformatted_20_Text"><text:s text:c="3"/>WebSocket servers MAY accept some or all extensions requested by the</text:p>
      <text:p text:style-name="Preformatted_20_Text"><text:s text:c="3"/>client. <text:s/>A server MUST NOT respond with any extension not requested</text:p>
      <text:p text:style-name="Preformatted_20_Text"><text:s text:c="3"/>by the client. <text:s/>If extension parameters are included in negotiations</text:p>
      <text:p text:style-name="Preformatted_20_Text"><text:s text:c="3"/>between the client and the server, those parameters MUST be chosen in</text:p>
      <text:p text:style-name="Preformatted_20_Text"><text:s text:c="3"/>accordance with the specification of the extension to which the</text:p>
      <text:p text:style-name="Preformatted_20_Text"><text:s text:c="3"/>parameters apply.</text:p>
      <text:p text:style-name="Preformatted_20_Text"/>
      <text:p text:style-name="Preformatted_20_Text">9.1. <text:s/>Negotiating Extensions</text:p>
      <text:p text:style-name="Preformatted_20_Text"/>
      <text:p text:style-name="Preformatted_20_Text"><text:s text:c="3"/>A client requests extensions by including a |Sec-WebSocket-</text:p>
      <text:p text:style-name="Preformatted_20_Text"><text:s text:c="3"/>Extensions| header field, which follows the normal rules for HTTP</text:p>
      <text:p text:style-name="Preformatted_20_Text"><text:s text:c="3"/>header fields (see [RFC2616], Section 4.2) and the value of the</text:p>
      <text:p text:style-name="Preformatted_20_Text"><text:s text:c="3"/>header field is defined by the following ABNF [RFC2616]. <text:s/>Note that</text:p>
      <text:p text:style-name="Preformatted_20_Text"><text:s text:c="3"/>this section is using ABNF syntax/rules from [RFC2616], including the</text:p>
      <text:p text:style-name="Preformatted_20_Text"><text:s text:c="3"/>"implied *LWS rule". <text:s/>If a value is received by either the client or</text:p>
      <text:p text:style-name="Preformatted_20_Text"><text:s text:c="3"/>the server during negotiation that does not conform to the ABNF</text:p>
      <text:p text:style-name="Preformatted_20_Text"><text:s text:c="3"/>below, the recipient of such malformed data MUST immediately _Fail</text:p>
      <text:p text:style-name="Preformatted_20_Text"><text:s text:c="3"/>the WebSocket Connection_.</text:p>
      <text:p text:style-name="Preformatted_20_Text"/>
      <text:p text:style-name="Preformatted_20_Text"><text:s text:c="9"/>Sec-WebSocket-Extensions = extension-list</text:p>
      <text:p text:style-name="Preformatted_20_Text"><text:s text:c="9"/>extension-list = 1#extension</text:p>
      <text:p text:style-name="Preformatted_20_Text"><text:s text:c="9"/>extension = extension-token *( ";" extension-param )</text:p>
      <text:p text:style-name="Preformatted_20_Text"><text:s text:c="9"/>extension-token = registered-token</text:p>
      <text:p text:style-name="Preformatted_20_Text"><text:s text:c="9"/>registered-token = token</text:p>
      <text:p text:style-name="Preformatted_20_Text"><text:s text:c="9"/>extension-param = token [ "=" (token | quoted-string) ]</text:p>
      <text:p text:style-name="Preformatted_20_Text"><text:s text:c="13"/>;When using the quoted-string syntax variant, the value</text:p>
      <text:p text:style-name="Preformatted_20_Text"><text:s text:c="13"/>;after quoted-string unescaping MUST conform to the</text:p>
      <text:p text:style-name="Preformatted_20_Text"><text:s text:c="13"/>;'token' ABNF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Note that like other HTTP header fields, this header field MAY be</text:p>
      <text:p text:style-name="Preformatted_20_Text"><text:s text:c="3"/>split or combined across multiple lines. <text:s/>Ergo, the following are</text:p>
      <text:p text:style-name="Preformatted_20_Text"><text:s text:c="3"/>equivalent:</text:p>
      <text:p text:style-name="Preformatted_20_Text"/>
      <text:p text:style-name="Preformatted_20_Text"><text:s text:c="9"/>Sec-WebSocket-Extensions: foo</text:p>
      <text:p text:style-name="Preformatted_20_Text"><text:s text:c="9"/>Sec-WebSocket-Extensions: bar; baz=2</text:p>
      <text:p text:style-name="Preformatted_20_Text"/>
      <text:p text:style-name="Preformatted_20_Text"><text:s text:c="3"/>is exactly equivalent to</text:p>
      <text:p text:style-name="Preformatted_20_Text"/>
      <text:p text:style-name="Preformatted_20_Text"><text:s text:c="9"/>Sec-WebSocket-Extensions: foo, bar; baz=2</text:p>
      <text:p text:style-name="Preformatted_20_Text"/>
      <text:p text:style-name="Preformatted_20_Text"><text:s text:c="3"/>Any extension-token used MUST be a registered token (see</text:p>
      <text:p text:style-name="Preformatted_20_Text"><text:s text:c="3"/>Section 11.4). <text:s/>The parameters supplied with any given extension MUST</text:p>
      <text:p text:style-name="Preformatted_20_Text"><text:s text:c="3"/>be defined for that extension. <text:s/>Note that the client is only offering</text:p>
      <text:p text:style-name="Preformatted_20_Text"><text:s text:c="3"/>to use any advertised extensions and MUST NOT use them unless the</text:p>
      <text:p text:style-name="Preformatted_20_Text"><text:s text:c="3"/>server indicates that it wishes to use the extension.</text:p>
      <text:p text:style-name="Preformatted_20_Text"/>
      <text:p text:style-name="Preformatted_20_Text"><text:s text:c="3"/>Note that the order of extensions is significant. <text:s/>Any interactions</text:p>
      <text:p text:style-name="Preformatted_20_Text"><text:s text:c="3"/>between multiple extensions MAY be defined in the documents defining</text:p>
      <text:p text:style-name="Preformatted_20_Text"><text:s text:c="3"/>the extensions. <text:s/>In the absence of such definitions, the</text:p>
      <text:p text:style-name="Preformatted_20_Text"><text:s text:c="3"/>interpretation is that the header fields listed by the client in its</text:p>
      <text:p text:style-name="Preformatted_20_Text"><text:s text:c="3"/>request represent a preference of the header fields it wishes to use,</text:p>
      <text:p text:style-name="Preformatted_20_Text"><text:s text:c="3"/>with the first options listed being most preferable. <text:s/>The extensions</text:p>
      <text:p text:style-name="Preformatted_20_Text"><text:s text:c="3"/>listed by the server in response represent the extensions actually in</text:p>
      <text:p text:style-name="Preformatted_20_Text"><text:s text:c="3"/>use for the connection. <text:s/>Should the extensions modify the data and/or</text:p>
      <text:p text:style-name="Preformatted_20_Text"><text:s text:c="3"/>framing, the order of operations on the data should be assumed to be</text:p>
      <text:p text:style-name="Preformatted_20_Text"><text:s text:c="3"/>the same as the order in which the extensions are listed in the</text:p>
      <text:p text:style-name="Preformatted_20_Text"><text:s text:c="3"/>server's response in the opening handshake.</text:p>
      <text:p text:style-name="Preformatted_20_Text"/>
      <text:p text:style-name="Preformatted_20_Text"><text:s text:c="3"/>For example, if there are two extensions "foo" and "bar" and if the</text:p>
      <text:p text:style-name="Preformatted_20_Text"><text:s text:c="3"/>header field |Sec-WebSocket-Extensions| sent by the server has the</text:p>
      <text:p text:style-name="Preformatted_20_Text"><text:s text:c="3"/>value "foo, bar", then operations on the data will be made as</text:p>
      <text:p text:style-name="Preformatted_20_Text"><text:s text:c="3"/>bar(foo(data)), be those changes to the data itself (such as</text:p>
      <text:p text:style-name="Preformatted_20_Text"><text:s text:c="3"/>compression) or changes to the framing that may "stack".</text:p>
      <text:p text:style-name="Preformatted_20_Text"/>
      <text:p text:style-name="Preformatted_20_Text"><text:s text:c="3"/>Non-normative examples of acceptable extension header fields (note</text:p>
      <text:p text:style-name="Preformatted_20_Text"><text:s text:c="3"/>that long lines are folded for readability):</text:p>
      <text:p text:style-name="Preformatted_20_Text"/>
      <text:p text:style-name="Preformatted_20_Text"><text:s text:c="9"/>Sec-WebSocket-Extensions: deflate-stream</text:p>
      <text:p text:style-name="Preformatted_20_Text"><text:s text:c="9"/>Sec-WebSocket-Extensions: mux; max-channels=4; flow-control,</text:p>
      <text:p text:style-name="Preformatted_20_Text"><text:s text:c="10"/>deflate-stream</text:p>
      <text:p text:style-name="Preformatted_20_Text"><text:s text:c="9"/>Sec-WebSocket-Extensions: private-extension</text:p>
      <text:p text:style-name="Preformatted_20_Text"/>
      <text:p text:style-name="Preformatted_20_Text"><text:s text:c="3"/>A server accepts one or more extensions by including a</text:p>
      <text:p text:style-name="Preformatted_20_Text"><text:s text:c="3"/>|Sec-WebSocket-Extensions| header field containing one or more</text:p>
      <text:p text:style-name="Preformatted_20_Text"><text:s text:c="3"/>extensions that were requested by the client. <text:s/>The interpretation of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y extension parameters, and what constitutes a valid response by a</text:p>
      <text:p text:style-name="Preformatted_20_Text"><text:s text:c="3"/>server to a requested set of parameters by a client, will be defined</text:p>
      <text:p text:style-name="Preformatted_20_Text"><text:s text:c="3"/>by each such extension.</text:p>
      <text:p text:style-name="Preformatted_20_Text"><text:soft-page-break/></text:p>
      <text:p text:style-name="Preformatted_20_Text">9.2. <text:s/>Known Extensions</text:p>
      <text:p text:style-name="Preformatted_20_Text"/>
      <text:p text:style-name="Preformatted_20_Text"><text:s text:c="3"/>Extensions provide a mechanism for implementations to opt-in to</text:p>
      <text:p text:style-name="Preformatted_20_Text"><text:s text:c="3"/>additional protocol features. <text:s/>This document doesn't define any</text:p>
      <text:p text:style-name="Preformatted_20_Text"><text:s text:c="3"/>extension, but implementations MAY use extensions defined separately.</text:p>
      <text:p text:style-name="Preformatted_20_Text"/>
      <text:p text:style-name="Preformatted_20_Text">10. <text:s/>Security Considerations</text:p>
      <text:p text:style-name="Preformatted_20_Text"/>
      <text:p text:style-name="Preformatted_20_Text"><text:s text:c="3"/>This section describes some security considerations applicable to the</text:p>
      <text:p text:style-name="Preformatted_20_Text"><text:s text:c="3"/>WebSocket Protocol. <text:s/>Specific security considerations are described</text:p>
      <text:p text:style-name="Preformatted_20_Text"><text:s text:c="3"/>in subsections of this section.</text:p>
      <text:p text:style-name="Preformatted_20_Text"/>
      <text:p text:style-name="Preformatted_20_Text">10.1. <text:s/>Non-Browser Clients</text:p>
      <text:p text:style-name="Preformatted_20_Text"/>
      <text:p text:style-name="Preformatted_20_Text"><text:s text:c="3"/>The WebSocket Protocol protects against malicious JavaScript running</text:p>
      <text:p text:style-name="Preformatted_20_Text"><text:s text:c="3"/>inside a trusted application such as a web browser, for example, by</text:p>
      <text:p text:style-name="Preformatted_20_Text"><text:s text:c="3"/>checking of the |Origin| header field (see below). <text:s/>See Section 1.6</text:p>
      <text:p text:style-name="Preformatted_20_Text"><text:s text:c="3"/>for additional details. <text:s/>Such assumptions don't hold true in the case</text:p>
      <text:p text:style-name="Preformatted_20_Text"><text:s text:c="3"/>of a more-capable client.</text:p>
      <text:p text:style-name="Preformatted_20_Text"/>
      <text:p text:style-name="Preformatted_20_Text"><text:s text:c="3"/>While this protocol is intended to be used by scripts in web pages,</text:p>
      <text:p text:style-name="Preformatted_20_Text"><text:s text:c="3"/>it can also be used directly by hosts. <text:s/>Such hosts are acting on</text:p>
      <text:p text:style-name="Preformatted_20_Text"><text:s text:c="3"/>their own behalf and can therefore send fake |Origin| header fields,</text:p>
      <text:p text:style-name="Preformatted_20_Text"><text:s text:c="3"/>misleading the server. <text:s/>Servers should therefore be careful about</text:p>
      <text:p text:style-name="Preformatted_20_Text"><text:s text:c="3"/>assuming that they are talking directly to scripts from known origins</text:p>
      <text:p text:style-name="Preformatted_20_Text"><text:s text:c="3"/>and must consider that they might be accessed in unexpected ways. <text:s/>In</text:p>
      <text:p text:style-name="Preformatted_20_Text"><text:s text:c="3"/>particular, a server should not trust that any input is valid.</text:p>
      <text:p text:style-name="Preformatted_20_Text"/>
      <text:p text:style-name="Preformatted_20_Text"><text:s text:c="3"/>EXAMPLE: If the server uses input as part of SQL queries, all input</text:p>
      <text:p text:style-name="Preformatted_20_Text"><text:s text:c="3"/>text should be escaped before being passed to the SQL server, lest</text:p>
      <text:p text:style-name="Preformatted_20_Text"><text:s text:c="3"/>the server be susceptible to SQL injection.</text:p>
      <text:p text:style-name="Preformatted_20_Text"/>
      <text:p text:style-name="Preformatted_20_Text">10.2. <text:s/>Origin Considerations</text:p>
      <text:p text:style-name="Preformatted_20_Text"/>
      <text:p text:style-name="Preformatted_20_Text"><text:s text:c="3"/>Servers that are not intended to process input from any web page but</text:p>
      <text:p text:style-name="Preformatted_20_Text"><text:s text:c="3"/>only for certain sites SHOULD verify the |Origin| field is an origin</text:p>
      <text:p text:style-name="Preformatted_20_Text"><text:s text:c="3"/>they expect. <text:s/>If the origin indicated is unacceptable to the server,</text:p>
      <text:p text:style-name="Preformatted_20_Text"><text:s text:c="3"/>then it SHOULD respond to the WebSocket handshake with a reply</text:p>
      <text:p text:style-name="Preformatted_20_Text"><text:s text:c="3"/>containing HTTP 403 Forbidden status code.</text:p>
      <text:p text:style-name="Preformatted_20_Text"/>
      <text:p text:style-name="Preformatted_20_Text"><text:s text:c="3"/>The |Origin| header field protects from the attack cases when the</text:p>
      <text:p text:style-name="Preformatted_20_Text"><text:s text:c="3"/>untrusted party is typically the author of a JavaScript application</text:p>
      <text:p text:style-name="Preformatted_20_Text"><text:s text:c="3"/>that is executing in the context of the trusted client. <text:s/>The client</text:p>
      <text:p text:style-name="Preformatted_20_Text"><text:s text:c="3"/>itself can contact the server and, via the mechanism of the |Origin|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header field, determine whether to extend those communication</text:p>
      <text:p text:style-name="Preformatted_20_Text"><text:s text:c="3"/>privileges to the JavaScript application. <text:s/>The intent is not to</text:p>
      <text:p text:style-name="Preformatted_20_Text"><text:s text:c="3"/>prevent non-browsers from establishing connections but rather to</text:p>
      <text:p text:style-name="Preformatted_20_Text"><text:s text:c="3"/>ensure that trusted browsers under the control of potentially</text:p>
      <text:p text:style-name="Preformatted_20_Text"><text:s text:c="3"/>malicious JavaScript cannot fake a WebSocket handshake.</text:p>
      <text:p text:style-name="Preformatted_20_Text"/>
      <text:p text:style-name="Preformatted_20_Text">10.3. <text:s/>Attacks On Infrastructure (Masking)</text:p>
      <text:p text:style-name="Preformatted_20_Text"/>
      <text:p text:style-name="Preformatted_20_Text"><text:s text:c="3"/>In addition to endpoints being the target of attacks via WebSockets,</text:p>
      <text:p text:style-name="Preformatted_20_Text"><text:s text:c="3"/>other parts of web infrastructure, such as proxies, may be the</text:p>
      <text:p text:style-name="Preformatted_20_Text"><text:s text:c="3"/>subject of an attack.</text:p>
      <text:p text:style-name="Preformatted_20_Text"><text:soft-page-break/></text:p>
      <text:p text:style-name="Preformatted_20_Text"><text:s text:c="3"/>As this protocol was being developed, an experiment was conducted to</text:p>
      <text:p text:style-name="Preformatted_20_Text"><text:s text:c="3"/>demonstrate a class of attacks on proxies that led to the poisoning</text:p>
      <text:p text:style-name="Preformatted_20_Text"><text:s text:c="3"/>of caching proxies deployed in the wild [TALKING]. <text:s/>The general form</text:p>
      <text:p text:style-name="Preformatted_20_Text"><text:s text:c="3"/>of the attack was to establish a connection to a server under the</text:p>
      <text:p text:style-name="Preformatted_20_Text"><text:s text:c="3"/>"attacker's" control, perform an UPGRADE on the HTTP connection</text:p>
      <text:p text:style-name="Preformatted_20_Text"><text:s text:c="3"/>similar to what the WebSocket Protocol does to establish a</text:p>
      <text:p text:style-name="Preformatted_20_Text"><text:s text:c="3"/>connection, and subsequently send data over that UPGRADEd connection</text:p>
      <text:p text:style-name="Preformatted_20_Text"><text:s text:c="3"/>that looked like a GET request for a specific known resource (which</text:p>
      <text:p text:style-name="Preformatted_20_Text"><text:s text:c="3"/>in an attack would likely be something like a widely deployed script</text:p>
      <text:p text:style-name="Preformatted_20_Text"><text:s text:c="3"/>for tracking hits or a resource on an ad-serving network). <text:s/>The</text:p>
      <text:p text:style-name="Preformatted_20_Text"><text:s text:c="3"/>remote server would respond with something that looked like a</text:p>
      <text:p text:style-name="Preformatted_20_Text"><text:s text:c="3"/>response to the fake GET request, and this response would be cached</text:p>
      <text:p text:style-name="Preformatted_20_Text"><text:s text:c="3"/>by a nonzero percentage of deployed intermediaries, thus poisoning</text:p>
      <text:p text:style-name="Preformatted_20_Text"><text:s text:c="3"/>the cache. <text:s/>The net effect of this attack would be that if a user</text:p>
      <text:p text:style-name="Preformatted_20_Text"><text:s text:c="3"/>could be convinced to visit a website the attacker controlled, the</text:p>
      <text:p text:style-name="Preformatted_20_Text"><text:s text:c="3"/>attacker could potentially poison the cache for that user and other</text:p>
      <text:p text:style-name="Preformatted_20_Text"><text:s text:c="3"/>users behind the same cache and run malicious script on other</text:p>
      <text:p text:style-name="Preformatted_20_Text"><text:s text:c="3"/>origins, compromising the web security model.</text:p>
      <text:p text:style-name="Preformatted_20_Text"/>
      <text:p text:style-name="Preformatted_20_Text"><text:s text:c="3"/>To avoid such attacks on deployed intermediaries, it is not</text:p>
      <text:p text:style-name="Preformatted_20_Text"><text:s text:c="3"/>sufficient to prefix application-supplied data with framing that is</text:p>
      <text:p text:style-name="Preformatted_20_Text"><text:s text:c="3"/>not compliant with HTTP, as it is not possible to exhaustively</text:p>
      <text:p text:style-name="Preformatted_20_Text"><text:s text:c="3"/>discover and test that each nonconformant intermediary does not skip</text:p>
      <text:p text:style-name="Preformatted_20_Text"><text:s text:c="3"/>such non-HTTP framing and act incorrectly on the frame payload.</text:p>
      <text:p text:style-name="Preformatted_20_Text"><text:s text:c="3"/>Thus, the defense adopted is to mask all data from the client to the</text:p>
      <text:p text:style-name="Preformatted_20_Text"><text:s text:c="3"/>server, so that the remote script (attacker) does not have control</text:p>
      <text:p text:style-name="Preformatted_20_Text"><text:s text:c="3"/>over how the data being sent appears on the wire and thus cannot</text:p>
      <text:p text:style-name="Preformatted_20_Text"><text:s text:c="3"/>construct a message that could be misinterpreted by an intermediary</text:p>
      <text:p text:style-name="Preformatted_20_Text"><text:s text:c="3"/>as an HTTP request.</text:p>
      <text:p text:style-name="Preformatted_20_Text"/>
      <text:p text:style-name="Preformatted_20_Text"><text:s text:c="3"/>Clients MUST choose a new masking key for each frame, using an</text:p>
      <text:p text:style-name="Preformatted_20_Text"><text:s text:c="3"/>algorithm that cannot be predicted by end applications that provide</text:p>
      <text:p text:style-name="Preformatted_20_Text"><text:s text:c="3"/>data. <text:s/>For example, each masking could be drawn from a</text:p>
      <text:p text:style-name="Preformatted_20_Text"><text:s text:c="3"/>cryptographically strong random number generator. <text:s/>If the same key is</text:p>
      <text:p text:style-name="Preformatted_20_Text"><text:s text:c="3"/>used or a decipherable pattern exists for how the next key is chosen,</text:p>
      <text:p text:style-name="Preformatted_20_Text"><text:s text:c="3"/>the attacker can send a message that, when masked, could appear to be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HTTP request (by taking the message the attacker wishes to see on</text:p>
      <text:p text:style-name="Preformatted_20_Text"><text:s text:c="3"/>the wire and masking it with the next masking key to be used, the</text:p>
      <text:p text:style-name="Preformatted_20_Text"><text:s text:c="3"/>masking key will effectively unmask the data when the client applies</text:p>
      <text:p text:style-name="Preformatted_20_Text"><text:s text:c="3"/>it).</text:p>
      <text:p text:style-name="Preformatted_20_Text"/>
      <text:p text:style-name="Preformatted_20_Text"><text:s text:c="3"/>It is also necessary that once the transmission of a frame from a</text:p>
      <text:p text:style-name="Preformatted_20_Text"><text:s text:c="3"/>client has begun, the payload (application-supplied data) of that</text:p>
      <text:p text:style-name="Preformatted_20_Text"><text:s text:c="3"/>frame must not be capable of being modified by the application.</text:p>
      <text:p text:style-name="Preformatted_20_Text"><text:s text:c="3"/>Otherwise, an attacker could send a long frame where the initial data</text:p>
      <text:p text:style-name="Preformatted_20_Text"><text:s text:c="3"/>was a known value (such as all zeros), compute the masking key being</text:p>
      <text:p text:style-name="Preformatted_20_Text"><text:s text:c="3"/>used upon receipt of the first part of the data, and then modify the</text:p>
      <text:p text:style-name="Preformatted_20_Text"><text:s text:c="3"/>data that is yet to be sent in the frame to appear as an HTTP request</text:p>
      <text:p text:style-name="Preformatted_20_Text"><text:s text:c="3"/>when masked. <text:s/>(This is essentially the same problem described in the</text:p>
      <text:p text:style-name="Preformatted_20_Text"><text:s text:c="3"/>previous paragraph with using a known or predictable masking key.)</text:p>
      <text:p text:style-name="Preformatted_20_Text"><text:s text:c="3"/>If additional data is to be sent or data to be sent is somehow</text:p>
      <text:p text:style-name="Preformatted_20_Text"><text:s text:c="3"/>changed, that new or changed data must be sent in a new frame and</text:p>
      <text:p text:style-name="Preformatted_20_Text"><text:s text:c="3"/>thus with a new masking key. <text:s/>In short, once transmission of a frame</text:p>
      <text:p text:style-name="Preformatted_20_Text"><text:s text:c="3"/>begins, the contents must not be modifiable by the remote script</text:p>
      <text:p text:style-name="Preformatted_20_Text"><text:s text:c="3"/>(application).</text:p>
      <text:p text:style-name="Preformatted_20_Text"><text:soft-page-break/></text:p>
      <text:p text:style-name="Preformatted_20_Text"><text:s text:c="3"/>The threat model being protected against is one in which the client</text:p>
      <text:p text:style-name="Preformatted_20_Text"><text:s text:c="3"/>sends data that appears to be an HTTP request. <text:s/>As such, the channel</text:p>
      <text:p text:style-name="Preformatted_20_Text"><text:s text:c="3"/>that needs to be masked is the data from the client to the server.</text:p>
      <text:p text:style-name="Preformatted_20_Text"><text:s text:c="3"/>The data from the server to the client can be made to look like a</text:p>
      <text:p text:style-name="Preformatted_20_Text"><text:s text:c="3"/>response, but to accomplish this request, the client must also be</text:p>
      <text:p text:style-name="Preformatted_20_Text"><text:s text:c="3"/>able to forge a request. <text:s/>As such, it was not deemed necessary to</text:p>
      <text:p text:style-name="Preformatted_20_Text"><text:s text:c="3"/>mask data in both directions (the data from the server to the client</text:p>
      <text:p text:style-name="Preformatted_20_Text"><text:s text:c="3"/>is not masked).</text:p>
      <text:p text:style-name="Preformatted_20_Text"/>
      <text:p text:style-name="Preformatted_20_Text"><text:s text:c="3"/>Despite the protection provided by masking, non-compliant HTTP</text:p>
      <text:p text:style-name="Preformatted_20_Text"><text:s text:c="3"/>proxies will still be vulnerable to poisoning attacks of this type by</text:p>
      <text:p text:style-name="Preformatted_20_Text"><text:s text:c="3"/>clients and servers that do not apply masking.</text:p>
      <text:p text:style-name="Preformatted_20_Text"/>
      <text:p text:style-name="Preformatted_20_Text">10.4. <text:s/>Implementation-Specific Limits</text:p>
      <text:p text:style-name="Preformatted_20_Text"/>
      <text:p text:style-name="Preformatted_20_Text"><text:s text:c="3"/>Implementations that have implementation- and/or platform-specific</text:p>
      <text:p text:style-name="Preformatted_20_Text"><text:s text:c="3"/>limitations regarding the frame size or total message size after</text:p>
      <text:p text:style-name="Preformatted_20_Text"><text:s text:c="3"/>reassembly from multiple frames MUST protect themselves against</text:p>
      <text:p text:style-name="Preformatted_20_Text"><text:s text:c="3"/>exceeding those limits. <text:s/>(For example, a malicious endpoint can try</text:p>
      <text:p text:style-name="Preformatted_20_Text"><text:s text:c="3"/>to exhaust its peer's memory or mount a denial-of-service attack by</text:p>
      <text:p text:style-name="Preformatted_20_Text"><text:s text:c="3"/>sending either a single big frame (e.g., of size 2**60) or by sending</text:p>
      <text:p text:style-name="Preformatted_20_Text"><text:s text:c="3"/>a long stream of small frames that are a part of a fragmented</text:p>
      <text:p text:style-name="Preformatted_20_Text"><text:s text:c="3"/>message.) <text:s/>Such an implementation SHOULD impose a limit on frame</text:p>
      <text:p text:style-name="Preformatted_20_Text"><text:s text:c="3"/>sizes and the total message size after reassembly from multiple</text:p>
      <text:p text:style-name="Preformatted_20_Text"><text:s text:c="3"/>fram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0.5. <text:s/>WebSocket Client Authentication</text:p>
      <text:p text:style-name="Preformatted_20_Text"/>
      <text:p text:style-name="Preformatted_20_Text"><text:s text:c="3"/>This protocol doesn't prescribe any particular way that servers can</text:p>
      <text:p text:style-name="Preformatted_20_Text"><text:s text:c="3"/>authenticate clients during the WebSocket handshake. <text:s/>The WebSocket</text:p>
      <text:p text:style-name="Preformatted_20_Text"><text:s text:c="3"/>server can use any client authentication mechanism available to a</text:p>
      <text:p text:style-name="Preformatted_20_Text"><text:s text:c="3"/>generic HTTP server, such as cookies, HTTP authentication, or TLS</text:p>
      <text:p text:style-name="Preformatted_20_Text"><text:s text:c="3"/>authentication.</text:p>
      <text:p text:style-name="Preformatted_20_Text"/>
      <text:p text:style-name="Preformatted_20_Text">10.6. <text:s/>Connection Confidentiality and Integrity</text:p>
      <text:p text:style-name="Preformatted_20_Text"/>
      <text:p text:style-name="Preformatted_20_Text"><text:s text:c="3"/>Connection confidentiality and integrity is provided by running the</text:p>
      <text:p text:style-name="Preformatted_20_Text"><text:s text:c="3"/>WebSocket Protocol over TLS (wss URIs). <text:s/>WebSocket implementations</text:p>
      <text:p text:style-name="Preformatted_20_Text"><text:s text:c="3"/>MUST support TLS and SHOULD employ it when communicating with their</text:p>
      <text:p text:style-name="Preformatted_20_Text"><text:s text:c="3"/>peers.</text:p>
      <text:p text:style-name="Preformatted_20_Text"/>
      <text:p text:style-name="Preformatted_20_Text"><text:s text:c="3"/>For connections using TLS, the amount of benefit provided by TLS</text:p>
      <text:p text:style-name="Preformatted_20_Text"><text:s text:c="3"/>depends greatly on the strength of the algorithms negotiated during</text:p>
      <text:p text:style-name="Preformatted_20_Text"><text:s text:c="3"/>the TLS handshake. <text:s/>For example, some TLS cipher mechanisms don't</text:p>
      <text:p text:style-name="Preformatted_20_Text"><text:s text:c="3"/>provide connection confidentiality. <text:s/>To achieve reasonable levels of</text:p>
      <text:p text:style-name="Preformatted_20_Text"><text:s text:c="3"/>protection, clients should use only Strong TLS algorithms. <text:s/>"Web</text:p>
      <text:p text:style-name="Preformatted_20_Text"><text:s text:c="3"/>Security Context: User Interface Guidelines"</text:p>
      <text:p text:style-name="Preformatted_20_Text"><text:s text:c="3"/>[W3C.REC-wsc-ui-20100812] discusses what constitutes Strong TLS</text:p>
      <text:p text:style-name="Preformatted_20_Text"><text:s text:c="3"/>algorithms. <text:s/>[RFC5246] provides additional guidance in Appendix A.5</text:p>
      <text:p text:style-name="Preformatted_20_Text"><text:s text:c="3"/>and Appendix D.3.</text:p>
      <text:p text:style-name="Preformatted_20_Text"/>
      <text:p text:style-name="Preformatted_20_Text">10.7. <text:s/>Handling of Invalid Data</text:p>
      <text:p text:style-name="Preformatted_20_Text"/>
      <text:p text:style-name="Preformatted_20_Text"><text:soft-page-break/><text:s text:c="3"/>Incoming data MUST always be validated by both clients and servers.</text:p>
      <text:p text:style-name="Preformatted_20_Text"><text:s text:c="3"/>If, at any time, an endpoint is faced with data that it does not</text:p>
      <text:p text:style-name="Preformatted_20_Text"><text:s text:c="3"/>understand or that violates some criteria by which the endpoint</text:p>
      <text:p text:style-name="Preformatted_20_Text"><text:s text:c="3"/>determines safety of input, or when the endpoint sees an opening</text:p>
      <text:p text:style-name="Preformatted_20_Text"><text:s text:c="3"/>handshake that does not correspond to the values it is expecting</text:p>
      <text:p text:style-name="Preformatted_20_Text"><text:s text:c="3"/>(e.g., incorrect path or origin in the client request), the endpoint</text:p>
      <text:p text:style-name="Preformatted_20_Text"><text:s text:c="3"/>MAY drop the TCP connection. <text:s/>If the invalid data was received after</text:p>
      <text:p text:style-name="Preformatted_20_Text"><text:s text:c="3"/>a successful WebSocket handshake, the endpoint SHOULD send a Close</text:p>
      <text:p text:style-name="Preformatted_20_Text"><text:s text:c="3"/>frame with an appropriate status code (Section 7.4) before proceeding</text:p>
      <text:p text:style-name="Preformatted_20_Text"><text:s text:c="3"/>to _Close the WebSocket Connection_. <text:s/>Use of a Close frame with an</text:p>
      <text:p text:style-name="Preformatted_20_Text"><text:s text:c="3"/>appropriate status code can help in diagnosing the problem. <text:s/>If the</text:p>
      <text:p text:style-name="Preformatted_20_Text"><text:s text:c="3"/>invalid data is sent during the WebSocket handshake, the server</text:p>
      <text:p text:style-name="Preformatted_20_Text"><text:s text:c="3"/>SHOULD return an appropriate HTTP [RFC2616] status code.</text:p>
      <text:p text:style-name="Preformatted_20_Text"/>
      <text:p text:style-name="Preformatted_20_Text"><text:s text:c="3"/>A common class of security problems arises when sending text data</text:p>
      <text:p text:style-name="Preformatted_20_Text"><text:s text:c="3"/>using the wrong encoding. <text:s/>This protocol specifies that messages with</text:p>
      <text:p text:style-name="Preformatted_20_Text"><text:s text:c="3"/>a Text data type (as opposed to Binary or other types) contain UTF-8-</text:p>
      <text:p text:style-name="Preformatted_20_Text"><text:s text:c="3"/>encoded data. <text:s/>Although the length is still indicated and</text:p>
      <text:p text:style-name="Preformatted_20_Text"><text:s text:c="3"/>applications implementing this protocol should use the length to</text:p>
      <text:p text:style-name="Preformatted_20_Text"><text:s text:c="3"/>determine where the frame actually ends, sending data in an improp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encoding may still break assumptions that applications built on top</text:p>
      <text:p text:style-name="Preformatted_20_Text"><text:s text:c="3"/>of this protocol may make, leading to anything from misinterpretation</text:p>
      <text:p text:style-name="Preformatted_20_Text"><text:s text:c="3"/>of data to loss of data or potential security bugs.</text:p>
      <text:p text:style-name="Preformatted_20_Text"/>
      <text:p text:style-name="Preformatted_20_Text">10.8. <text:s/>Use of SHA-1 by the WebSocket Handshake</text:p>
      <text:p text:style-name="Preformatted_20_Text"/>
      <text:p text:style-name="Preformatted_20_Text"><text:s text:c="3"/>The WebSocket handshake described in this document doesn't depend on</text:p>
      <text:p text:style-name="Preformatted_20_Text"><text:s text:c="3"/>any security properties of SHA-1, such as collision resistance or</text:p>
      <text:p text:style-name="Preformatted_20_Text"><text:s text:c="3"/>resistance to the second pre-image attack (as described in</text:p>
      <text:p text:style-name="Preformatted_20_Text"><text:s text:c="3"/>[RFC4270]).</text:p>
      <text:p text:style-name="Preformatted_20_Text"/>
      <text:p text:style-name="Preformatted_20_Text">11. <text:s/>IANA Considerations</text:p>
      <text:p text:style-name="Preformatted_20_Text"/>
      <text:p text:style-name="Preformatted_20_Text">11.1. <text:s/>Registration of New URI Schemes</text:p>
      <text:p text:style-name="Preformatted_20_Text"/>
      <text:p text:style-name="Preformatted_20_Text">11.1.1. <text:s/>Registration of "ws" Scheme</text:p>
      <text:p text:style-name="Preformatted_20_Text"/>
      <text:p text:style-name="Preformatted_20_Text"><text:s text:c="3"/>A |ws| URI identifies a WebSocket server and resource name.</text:p>
      <text:p text:style-name="Preformatted_20_Text"/>
      <text:p text:style-name="Preformatted_20_Text"><text:s text:c="3"/>URI scheme name</text:p>
      <text:p text:style-name="Preformatted_20_Text"><text:s text:c="6"/>w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:" "//" authority path-abempty [ "?" query ]</text:p>
      <text:p text:style-name="Preformatted_20_Text"/>
      <text:p text:style-name="Preformatted_20_Text"><text:s text:c="3"/>The &lt;path-abempty&gt; and &lt;query&gt; [RFC3986] components form the resource</text:p>
      <text:p text:style-name="Preformatted_20_Text"><text:s text:c="3"/>name sent to the server to identify the kind of service desired.</text:p>
      <text:p text:style-name="Preformatted_20_Text"><text:s text:c="3"/>Other components have the meanings described in [RFC3986].</text:p>
      <text:p text:style-name="Preformatted_20_Text"/>
      <text:p text:style-name="Preformatted_20_Text"><text:soft-page-break/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, Internationalized Domain Name (IDN) forms of the</text:p>
      <text:p text:style-name="Preformatted_20_Text"><text:s text:c="6"/>host component and their conversions to punycode are considered</text:p>
      <text:p text:style-name="Preformatted_20_Text"><text:s text:c="6"/>equivalent (see Section 5.3.3 of [RFC3987]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nternationalized Resource Identifier (IRI)</text:p>
      <text:p text:style-name="Preformatted_20_Text"><text:s text:c="6"/>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1.2. <text:s/>Registration of "wss" Scheme</text:p>
      <text:p text:style-name="Preformatted_20_Text"/>
      <text:p text:style-name="Preformatted_20_Text"><text:s text:c="3"/>A |wss| URI identifies a WebSocket server and resource name and</text:p>
      <text:p text:style-name="Preformatted_20_Text"><text:s text:c="3"/>indicates that traffic over that connection is to be protected via</text:p>
      <text:p text:style-name="Preformatted_20_Text"><text:s text:c="3"/>TLS (including standard benefits of TLS such as data confidentiality</text:p>
      <text:p text:style-name="Preformatted_20_Text"><text:s text:c="3"/>and integrity and endpoint authentication).</text:p>
      <text:p text:style-name="Preformatted_20_Text"/>
      <text:p text:style-name="Preformatted_20_Text"><text:s text:c="3"/>URI scheme name</text:p>
      <text:p text:style-name="Preformatted_20_Text"><text:s text:c="6"/>ws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s:" "//" authority path-abempty [ "?" query ]</text:p>
      <text:p text:style-name="Preformatted_20_Text"><text:soft-page-break/></text:p>
      <text:p text:style-name="Preformatted_20_Text"><text:s text:c="3"/>The &lt;path-abempty&gt; and &lt;query&gt; components form the resource name sent</text:p>
      <text:p text:style-name="Preformatted_20_Text"><text:s text:c="3"/>to the server to identify the kind of service desired. <text:s/>Other</text:p>
      <text:p text:style-name="Preformatted_20_Text"><text:s text:c="3"/>components have the meanings described in [RFC398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, encrypted using TLS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 IDN forms of the host component and their</text:p>
      <text:p text:style-name="Preformatted_20_Text"><text:s text:c="6"/>conversions to punycode are considered equivalent (see Section</text:p>
      <text:p text:style-name="Preformatted_20_Text"><text:s text:c="6"/>5.3.3 of [RFC3987]).</text:p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RI 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 over TLS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2. <text:s/>Registration of the "WebSocket" HTTP Upgrade Keyword</text:p>
      <text:p text:style-name="Preformatted_20_Text"/>
      <text:p text:style-name="Preformatted_20_Text"><text:s text:c="3"/>This section defines a keyword registered in the HTTP Upgrade Tokens</text:p>
      <text:p text:style-name="Preformatted_20_Text"><text:s text:c="3"/>Registry as per RFC 2817 [RFC2817].</text:p>
      <text:p text:style-name="Preformatted_20_Text"/>
      <text:p text:style-name="Preformatted_20_Text"><text:s text:c="3"/>Name of token</text:p>
      <text:p text:style-name="Preformatted_20_Text"><text:s text:c="6"/>WebSocket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5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ontact</text:p>
      <text:p text:style-name="Preformatted_20_Text"><text:s text:c="6"/>HYBI &lt;hybi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3. <text:s/>Registration of New HTTP Header Fields</text:p>
      <text:p text:style-name="Preformatted_20_Text"/>
      <text:p text:style-name="Preformatted_20_Text">11.3.1. <text:s/>Sec-WebSocket-Key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Key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Key| header field is used in the WebSocket opening</text:p>
      <text:p text:style-name="Preformatted_20_Text"><text:s text:c="3"/>handshake. <text:s/>It is sent from the client to the server to provide part</text:p>
      <text:p text:style-name="Preformatted_20_Text"><text:s text:c="3"/>of the information used by the server to prove that it received a</text:p>
      <text:p text:style-name="Preformatted_20_Text"><text:s text:c="3"/>valid WebSocket opening handshake. <text:s/>This helps ensure that the server</text:p>
      <text:p text:style-name="Preformatted_20_Text"><text:s text:c="3"/>does not accept connections from non-WebSocket clients (e.g., HTTP</text:p>
      <text:p text:style-name="Preformatted_20_Text"><text:s text:c="3"/>clients) that are being abused to send data to unsuspecting WebSocket</text:p>
      <text:p text:style-name="Preformatted_20_Text"><text:s text:c="3"/>servers.</text:p>
      <text:p text:style-name="Preformatted_20_Text"/>
      <text:p text:style-name="Preformatted_20_Text"><text:s text:c="3"/>The |Sec-WebSocket-Key| header field MUST NOT appear more than once</text:p>
      <text:p text:style-name="Preformatted_20_Text"><text:s text:c="3"/>in an HTTP reques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3.2. <text:s/>Sec-WebSocket-Extensions</text:p>
      <text:p text:style-name="Preformatted_20_Text"/>
      <text:p text:style-name="Preformatted_20_Text"><text:s text:c="3"/>This section describes a header field for registration in the</text:p>
      <text:p text:style-name="Preformatted_20_Text"><text:soft-page-break/><text:s text:c="3"/>Permanent 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Extensions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Extensions| header field is used in the WebSocket</text:p>
      <text:p text:style-name="Preformatted_20_Text"><text:s text:c="3"/>opening handshake. <text:s/>It is initially sent from the client to the</text:p>
      <text:p text:style-name="Preformatted_20_Text"><text:s text:c="3"/>server, and then subsequently sent from the server to the client, to</text:p>
      <text:p text:style-name="Preformatted_20_Text"><text:s text:c="3"/>agree on a set of protocol-level extensions to use for the duration</text:p>
      <text:p text:style-name="Preformatted_20_Text"><text:s text:c="3"/>of the connection.</text:p>
      <text:p text:style-name="Preformatted_20_Text"/>
      <text:p text:style-name="Preformatted_20_Text"><text:s text:c="3"/>The |Sec-WebSocket-Extensions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Extensions| header field that contains all values.</text:p>
      <text:p text:style-name="Preformatted_20_Text"><text:s text:c="3"/>However, the |Sec-WebSocket-Extensions| header field MUST NOT appear</text:p>
      <text:p text:style-name="Preformatted_20_Text"><text:s text:c="3"/>more than once in an HTTP response.</text:p>
      <text:p text:style-name="Preformatted_20_Text"/>
      <text:p text:style-name="Preformatted_20_Text">11.3.3. <text:s/>Sec-WebSocket-Accept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Accept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Accept| header field is used in the WebSocket</text:p>
      <text:p text:style-name="Preformatted_20_Text"><text:soft-page-break/><text:s text:c="3"/>opening handshake. <text:s/>It is sent from the server to the client to</text:p>
      <text:p text:style-name="Preformatted_20_Text"><text:s text:c="3"/>confirm that the server is willing to initiate the WebSocket</text:p>
      <text:p text:style-name="Preformatted_20_Text"><text:s text:c="3"/>connection.</text:p>
      <text:p text:style-name="Preformatted_20_Text"/>
      <text:p text:style-name="Preformatted_20_Text"><text:s text:c="3"/>The |Sec-WebSocket-Accept| header MUST NOT appear more than once in</text:p>
      <text:p text:style-name="Preformatted_20_Text"><text:s text:c="3"/>an HTTP response.</text:p>
      <text:p text:style-name="Preformatted_20_Text"/>
      <text:p text:style-name="Preformatted_20_Text">11.3.4. <text:s/>Sec-WebSocket-Protocol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Protocol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Protocol| header field is used in the WebSocket</text:p>
      <text:p text:style-name="Preformatted_20_Text"><text:s text:c="3"/>opening handshake. <text:s/>It is sent from the client to the server and back</text:p>
      <text:p text:style-name="Preformatted_20_Text"><text:s text:c="3"/>from the server to the client to confirm the subprotocol of the</text:p>
      <text:p text:style-name="Preformatted_20_Text"><text:s text:c="3"/>connection. <text:s/>This enables scripts to both select a subprotocol and be</text:p>
      <text:p text:style-name="Preformatted_20_Text"><text:s text:c="3"/>sure that the server agreed to serve that subprotocol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Protocol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Protocol| header field that contains all values).</text:p>
      <text:p text:style-name="Preformatted_20_Text"><text:s text:c="3"/>However, the |Sec-WebSocket-Protocol| header field MUST NOT appear</text:p>
      <text:p text:style-name="Preformatted_20_Text"><text:s text:c="3"/>more than once in an HTTP response.</text:p>
      <text:p text:style-name="Preformatted_20_Text"/>
      <text:p text:style-name="Preformatted_20_Text">11.3.5. <text:s/>Sec-WebSocket-Version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Version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><text:soft-page-break/></text:p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Version| header field is used in the WebSocket</text:p>
      <text:p text:style-name="Preformatted_20_Text"><text:s text:c="3"/>opening handshake. <text:s/>It is sent from the client to the server to</text:p>
      <text:p text:style-name="Preformatted_20_Text"><text:s text:c="3"/>indicate the protocol version of the connection. <text:s/>This enables</text:p>
      <text:p text:style-name="Preformatted_20_Text"><text:s text:c="3"/>servers to correctly interpret the opening handshake and subsequent</text:p>
      <text:p text:style-name="Preformatted_20_Text"><text:s text:c="3"/>data being sent from the data, and close the connection if the server</text:p>
      <text:p text:style-name="Preformatted_20_Text"><text:s text:c="3"/>cannot interpret that data in a safe manner. <text:s/>The |Sec-WebSocket-</text:p>
      <text:p text:style-name="Preformatted_20_Text"><text:s text:c="3"/>Version| header field is also sent from the server to the client on</text:p>
      <text:p text:style-name="Preformatted_20_Text"><text:s text:c="3"/>WebSocket handshake error, when the version received from the client</text:p>
      <text:p text:style-name="Preformatted_20_Text"><text:s text:c="3"/>does not match a version understood by the server. <text:s/>In such a case,</text:p>
      <text:p text:style-name="Preformatted_20_Text"><text:s text:c="3"/>the header field includes the protocol version(s) supported by the</text:p>
      <text:p text:style-name="Preformatted_20_Text"><text:s text:c="3"/>server.</text:p>
      <text:p text:style-name="Preformatted_20_Text"/>
      <text:p text:style-name="Preformatted_20_Text"><text:s text:c="3"/>Note that there is no expectation that higher version numbers are</text:p>
      <text:p text:style-name="Preformatted_20_Text"><text:s text:c="3"/>necessarily backward compatible with lower version number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Version| header field MAY appear multiple times in</text:p>
      <text:p text:style-name="Preformatted_20_Text"><text:s text:c="3"/>an HTTP response (which is logically the same as a single</text:p>
      <text:p text:style-name="Preformatted_20_Text"><text:s text:c="3"/>|Sec-WebSocket-Version| header field that contains all values).</text:p>
      <text:p text:style-name="Preformatted_20_Text"><text:s text:c="3"/>However, the |Sec-WebSocket-Version| header field MUST NOT appear</text:p>
      <text:p text:style-name="Preformatted_20_Text"><text:s text:c="3"/>more than once in an HTTP request.</text:p>
      <text:p text:style-name="Preformatted_20_Text"/>
      <text:p text:style-name="Preformatted_20_Text">11.4. <text:s/>WebSocket Extension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Extension names to be used with the WebSocket Protocol in accordance</text:p>
      <text:p text:style-name="Preformatted_20_Text"><text:s text:c="3"/>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Extension Identifier</text:p>
      <text:p text:style-name="Preformatted_20_Text"><text:s text:c="6"/>The identifier of the extension, as will be used in the</text:p>
      <text:p text:style-name="Preformatted_20_Text"><text:s text:c="6"/>|Sec-WebSocket-Extensions| header field registered in</text:p>
      <text:p text:style-name="Preformatted_20_Text"><text:s text:c="6"/>Section 11.3.2 of this specification. <text:s/>The value must conform to</text:p>
      <text:p text:style-name="Preformatted_20_Text"><text:s text:c="6"/>the requirements for an extension-token as defined in Section 9.1</text:p>
      <text:p text:style-name="Preformatted_20_Text"><text:s text:c="6"/>of this specification.</text:p>
      <text:p text:style-name="Preformatted_20_Text"/>
      <text:p text:style-name="Preformatted_20_Text"><text:s text:c="3"/>Extension Common Name</text:p>
      <text:p text:style-name="Preformatted_20_Text"><text:s text:c="6"/>The name of the extension, as the extension is generally referred</text:p>
      <text:p text:style-name="Preformatted_20_Text"><text:s text:c="6"/>to.</text:p>
      <text:p text:style-name="Preformatted_20_Text"/>
      <text:p text:style-name="Preformatted_20_Text"><text:s text:c="3"/>Extension Definition</text:p>
      <text:p text:style-name="Preformatted_20_Text"><text:s text:c="6"/>A reference to the document in which the extension being used with</text:p>
      <text:p text:style-name="Preformatted_20_Text"><text:soft-page-break/><text:s text:c="6"/>the WebSocket Protocol is defined.</text:p>
      <text:p text:style-name="Preformatted_20_Text"/>
      <text:p text:style-name="Preformatted_20_Text"><text:s text:c="3"/>Known Incompatible Extensions</text:p>
      <text:p text:style-name="Preformatted_20_Text"><text:s text:c="6"/>A list of extension identifiers with which this extension is known</text:p>
      <text:p text:style-name="Preformatted_20_Text"><text:s text:c="6"/>to be incompatible.</text:p>
      <text:p text:style-name="Preformatted_20_Text"/>
      <text:p text:style-name="Preformatted_20_Text"><text:s text:c="3"/>WebSocket Extension names are to be subject to the "First Come First</text:p>
      <text:p text:style-name="Preformatted_20_Text"><text:s text:c="3"/>Served" IANA registration policy [RFC5226].</text:p>
      <text:p text:style-name="Preformatted_20_Text"/>
      <text:p text:style-name="Preformatted_20_Text"><text:s text:c="3"/>There are no initial values in this registry.</text:p>
      <text:p text:style-name="Preformatted_20_Text"/>
      <text:p text:style-name="Preformatted_20_Text">11.5. <text:s/>WebSocket Subprotocol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Subprotocol names to be used with the WebSocket Protocol in</text:p>
      <text:p text:style-name="Preformatted_20_Text"><text:s text:c="3"/>accordance with the principles set out in RFC 5226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ubprotocol Identifier</text:p>
      <text:p text:style-name="Preformatted_20_Text"><text:s text:c="6"/>The identifier of the subprotocol, as will be used in the</text:p>
      <text:p text:style-name="Preformatted_20_Text"><text:s text:c="6"/>|Sec-WebSocket-Protocol| header field registered in Section 11.3.4</text:p>
      <text:p text:style-name="Preformatted_20_Text"><text:s text:c="6"/>of this specification. <text:s/>The value must conform to the requirements</text:p>
      <text:p text:style-name="Preformatted_20_Text"><text:s text:c="6"/>given in item 10 of Section 4.1 of this specification -- namely,</text:p>
      <text:p text:style-name="Preformatted_20_Text"><text:s text:c="6"/>the value must be a token as defined by RFC 2616 [RFC2616].</text:p>
      <text:p text:style-name="Preformatted_20_Text"/>
      <text:p text:style-name="Preformatted_20_Text"><text:s text:c="3"/>Subprotocol Common Name</text:p>
      <text:p text:style-name="Preformatted_20_Text"><text:s text:c="6"/>The name of the subprotocol, as the subprotocol is generally</text:p>
      <text:p text:style-name="Preformatted_20_Text"><text:s text:c="6"/>referred to.</text:p>
      <text:p text:style-name="Preformatted_20_Text"/>
      <text:p text:style-name="Preformatted_20_Text"><text:s text:c="3"/>Subprotocol Definition</text:p>
      <text:p text:style-name="Preformatted_20_Text"><text:s text:c="6"/>A reference to the document in which the subprotocol being used</text:p>
      <text:p text:style-name="Preformatted_20_Text"><text:s text:c="6"/>with the WebSocket Protocol is defined.</text:p>
      <text:p text:style-name="Preformatted_20_Text"/>
      <text:p text:style-name="Preformatted_20_Text"><text:s text:c="3"/>WebSocket Subprotocol names are to be subject to the "First Come</text:p>
      <text:p text:style-name="Preformatted_20_Text"><text:s text:c="3"/>First Served" IANA registration policy [RFC5226].</text:p>
      <text:p text:style-name="Preformatted_20_Text"/>
      <text:p text:style-name="Preformatted_20_Text">11.6. <text:s/>WebSocket Version Number Registry</text:p>
      <text:p text:style-name="Preformatted_20_Text"/>
      <text:p text:style-name="Preformatted_20_Text"><text:s text:c="3"/>This specification creates a new IANA registry for WebSocket Version</text:p>
      <text:p text:style-name="Preformatted_20_Text"><text:s text:c="3"/>Numbers to be used with the WebSocket Protocol in accordance with the</text:p>
      <text:p text:style-name="Preformatted_20_Text"><text:s text:c="3"/>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Version Number</text:p>
      <text:p text:style-name="Preformatted_20_Text"><text:s text:c="6"/>The version number to be used in the |Sec-WebSocket-Version| is</text:p>
      <text:p text:style-name="Preformatted_20_Text"><text:s text:c="6"/>specified in Section 4.1 of this specification. <text:s/>The value must be</text:p>
      <text:p text:style-name="Preformatted_20_Text"><text:s text:c="6"/>a non-negative integer in the range between 0 and 255 (inclusive).</text:p>
      <text:p text:style-name="Preformatted_20_Text"/>
      <text:p text:style-name="Preformatted_20_Text"><text:s text:c="3"/>Reference</text:p>
      <text:p text:style-name="Preformatted_20_Text"><text:s text:c="6"/>The RFC requesting a new version number or a draft name with</text:p>
      <text:p text:style-name="Preformatted_20_Text"><text:soft-page-break/><text:s text:c="6"/>version number (see below).</text:p>
      <text:p text:style-name="Preformatted_20_Text"/>
      <text:p text:style-name="Preformatted_20_Text"><text:s text:c="3"/>Status</text:p>
      <text:p text:style-name="Preformatted_20_Text"><text:s text:c="6"/>Either "Interim" or "Standard". <text:s/>See below for description.</text:p>
      <text:p text:style-name="Preformatted_20_Text"/>
      <text:p text:style-name="Preformatted_20_Text"><text:s text:c="3"/>A version number is designated as either "Interim" or "Standard".</text:p>
      <text:p text:style-name="Preformatted_20_Text"/>
      <text:p text:style-name="Preformatted_20_Text"><text:s text:c="3"/>A "Standard" version number is documented in an RFC and used to</text:p>
      <text:p text:style-name="Preformatted_20_Text"><text:s text:c="3"/>identify a major, stable version of the WebSocket protocol, such as</text:p>
      <text:p text:style-name="Preformatted_20_Text"><text:s text:c="3"/>the version defined by this RFC. <text:s/>"Standard" version numbers are</text:p>
      <text:p text:style-name="Preformatted_20_Text"><text:s text:c="3"/>subject to the "IETF Review" IANA registration policy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"Interim" version number is documented in an Internet-Draft and</text:p>
      <text:p text:style-name="Preformatted_20_Text"><text:s text:c="3"/>used to help implementors identify and interoperate with deployed</text:p>
      <text:p text:style-name="Preformatted_20_Text"><text:s text:c="3"/>versions of the WebSocket protocol, such as versions developed before</text:p>
      <text:p text:style-name="Preformatted_20_Text"><text:s text:c="3"/>the publication of this RFC. <text:s/>"Interim" version numbers are subject</text:p>
      <text:p text:style-name="Preformatted_20_Text"><text:s text:c="3"/>to the "Expert Review" IANA registration policy [RFC5226], with the</text:p>
      <text:p text:style-name="Preformatted_20_Text"><text:s text:c="3"/>chairs of the HYBI Working Group (or, if the working group closes,</text:p>
      <text:p text:style-name="Preformatted_20_Text"><text:s text:c="3"/>the Area Directors for the IETF Applications Area) being the initial</text:p>
      <text:p text:style-name="Preformatted_20_Text"><text:s text:c="3"/>Designated Experts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3"/>+--------+-----------------------------------------+----------+</text:p>
      <text:p text:style-name="Preformatted_20_Text"><text:s text:c="3"/>|Version | <text:s text:c="15"/>Reference <text:s text:c="15"/>| <text:s/>Status <text:s/>|</text:p>
      <text:p text:style-name="Preformatted_20_Text"><text:s text:c="3"/>| Number | <text:s text:c="40"/>| <text:s text:c="9"/>|</text:p>
      <text:p text:style-name="Preformatted_20_Text"><text:s text:c="3"/>+--------+-----------------------------------------+----------+</text:p>
      <text:p text:style-name="Preformatted_20_Text"><text:s text:c="3"/>| 0 <text:s text:c="5"/>+ draft-ietf-hybi-thewebsocketprotocol-00 | Interim <text:s/>|</text:p>
      <text:p text:style-name="Preformatted_20_Text"><text:s text:c="3"/>+--------+-----------------------------------------+----------+</text:p>
      <text:p text:style-name="Preformatted_20_Text"><text:s text:c="3"/>| 1 <text:s text:c="5"/>+ draft-ietf-hybi-thewebsocketprotocol-01 | Interim <text:s/>|</text:p>
      <text:p text:style-name="Preformatted_20_Text"><text:s text:c="3"/>+--------+-----------------------------------------+----------+</text:p>
      <text:p text:style-name="Preformatted_20_Text"><text:s text:c="3"/>| 2 <text:s text:c="5"/>+ draft-ietf-hybi-thewebsocketprotocol-02 | Interim <text:s/>|</text:p>
      <text:p text:style-name="Preformatted_20_Text"><text:s text:c="3"/>+--------+-----------------------------------------+----------+</text:p>
      <text:p text:style-name="Preformatted_20_Text"><text:s text:c="3"/>| 3 <text:s text:c="5"/>+ draft-ietf-hybi-thewebsocketprotocol-03 | Interim <text:s/>|</text:p>
      <text:p text:style-name="Preformatted_20_Text"><text:s text:c="3"/>+--------+-----------------------------------------+----------+</text:p>
      <text:p text:style-name="Preformatted_20_Text"><text:s text:c="3"/>| 4 <text:s text:c="5"/>+ draft-ietf-hybi-thewebsocketprotocol-04 | Interim <text:s/>|</text:p>
      <text:p text:style-name="Preformatted_20_Text"><text:s text:c="3"/>+--------+-----------------------------------------+----------+</text:p>
      <text:p text:style-name="Preformatted_20_Text"><text:s text:c="3"/>| 5 <text:s text:c="5"/>+ draft-ietf-hybi-thewebsocketprotocol-05 | Interim <text:s/>|</text:p>
      <text:p text:style-name="Preformatted_20_Text"><text:s text:c="3"/>+--------+-----------------------------------------+----------+</text:p>
      <text:p text:style-name="Preformatted_20_Text"><text:s text:c="3"/>| 6 <text:s text:c="5"/>+ draft-ietf-hybi-thewebsocketprotocol-06 | Interim <text:s/>|</text:p>
      <text:p text:style-name="Preformatted_20_Text"><text:s text:c="3"/>+--------+-----------------------------------------+----------+</text:p>
      <text:p text:style-name="Preformatted_20_Text"><text:s text:c="3"/>| 7 <text:s text:c="5"/>+ draft-ietf-hybi-thewebsocketprotocol-07 | Interim <text:s/>|</text:p>
      <text:p text:style-name="Preformatted_20_Text"><text:s text:c="3"/>+--------+-----------------------------------------+----------+</text:p>
      <text:p text:style-name="Preformatted_20_Text"><text:s text:c="3"/>| 8 <text:s text:c="5"/>+ draft-ietf-hybi-thewebsocketprotocol-08 | Interim <text:s/>|</text:p>
      <text:p text:style-name="Preformatted_20_Text"><text:s text:c="3"/>+--------+-----------------------------------------+----------+</text:p>
      <text:p text:style-name="Preformatted_20_Text"><text:s text:c="3"/>| 9 <text:s text:c="5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0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1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2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3 <text:s text:c="4"/>+ <text:s text:c="15"/>RFC 6455 <text:s text:c="16"/>| Standard |</text:p>
      <text:p text:style-name="Preformatted_20_Text"><text:s text:c="3"/>+--------+-----------------------------------------+----------+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7. <text:s/>WebSocket Close Code Number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Connection Close Code Numbers in accordance with the principles set</text:p>
      <text:p text:style-name="Preformatted_20_Text"><text:s text:c="3"/>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tatus Code</text:p>
      <text:p text:style-name="Preformatted_20_Text"><text:s text:c="6"/>The Status Code denotes a reason for a WebSocket connection</text:p>
      <text:p text:style-name="Preformatted_20_Text"><text:s text:c="6"/>closure as per Section 7.4 of this document. <text:s/>The status code is</text:p>
      <text:p text:style-name="Preformatted_20_Text"><text:s text:c="6"/>an integer number between 1000 and 4999 (inclusive).</text:p>
      <text:p text:style-name="Preformatted_20_Text"/>
      <text:p text:style-name="Preformatted_20_Text"><text:s text:c="3"/>Meaning</text:p>
      <text:p text:style-name="Preformatted_20_Text"><text:s text:c="6"/>The meaning of the status code. <text:s/>Each status code has to have a</text:p>
      <text:p text:style-name="Preformatted_20_Text"><text:s text:c="6"/>unique meaning.</text:p>
      <text:p text:style-name="Preformatted_20_Text"/>
      <text:p text:style-name="Preformatted_20_Text"><text:s text:c="3"/>Contact</text:p>
      <text:p text:style-name="Preformatted_20_Text"><text:s text:c="6"/>A contact for the entity reserving the status code.</text:p>
      <text:p text:style-name="Preformatted_20_Text"/>
      <text:p text:style-name="Preformatted_20_Text"><text:s text:c="3"/>Reference</text:p>
      <text:p text:style-name="Preformatted_20_Text"><text:s text:c="6"/>The stable document requesting the status codes and defining their</text:p>
      <text:p text:style-name="Preformatted_20_Text"><text:s text:c="6"/>meaning. <text:s/>This is required for status codes in the range 1000-2999</text:p>
      <text:p text:style-name="Preformatted_20_Text"><text:s text:c="6"/>and recommended for status codes in the range 3000-3999.</text:p>
      <text:p text:style-name="Preformatted_20_Text"/>
      <text:p text:style-name="Preformatted_20_Text"><text:s text:c="3"/>WebSocket Close Code Numbers are subject to different registration</text:p>
      <text:p text:style-name="Preformatted_20_Text"><text:s text:c="3"/>requirements depending on their range. <text:s/>Requests for status codes for</text:p>
      <text:p text:style-name="Preformatted_20_Text"><text:s text:c="3"/>use by this protocol and its subsequent versions or extensions are</text:p>
      <text:p text:style-name="Preformatted_20_Text"><text:s text:c="3"/>subject to any one of the "Standards Action", "Specification</text:p>
      <text:p text:style-name="Preformatted_20_Text"><text:s text:c="3"/>Required" (which implies "Designated Expert"), or "IESG Review" IANA</text:p>
      <text:p text:style-name="Preformatted_20_Text"><text:s text:c="3"/>registration policies and should be granted in the range 1000-2999.</text:p>
      <text:p text:style-name="Preformatted_20_Text"><text:s text:c="3"/>Requests for status codes for use by libraries, frameworks, and</text:p>
      <text:p text:style-name="Preformatted_20_Text"><text:s text:c="3"/>applications are subject to the "First Come First Served" IANA</text:p>
      <text:p text:style-name="Preformatted_20_Text"><text:s text:c="3"/>registration policy and should be granted in the range 3000-3999.</text:p>
      <text:p text:style-name="Preformatted_20_Text"><text:s text:c="3"/>The range of status codes from 4000-4999 is designated for Private</text:p>
      <text:p text:style-name="Preformatted_20_Text"><text:s text:c="3"/>Use. <text:s/>Requests should indicate whether they are requesting status</text:p>
      <text:p text:style-name="Preformatted_20_Text"><text:s text:c="3"/>codes for use by the WebSocket Protocol (or a future version of the</text:p>
      <text:p text:style-name="Preformatted_20_Text"><text:s text:c="3"/>protocol), by extensions, or by libraries/frameworks/applicat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6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Status Code | Meaning <text:s text:c="8"/>| Contact <text:s text:c="6"/>| Reference |</text:p>
      <text:p text:style-name="Preformatted_20_Text"><text:s text:c="4"/>-+------------+-----------------+---------------+-----------|</text:p>
      <text:p text:style-name="Preformatted_20_Text"><text:s text:c="5"/>| 1000 <text:s text:c="6"/>| Normal Closure <text:s/>| hybi@ietf.org | RFC 6455 <text:s/>|</text:p>
      <text:p text:style-name="Preformatted_20_Text"><text:s text:c="4"/>-+------------+-----------------+---------------+-----------|</text:p>
      <text:p text:style-name="Preformatted_20_Text"><text:s text:c="5"/>| 1001 <text:s text:c="6"/>| Going Away <text:s text:c="5"/>| hybi@ietf.org | RFC 6455 <text:s/>|</text:p>
      <text:p text:style-name="Preformatted_20_Text"><text:s text:c="4"/>-+------------+-----------------+---------------+-----------|</text:p>
      <text:p text:style-name="Preformatted_20_Text"><text:s text:c="5"/>| 1002 <text:s text:c="6"/>| Protocol error <text:s/>| hybi@ietf.org | RFC 6455 <text:s/>|</text:p>
      <text:p text:style-name="Preformatted_20_Text"><text:s text:c="4"/>-+------------+-----------------+---------------+-----------|</text:p>
      <text:p text:style-name="Preformatted_20_Text"><text:s text:c="5"/>| 1003 <text:s text:c="6"/>| Unsupported Data| hybi@ietf.org | RFC 6455 <text:s/>|</text:p>
      <text:p text:style-name="Preformatted_20_Text"><text:s text:c="4"/>-+------------+-----------------+---------------+-----------|</text:p>
      <text:p text:style-name="Preformatted_20_Text"><text:s text:c="5"/>| 1004 <text:s text:c="6"/>| ---Reserved---- | hybi@ietf.org | RFC 6455 <text:s/>|</text:p>
      <text:p text:style-name="Preformatted_20_Text"><text:s text:c="4"/>-+------------+-----------------+---------------+-----------|</text:p>
      <text:p text:style-name="Preformatted_20_Text"><text:s text:c="5"/>| 1005 <text:s text:c="6"/>| No Status Rcvd <text:s/>| hybi@ietf.org | RFC 6455 <text:s/>|</text:p>
      <text:p text:style-name="Preformatted_20_Text"><text:s text:c="4"/>-+------------+-----------------+---------------+-----------|</text:p>
      <text:p text:style-name="Preformatted_20_Text"><text:s text:c="5"/>| 1006 <text:s text:c="6"/>| Abnormal Closure| hybi@ietf.org | RFC 6455 <text:s/>|</text:p>
      <text:p text:style-name="Preformatted_20_Text"><text:s text:c="4"/>-+------------+-----------------+---------------+-----------|</text:p>
      <text:p text:style-name="Preformatted_20_Text"><text:s text:c="5"/>| 1007 <text:s text:c="6"/>| Invalid frame <text:s text:c="2"/>| hybi@ietf.org | RFC 6455 <text:s/>|</text:p>
      <text:p text:style-name="Preformatted_20_Text"><text:s text:c="5"/>| <text:s text:c="11"/>| payload data <text:s text:c="3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08 <text:s text:c="6"/>| Policy Violation| hybi@ietf.org | RFC 6455 <text:s/>|</text:p>
      <text:p text:style-name="Preformatted_20_Text"><text:s text:c="4"/>-+------------+-----------------+---------------+-----------|</text:p>
      <text:p text:style-name="Preformatted_20_Text"><text:s text:c="5"/>| 1009 <text:s text:c="6"/>| Message Too Big | hybi@ietf.org | RFC 6455 <text:s/>|</text:p>
      <text:p text:style-name="Preformatted_20_Text"><text:s text:c="4"/>-+------------+-----------------+---------------+-----------|</text:p>
      <text:p text:style-name="Preformatted_20_Text"><text:s text:c="5"/>| 1010 <text:s text:c="6"/>| Mandatory Ext. <text:s/>| hybi@ietf.org | RFC 6455 <text:s/>|</text:p>
      <text:p text:style-name="Preformatted_20_Text"><text:s text:c="4"/>-+------------+-----------------+---------------+-----------|</text:p>
      <text:p text:style-name="Preformatted_20_Text"><text:s text:c="5"/>| 1011 <text:s text:c="6"/>| Internal Server | hybi@ietf.org | RFC 6455 <text:s/>|</text:p>
      <text:p text:style-name="Preformatted_20_Text"><text:s text:c="5"/>| <text:s text:c="11"/>| Error <text:s text:c="10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15 <text:s text:c="6"/>| TLS handshake <text:s text:c="2"/>| hybi@ietf.org | RFC 6455 <text:s/>|</text:p>
      <text:p text:style-name="Preformatted_20_Text"><text:s text:c="4"/>-+------------+-----------------+---------------+-----------|</text:p>
      <text:p text:style-name="Preformatted_20_Text"/>
      <text:p text:style-name="Preformatted_20_Text">11.8. <text:s/>WebSocket Opcode Registry</text:p>
      <text:p text:style-name="Preformatted_20_Text"/>
      <text:p text:style-name="Preformatted_20_Text"><text:s text:c="3"/>This specification creates a new IANA registry for WebSocket Opcodes</text:p>
      <text:p text:style-name="Preformatted_20_Text"><text:s text:c="3"/>in accordance 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Opcode</text:p>
      <text:p text:style-name="Preformatted_20_Text"><text:s text:c="6"/>The opcode denotes the frame type of the WebSocket frame, as</text:p>
      <text:p text:style-name="Preformatted_20_Text"><text:s text:c="6"/>defined in Section 5.2. <text:s/>The opcode is an integer number between 0</text:p>
      <text:p text:style-name="Preformatted_20_Text"><text:s text:c="6"/>and 15, inclusive.</text:p>
      <text:p text:style-name="Preformatted_20_Text"/>
      <text:p text:style-name="Preformatted_20_Text"><text:s text:c="3"/>Meaning</text:p>
      <text:p text:style-name="Preformatted_20_Text"><text:s text:c="6"/>The meaning of the opcode valu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Reference</text:p>
      <text:p text:style-name="Preformatted_20_Text"><text:s text:c="6"/>The specification requesting the opcode.</text:p>
      <text:p text:style-name="Preformatted_20_Text"/>
      <text:p text:style-name="Preformatted_20_Text"><text:soft-page-break/><text:s text:c="3"/>WebSocket Opcode numbers are subject to the "Standards Action" IANA</text:p>
      <text:p text:style-name="Preformatted_20_Text"><text:s text:c="3"/>registration policy [RFC5226]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Opcode <text:s/>| Meaning <text:s text:c="28"/>| Reference |</text:p>
      <text:p text:style-name="Preformatted_20_Text"><text:s text:c="4"/>-+--------+-------------------------------------+-----------|</text:p>
      <text:p text:style-name="Preformatted_20_Text"><text:s text:c="5"/>| 0 <text:s text:c="5"/>| Continuation Frame <text:s text:c="17"/>| RFC 6455 <text:s/>|</text:p>
      <text:p text:style-name="Preformatted_20_Text"><text:s text:c="4"/>-+--------+-------------------------------------+-----------|</text:p>
      <text:p text:style-name="Preformatted_20_Text"><text:s text:c="5"/>| 1 <text:s text:c="5"/>| Text Frame <text:s text:c="25"/>| RFC 6455 <text:s/>|</text:p>
      <text:p text:style-name="Preformatted_20_Text"><text:s text:c="4"/>-+--------+-------------------------------------+-----------|</text:p>
      <text:p text:style-name="Preformatted_20_Text"><text:s text:c="5"/>| 2 <text:s text:c="5"/>| Binary Frame <text:s text:c="23"/>| RFC 6455 <text:s/>|</text:p>
      <text:p text:style-name="Preformatted_20_Text"><text:s text:c="4"/>-+--------+-------------------------------------+-----------|</text:p>
      <text:p text:style-name="Preformatted_20_Text"><text:s text:c="5"/>| 8 <text:s text:c="5"/>| Connection Close Frame <text:s text:c="13"/>| RFC 6455 <text:s/>|</text:p>
      <text:p text:style-name="Preformatted_20_Text"><text:s text:c="4"/>-+--------+-------------------------------------+-----------|</text:p>
      <text:p text:style-name="Preformatted_20_Text"><text:s text:c="5"/>| 9 <text:s text:c="5"/>| Ping Frame <text:s text:c="25"/>| RFC 6455 <text:s/>|</text:p>
      <text:p text:style-name="Preformatted_20_Text"><text:s text:c="4"/>-+--------+-------------------------------------+-----------|</text:p>
      <text:p text:style-name="Preformatted_20_Text"><text:s text:c="5"/>| 10 <text:s text:c="4"/>| Pong Frame <text:s text:c="25"/>| RFC 6455 <text:s/>|</text:p>
      <text:p text:style-name="Preformatted_20_Text"><text:s text:c="4"/>-+--------+-------------------------------------+-----------|</text:p>
      <text:p text:style-name="Preformatted_20_Text"/>
      <text:p text:style-name="Preformatted_20_Text">11.9. <text:s/>WebSocket Framing Header Bits Registry</text:p>
      <text:p text:style-name="Preformatted_20_Text"/>
      <text:p text:style-name="Preformatted_20_Text"><text:s text:c="3"/>This specification creates a new IANA registry for WebSocket Framing</text:p>
      <text:p text:style-name="Preformatted_20_Text"><text:s text:c="3"/>Header Bits in accordance with the principles set out in RFC 5226</text:p>
      <text:p text:style-name="Preformatted_20_Text"><text:s text:c="3"/>[RFC5226]. <text:s/>This registry controls assignment of the bits marked</text:p>
      <text:p text:style-name="Preformatted_20_Text"><text:s text:c="3"/>RSV1, RSV2, and RSV3 in Section 5.2.</text:p>
      <text:p text:style-name="Preformatted_20_Text"/>
      <text:p text:style-name="Preformatted_20_Text"><text:s text:c="3"/>These bits are reserved for future versions or extensions of this</text:p>
      <text:p text:style-name="Preformatted_20_Text"><text:s text:c="3"/>specification.</text:p>
      <text:p text:style-name="Preformatted_20_Text"/>
      <text:p text:style-name="Preformatted_20_Text"><text:s text:c="3"/>WebSocket Framing Header Bits assignments are subject to the</text:p>
      <text:p text:style-name="Preformatted_20_Text"><text:s text:c="3"/>"Standards Action" IANA registration policy [RFC5226].</text:p>
      <text:p text:style-name="Preformatted_20_Text"/>
      <text:p text:style-name="Preformatted_20_Text">12. <text:s/>Using the WebSocket Protocol from Other Specifications</text:p>
      <text:p text:style-name="Preformatted_20_Text"/>
      <text:p text:style-name="Preformatted_20_Text"><text:s text:c="3"/>The WebSocket Protocol is intended to be used by another</text:p>
      <text:p text:style-name="Preformatted_20_Text"><text:s text:c="3"/>specification to provide a generic mechanism for dynamic author-</text:p>
      <text:p text:style-name="Preformatted_20_Text"><text:s text:c="3"/>defined content, e.g., in a specification defining a scripted API.</text:p>
      <text:p text:style-name="Preformatted_20_Text"/>
      <text:p text:style-name="Preformatted_20_Text"><text:s text:c="3"/>Such a specification first needs to _Establish a WebSocket</text:p>
      <text:p text:style-name="Preformatted_20_Text"><text:s text:c="3"/>Connection_, providing that algorithm with:</text:p>
      <text:p text:style-name="Preformatted_20_Text"/>
      <text:p text:style-name="Preformatted_20_Text"><text:s text:c="3"/>o <text:s/>The destination, consisting of a /host/ and a /port/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A /resource name/, which allows for multiple services to be</text:p>
      <text:p text:style-name="Preformatted_20_Text"><text:s text:c="6"/>identified at one host and port.</text:p>
      <text:p text:style-name="Preformatted_20_Text"/>
      <text:p text:style-name="Preformatted_20_Text"><text:s text:c="3"/>o <text:s/>A /secure/ flag, which is true if the connection is to be</text:p>
      <text:p text:style-name="Preformatted_20_Text"><text:s text:c="6"/>encrypted and false otherwise.</text:p>
      <text:p text:style-name="Preformatted_20_Text"/>
      <text:p text:style-name="Preformatted_20_Text"><text:s text:c="3"/>o <text:s/>An ASCII serialization of an origin [RFC6454] that is being made</text:p>
      <text:p text:style-name="Preformatted_20_Text"><text:s text:c="6"/>responsible for the connection.</text:p>
      <text:p text:style-name="Preformatted_20_Text"/>
      <text:p text:style-name="Preformatted_20_Text"><text:s text:c="3"/>o <text:s/>Optionally, a string identifying a protocol that is to be layered</text:p>
      <text:p text:style-name="Preformatted_20_Text"><text:s text:c="6"/>over the WebSocket connection.</text:p>
      <text:p text:style-name="Preformatted_20_Text"><text:soft-page-break/></text:p>
      <text:p text:style-name="Preformatted_20_Text"><text:s text:c="3"/>The /host/, /port/, /resource name/, and /secure/ flag are usually</text:p>
      <text:p text:style-name="Preformatted_20_Text"><text:s text:c="3"/>obtained from a URI using the steps to parse a WebSocket URI's</text:p>
      <text:p text:style-name="Preformatted_20_Text"><text:s text:c="3"/>components. <text:s/>These steps fail if the URI does not specify a</text:p>
      <text:p text:style-name="Preformatted_20_Text"><text:s text:c="3"/>WebSocket.</text:p>
      <text:p text:style-name="Preformatted_20_Text"/>
      <text:p text:style-name="Preformatted_20_Text"><text:s text:c="3"/>If at any time the connection is to be closed, then the specification</text:p>
      <text:p text:style-name="Preformatted_20_Text"><text:s text:c="3"/>needs to use the _Close the WebSocket Connection_ algorithm</text:p>
      <text:p text:style-name="Preformatted_20_Text"><text:s text:c="3"/>(Section 7.1.1).</text:p>
      <text:p text:style-name="Preformatted_20_Text"/>
      <text:p text:style-name="Preformatted_20_Text"><text:s text:c="3"/>Section 7.1.4 defines when _The WebSocket Connection is Closed_.</text:p>
      <text:p text:style-name="Preformatted_20_Text"/>
      <text:p text:style-name="Preformatted_20_Text"><text:s text:c="3"/>While a connection is open, the specification will need to handle the</text:p>
      <text:p text:style-name="Preformatted_20_Text"><text:s text:c="3"/>cases when _A WebSocket Message Has Been Received_ (Section 6.2).</text:p>
      <text:p text:style-name="Preformatted_20_Text"/>
      <text:p text:style-name="Preformatted_20_Text"><text:s text:c="3"/>To send some data /data/ to an open connection, the specification</text:p>
      <text:p text:style-name="Preformatted_20_Text"><text:s text:c="3"/>needs to _Send a WebSocket Message_ (Section 6.1).</text:p>
      <text:p text:style-name="Preformatted_20_Text"/>
      <text:p text:style-name="Preformatted_20_Text">13. <text:s/>Acknowledgements</text:p>
      <text:p text:style-name="Preformatted_20_Text"/>
      <text:p text:style-name="Preformatted_20_Text"><text:s text:c="3"/>Special thanks are due to Ian Hickson, who was the original author</text:p>
      <text:p text:style-name="Preformatted_20_Text"><text:s text:c="3"/>and editor of this protocol. <text:s/>The initial design of this</text:p>
      <text:p text:style-name="Preformatted_20_Text"><text:s text:c="3"/>specification benefitted from the participation of many people in the</text:p>
      <text:p text:style-name="Preformatted_20_Text"><text:s text:c="3"/>WHATWG and WHATWG mailing list. <text:s/>Contributions to that specification</text:p>
      <text:p text:style-name="Preformatted_20_Text"><text:s text:c="3"/>are not tracked by section, but a list of all who contributed to that</text:p>
      <text:p text:style-name="Preformatted_20_Text"><text:s text:c="3"/>specification is given in the WHATWG HTML specification at</text:p>
      <text:p text:style-name="Preformatted_20_Text"><text:s text:c="3"/>http://whatwg.org/html5.</text:p>
      <text:p text:style-name="Preformatted_20_Text"/>
      <text:p text:style-name="Preformatted_20_Text"><text:s text:c="3"/>Special thanks also to John Tamplin for providing a significant</text:p>
      <text:p text:style-name="Preformatted_20_Text"><text:s text:c="3"/>amount of text for the "Data Framing" section of this specification.</text:p>
      <text:p text:style-name="Preformatted_20_Text"/>
      <text:p text:style-name="Preformatted_20_Text"><text:s text:c="3"/>Special thanks also to Adam Barth for providing a significant amount</text:p>
      <text:p text:style-name="Preformatted_20_Text"><text:s text:c="3"/>of text and background research for the "Data Masking" section of</text:p>
      <text:p text:style-name="Preformatted_20_Text"><text:s text:c="3"/>this specifica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Special thanks to Lisa Dusseault for the Apps Area review (and for</text:p>
      <text:p text:style-name="Preformatted_20_Text"><text:s text:c="3"/>helping to start this work), Richard Barnes for the Gen-Art review,</text:p>
      <text:p text:style-name="Preformatted_20_Text"><text:s text:c="3"/>and Magnus Westerlund for the Transport Area Review. <text:s/>Special thanks</text:p>
      <text:p text:style-name="Preformatted_20_Text"><text:s text:c="3"/>to HYBI WG past and present WG chairs who tirelessly worked behind</text:p>
      <text:p text:style-name="Preformatted_20_Text"><text:s text:c="3"/>the scene to move this work toward completion: Joe Hildebrand,</text:p>
      <text:p text:style-name="Preformatted_20_Text"><text:s text:c="3"/>Salvatore Loreto, and Gabriel Montenegro. <text:s/>And last but not least,</text:p>
      <text:p text:style-name="Preformatted_20_Text"><text:s text:c="3"/>special thank you to the responsible Area Director Peter Saint-Andre.</text:p>
      <text:p text:style-name="Preformatted_20_Text"/>
      <text:p text:style-name="Preformatted_20_Text"><text:s text:c="3"/>Thank you to the following people who participated in discussions on</text:p>
      <text:p text:style-name="Preformatted_20_Text"><text:s text:c="3"/>the HYBI WG mailing list and contributed ideas and/or provided</text:p>
      <text:p text:style-name="Preformatted_20_Text"><text:s text:c="3"/>detailed reviews (the list is likely to be incomplete): Greg Wilkins,</text:p>
      <text:p text:style-name="Preformatted_20_Text"><text:s text:c="3"/>John Tamplin, Willy Tarreau, Maciej Stachowiak, Jamie Lokier, Scott</text:p>
      <text:p text:style-name="Preformatted_20_Text"><text:s text:c="3"/>Ferguson, Bjoern Hoehrmann, Julian Reschke, Dave Cridland, Andy</text:p>
      <text:p text:style-name="Preformatted_20_Text"><text:s text:c="3"/>Green, Eric Rescorla, Inaki Baz Castillo, Martin Thomson, Roberto</text:p>
      <text:p text:style-name="Preformatted_20_Text"><text:s text:c="3"/>Peon, Patrick McManus, Zhong Yu, Bruce Atherton, Takeshi Yoshino,</text:p>
      <text:p text:style-name="Preformatted_20_Text"><text:s text:c="3"/>Martin J. Duerst, James Graham, Simon Pieters, Roy T. Fielding,</text:p>
      <text:p text:style-name="Preformatted_20_Text"><text:s text:c="3"/>Mykyta Yevstifeyev, Len Holgate, Paul Colomiets, Piotr Kulaga, Brian</text:p>
      <text:p text:style-name="Preformatted_20_Text"><text:s text:c="3"/>Raymor, Jan Koehler, Joonas Lehtolahti, Sylvain Hellegouarch, Stephen</text:p>
      <text:p text:style-name="Preformatted_20_Text"><text:s text:c="3"/>Farrell, Sean Turner, Pete Resnick, Peter Thorson, Joe Mason, John</text:p>
      <text:p text:style-name="Preformatted_20_Text"><text:soft-page-break/><text:s text:c="3"/>Fallows, and Alexander Philippou. <text:s/>Note that people listed above</text:p>
      <text:p text:style-name="Preformatted_20_Text"><text:s text:c="3"/>didn't necessarily endorse the end result of this work.</text:p>
      <text:p text:style-name="Preformatted_20_Text"/>
      <text:p text:style-name="Preformatted_20_Text">14. <text:s/>References</text:p>
      <text:p text:style-name="Preformatted_20_Text"/>
      <text:p text:style-name="Preformatted_20_Text">14.1. <text:s/>Normative References</text:p>
      <text:p text:style-name="Preformatted_20_Text"/>
      <text:p text:style-name="Preformatted_20_Text"><text:s text:c="3"/>[ANSI.X3-4.1986]</text:p>
      <text:p text:style-name="Preformatted_20_Text"><text:s text:c="14"/>American National Standards Institute, "Coded Character</text:p>
      <text:p text:style-name="Preformatted_20_Text"><text:s text:c="14"/>Set - 7-bit American Standard Code for Information</text:p>
      <text:p text:style-name="Preformatted_20_Text"><text:s text:c="14"/>Interchange", ANSI X3.4, 1986.</text:p>
      <text:p text:style-name="Preformatted_20_Text"/>
      <text:p text:style-name="Preformatted_20_Text"><text:s text:c="3"/>[FIPS.180-3]</text:p>
      <text:p text:style-name="Preformatted_20_Text"><text:s text:c="14"/>National Institute of Standards and Technology, "Secure</text:p>
      <text:p text:style-name="Preformatted_20_Text"><text:s text:c="14"/>Hash Standard", FIPS PUB 180-3, October 2008,</text:p>
      <text:p text:style-name="Preformatted_20_Text"><text:s text:c="14"/>&lt;http://csrc.nist.gov/publications/fips/fips180-3/</text:p>
      <text:p text:style-name="Preformatted_20_Text"><text:s text:c="14"/>fips180-3_final.pdf&gt;.</text:p>
      <text:p text:style-name="Preformatted_20_Text"/>
      <text:p text:style-name="Preformatted_20_Text"><text:s text:c="3"/>[RFC1928] <text:s/>Leech, M., Ganis, M., Lee, Y., Kuris, R., Koblas, D., and</text:p>
      <text:p text:style-name="Preformatted_20_Text"><text:s text:c="14"/>L. Jones, "SOCKS Protocol Version 5", RFC 1928,</text:p>
      <text:p text:style-name="Preformatted_20_Text"><text:s text:c="14"/>March 1996.</text:p>
      <text:p text:style-name="Preformatted_20_Text"/>
      <text:p text:style-name="Preformatted_20_Text"><text:s text:c="3"/>[RFC2119] <text:s/>Bradner, S., "Key words for use in RFCs to Indicate</text:p>
      <text:p text:style-name="Preformatted_20_Text"><text:s text:c="14"/>Requirement Levels", BCP 14, RFC 2119, March 1997.</text:p>
      <text:p text:style-name="Preformatted_20_Text"/>
      <text:p text:style-name="Preformatted_20_Text"><text:s text:c="3"/>[RFC2616] <text:s/>Fielding, R., Gettys, J., Mogul, J., Frystyk, H.,</text:p>
      <text:p text:style-name="Preformatted_20_Text"><text:s text:c="14"/>Masinter, L., Leach, P., and T. Berners-Lee, "Hypertext</text:p>
      <text:p text:style-name="Preformatted_20_Text"><text:s text:c="14"/>Transfer Protocol -- HTTP/1.1", RFC 2616, June 1999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2817] <text:s/>Khare, R. and S. Lawrence, "Upgrading to TLS Within</text:p>
      <text:p text:style-name="Preformatted_20_Text"><text:s text:c="14"/>HTTP/1.1", RFC 2817, May 2000.</text:p>
      <text:p text:style-name="Preformatted_20_Text"/>
      <text:p text:style-name="Preformatted_20_Text"><text:s text:c="3"/>[RFC2818] <text:s/>Rescorla, E., "HTTP Over TLS", RFC 2818, May 2000.</text:p>
      <text:p text:style-name="Preformatted_20_Text"/>
      <text:p text:style-name="Preformatted_20_Text"><text:s text:c="3"/>[RFC3629] <text:s/>Yergeau, F., "UTF-8, a transformation format of ISO</text:p>
      <text:p text:style-name="Preformatted_20_Text"><text:s text:c="14"/>10646", STD 63, RFC 3629, November 2003.</text:p>
      <text:p text:style-name="Preformatted_20_Text"/>
      <text:p text:style-name="Preformatted_20_Text"><text:s text:c="3"/>[RFC3864] <text:s/>Klyne, G., Nottingham, M., and J. Mogul, "Registration</text:p>
      <text:p text:style-name="Preformatted_20_Text"><text:s text:c="14"/>Procedures for Message Header Fields", BCP 90, RFC 3864,</text:p>
      <text:p text:style-name="Preformatted_20_Text"><text:s text:c="14"/>September 2004.</text:p>
      <text:p text:style-name="Preformatted_20_Text"/>
      <text:p text:style-name="Preformatted_20_Text"><text:s text:c="3"/>[RFC3986] <text:s/>Berners-Lee, T., Fielding, R., and L. Masinter, "Uniform</text:p>
      <text:p text:style-name="Preformatted_20_Text"><text:s text:c="14"/>Resource Identifier (URI): Generic Syntax", STD 66,</text:p>
      <text:p text:style-name="Preformatted_20_Text"><text:s text:c="14"/>RFC 3986, January 2005.</text:p>
      <text:p text:style-name="Preformatted_20_Text"/>
      <text:p text:style-name="Preformatted_20_Text"><text:s text:c="3"/>[RFC3987] <text:s/>Duerst, M. and M. Suignard, "Internationalized Resource</text:p>
      <text:p text:style-name="Preformatted_20_Text"><text:s text:c="14"/>Identifiers (IRIs)", RFC 3987, January 2005.</text:p>
      <text:p text:style-name="Preformatted_20_Text"/>
      <text:p text:style-name="Preformatted_20_Text"><text:s text:c="3"/>[RFC4086] <text:s/>Eastlake, D., Schiller, J., and S. Crocker, "Randomness</text:p>
      <text:p text:style-name="Preformatted_20_Text"><text:s text:c="14"/>Requirements for Security", BCP 106, RFC 4086, June 2005.</text:p>
      <text:p text:style-name="Preformatted_20_Text"/>
      <text:p text:style-name="Preformatted_20_Text"><text:s text:c="3"/>[RFC4648] <text:s/>Josefsson, S., "The Base16, Base32, and Base64 Data</text:p>
      <text:p text:style-name="Preformatted_20_Text"><text:s text:c="14"/>Encodings", RFC 4648, October 2006.</text:p>
      <text:p text:style-name="Preformatted_20_Text"/>
      <text:p text:style-name="Preformatted_20_Text"><text:s text:c="3"/>[RFC5226] <text:s/>Narten, T. and H. Alvestrand, "Guidelines for Writing an</text:p>
      <text:p text:style-name="Preformatted_20_Text"><text:s text:c="14"/>IANA Considerations Section in RFCs", BCP 26, RFC 5226,</text:p>
      <text:p text:style-name="Preformatted_20_Text"><text:soft-page-break/><text:s text:c="14"/>May 2008.</text:p>
      <text:p text:style-name="Preformatted_20_Text"/>
      <text:p text:style-name="Preformatted_20_Text"><text:s text:c="3"/>[RFC5234] <text:s/>Crocker, D. and P. Overell, "Augmented BNF for Syntax</text:p>
      <text:p text:style-name="Preformatted_20_Text"><text:s text:c="14"/>Specifications: ABNF", STD 68, RFC 5234, January 2008.</text:p>
      <text:p text:style-name="Preformatted_20_Text"/>
      <text:p text:style-name="Preformatted_20_Text"><text:s text:c="3"/>[RFC5246] <text:s/>Dierks, T. and E. Rescorla, "The Transport Layer Security</text:p>
      <text:p text:style-name="Preformatted_20_Text"><text:s text:c="14"/>(TLS) Protocol Version 1.2", RFC 5246, August 2008.</text:p>
      <text:p text:style-name="Preformatted_20_Text"/>
      <text:p text:style-name="Preformatted_20_Text"><text:s text:c="3"/>[RFC6066] <text:s/>Eastlake, D., "Transport Layer Security (TLS) Extensions:</text:p>
      <text:p text:style-name="Preformatted_20_Text"><text:s text:c="14"/>Extension Definitions", RFC 6066, January 2011.</text:p>
      <text:p text:style-name="Preformatted_20_Text"/>
      <text:p text:style-name="Preformatted_20_Text"><text:s text:c="3"/>[RFC6454] <text:s/>Barth, A., "The Web Origin Concept", RFC 6454,</text:p>
      <text:p text:style-name="Preformatted_20_Text"><text:s text:c="14"/>December 2011.</text:p>
      <text:p text:style-name="Preformatted_20_Text"/>
      <text:p text:style-name="Preformatted_20_Text">14.2. <text:s/>Informative References</text:p>
      <text:p text:style-name="Preformatted_20_Text"/>
      <text:p text:style-name="Preformatted_20_Text"><text:s text:c="3"/>[RFC4122] <text:s/>Leach, P., Mealling, M., and R. Salz, "A Universally</text:p>
      <text:p text:style-name="Preformatted_20_Text"><text:s text:c="14"/>Unique IDentifier (UUID) URN Namespace", RFC 4122,</text:p>
      <text:p text:style-name="Preformatted_20_Text"><text:s text:c="14"/>July 2005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4270] <text:s/>Hoffman, P. and B. Schneier, "Attacks on Cryptographic</text:p>
      <text:p text:style-name="Preformatted_20_Text"><text:s text:c="14"/>Hashes in Internet Protocols", RFC 4270, November 2005.</text:p>
      <text:p text:style-name="Preformatted_20_Text"/>
      <text:p text:style-name="Preformatted_20_Text"><text:s text:c="3"/>[RFC5321] <text:s/>Klensin, J., "Simple Mail Transfer Protocol", RFC 5321,</text:p>
      <text:p text:style-name="Preformatted_20_Text"><text:s text:c="14"/>October 2008.</text:p>
      <text:p text:style-name="Preformatted_20_Text"/>
      <text:p text:style-name="Preformatted_20_Text"><text:s text:c="3"/>[RFC6202] <text:s/>Loreto, S., Saint-Andre, P., Salsano, S., and G. Wilkins,</text:p>
      <text:p text:style-name="Preformatted_20_Text"><text:s text:c="14"/>"Known Issues and Best Practices for the Use of Long</text:p>
      <text:p text:style-name="Preformatted_20_Text"><text:s text:c="14"/>Polling and Streaming in Bidirectional HTTP", RFC 6202,</text:p>
      <text:p text:style-name="Preformatted_20_Text"><text:s text:c="14"/>April 2011.</text:p>
      <text:p text:style-name="Preformatted_20_Text"/>
      <text:p text:style-name="Preformatted_20_Text"><text:s text:c="3"/>[RFC6265] <text:s/>Barth, A., "HTTP State Management Mechanism", RFC 6265,</text:p>
      <text:p text:style-name="Preformatted_20_Text"><text:s text:c="14"/>April 2011.</text:p>
      <text:p text:style-name="Preformatted_20_Text"/>
      <text:p text:style-name="Preformatted_20_Text"><text:s text:c="3"/>[TALKING] <text:s/>Huang, L-S., Chen, E., Barth, A., Rescorla, E., and C.</text:p>
      <text:p text:style-name="Preformatted_20_Text"><text:s text:c="14"/>Jackson, "Talking to Yourself for Fun and Profit", 2010,</text:p>
      <text:p text:style-name="Preformatted_20_Text"><text:s text:c="14"/>&lt;http://w2spconf.com/2011/papers/websocket.pdf&gt;.</text:p>
      <text:p text:style-name="Preformatted_20_Text"/>
      <text:p text:style-name="Preformatted_20_Text"><text:s text:c="3"/>[W3C.REC-wsc-ui-20100812]</text:p>
      <text:p text:style-name="Preformatted_20_Text"><text:s text:c="14"/>Roessler, T. and A. Saldhana, "Web Security Context: User</text:p>
      <text:p text:style-name="Preformatted_20_Text"><text:s text:c="14"/>Interface Guidelines", World Wide Web Consortium</text:p>
      <text:p text:style-name="Preformatted_20_Text"><text:s text:c="14"/>Recommendation REC-wsc-ui-20100812, August 2010,</text:p>
      <text:p text:style-name="Preformatted_20_Text"><text:s text:c="14"/>&lt;http://www.w3.org/TR/2010/REC-wsc-ui-20100812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sc-ui/&gt;.</text:p>
      <text:p text:style-name="Preformatted_20_Text"/>
      <text:p text:style-name="Preformatted_20_Text"><text:s text:c="3"/>[WSAPI] <text:s text:c="3"/>Hickson, I., "The WebSocket API", W3C Working Draft WD-</text:p>
      <text:p text:style-name="Preformatted_20_Text"><text:s text:c="14"/>websockets-20110929, September 2011,</text:p>
      <text:p text:style-name="Preformatted_20_Text"><text:s text:c="14"/>&lt;http://www.w3.org/TR/2011/WD-websockets-20110929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ebsockets/&gt;.</text:p>
      <text:p text:style-name="Preformatted_20_Text"/>
      <text:p text:style-name="Preformatted_20_Text"><text:s text:c="3"/>[XMLHttpRequest]</text:p>
      <text:p text:style-name="Preformatted_20_Text"><text:soft-page-break/><text:s text:c="14"/>van Kesteren, A., Ed., "XMLHttpRequest", W3C Candidate</text:p>
      <text:p text:style-name="Preformatted_20_Text"><text:s text:c="14"/>Recommendation CR-XMLHttpRequest-20100803, August 2010,</text:p>
      <text:p text:style-name="Preformatted_20_Text"><text:s text:c="14"/>&lt;http://www.w3.org/TR/2010/CR-XMLHttpRequest-20100803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XMLHttpRequest/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Authors' Addresses</text:p>
      <text:p text:style-name="Preformatted_20_Text"/>
      <text:p text:style-name="Preformatted_20_Text"><text:s text:c="3"/>Ian Fette</text:p>
      <text:p text:style-name="Preformatted_20_Text"><text:s text:c="3"/>Google, Inc.</text:p>
      <text:p text:style-name="Preformatted_20_Text"/>
      <text:p text:style-name="Preformatted_20_Text"><text:s text:c="3"/>EMail: ifette+ietf@google.com</text:p>
      <text:p text:style-name="Preformatted_20_Text"><text:s text:c="3"/>URI: <text:s text:c="2"/>http://www.ianfette.com/</text:p>
      <text:p text:style-name="Preformatted_20_Text"/>
      <text:p text:style-name="Preformatted_20_Text"/>
      <text:p text:style-name="Preformatted_20_Text"><text:s text:c="3"/>Alexey Melnikov</text:p>
      <text:p text:style-name="Preformatted_20_Text"><text:s text:c="3"/>Isode Ltd.</text:p>
      <text:p text:style-name="Preformatted_20_Text"><text:s text:c="3"/>5 Castle Business Village</text:p>
      <text:p text:style-name="Preformatted_20_Text"><text:s text:c="3"/>36 Station Road</text:p>
      <text:p text:style-name="Preformatted_20_Text"><text:s text:c="3"/>Hampton, Middlesex <text:s/>TW12 2BX</text:p>
      <text:p text:style-name="Preformatted_20_Text"><text:s text:c="3"/>UK</text:p>
      <text:p text:style-name="Preformatted_20_Text"/>
      <text:p text:style-name="Preformatted_20_Text"><text:s text:c="3"/>EMail: Alexey.Melnikov@isode.com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1]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9:47:11.695983248</meta:creation-date>
    <dc:date>2024-02-16T20:51:54.629766253</dc:date>
    <meta:editing-duration>PT10H11M4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63" meta:paragraph-count="2719" meta:word-count="23179" meta:character-count="158017" meta:non-whitespace-character-count="118569"/>
  </office:meta>
</office:document-meta>
</file>